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6" style:family="table">
      <style:table-properties style:width="15.713cm" fo:margin-left="1.277cm" fo:margin-right="0.011cm" table:align="margins"/>
    </style:style>
    <style:style style:name="Tabela6.A" style:family="table-column">
      <style:table-column-properties style:column-width="7.856cm" style:rel-column-width="32767*"/>
    </style:style>
    <style:style style:name="Tabela6.B" style:family="table-column">
      <style:table-column-properties style:column-width="7.856cm" style:rel-column-width="32768*"/>
    </style:style>
    <style:style style:name="Tabe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.B1" style:family="table-cell">
      <style:table-cell-properties fo:padding="0.097cm" fo:border="0.002cm solid #000000"/>
    </style:style>
    <style:style style:name="Tabela6.A2" style:family="table-cell">
      <style:table-cell-properties fo:padding="0.097cm" fo:border-left="0.002cm solid #000000" fo:border-right="none" fo:border-top="none" fo:border-bottom="0.002cm solid #000000"/>
    </style:style>
    <style:style style:name="Tabela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90" style:family="table">
      <style:table-properties style:width="17.027cm" fo:margin-left="-0.023cm" fo:margin-right="-0.004cm" table:align="margins"/>
    </style:style>
    <style:style style:name="Tabela90.A" style:family="table-column">
      <style:table-column-properties style:column-width="4.279cm" style:rel-column-width="16470*"/>
    </style:style>
    <style:style style:name="Tabela90.B" style:family="table-column">
      <style:table-column-properties style:column-width="4.249cm" style:rel-column-width="16354*"/>
    </style:style>
    <style:style style:name="Tabela90.D" style:family="table-column">
      <style:table-column-properties style:column-width="4.249cm" style:rel-column-width="16357*"/>
    </style:style>
    <style:style style:name="Tabela90.1" style:family="table-row">
      <style:table-row-properties style:min-row-height="0.728cm"/>
    </style:style>
    <style:style style:name="Tabela9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0.D1" style:family="table-cell">
      <style:table-cell-properties fo:padding="0.097cm" fo:border="0.002cm solid #000000"/>
    </style:style>
    <style:style style:name="Tabela91" style:family="table">
      <style:table-properties style:width="17cm" table:align="margins"/>
    </style:style>
    <style:style style:name="Tabela91.A" style:family="table-column">
      <style:table-column-properties style:column-width="5.66cm" style:rel-column-width="21820*"/>
    </style:style>
    <style:style style:name="Tabela91.C" style:family="table-column">
      <style:table-column-properties style:column-width="5.68cm" style:rel-column-width="21895*"/>
    </style:style>
    <style:style style:name="Tabela9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1.C1" style:family="table-cell">
      <style:table-cell-properties fo:padding="0.097cm" fo:border="0.002cm solid #000000"/>
    </style:style>
    <style:style style:name="Tabela74" style:family="table">
      <style:table-properties style:width="17cm" table:align="margins"/>
    </style:style>
    <style:style style:name="Tabela74.A" style:family="table-column">
      <style:table-column-properties style:column-width="3.399cm" style:rel-column-width="13106*"/>
    </style:style>
    <style:style style:name="Tabela74.C" style:family="table-column">
      <style:table-column-properties style:column-width="3.401cm" style:rel-column-width="13107*"/>
    </style:style>
    <style:style style:name="Tabela74.E" style:family="table-column">
      <style:table-column-properties style:column-width="3.401cm" style:rel-column-width="13110*"/>
    </style:style>
    <style:style style:name="Tabela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4.E1" style:family="table-cell">
      <style:table-cell-properties fo:padding="0.097cm" fo:border="0.002cm solid #000000"/>
    </style:style>
    <style:style style:name="Tabela89" style:family="table">
      <style:table-properties style:width="17cm" table:align="margins"/>
    </style:style>
    <style:style style:name="Tabela89.A" style:family="table-column">
      <style:table-column-properties style:column-width="5.66cm" style:rel-column-width="21820*"/>
    </style:style>
    <style:style style:name="Tabela89.C" style:family="table-column">
      <style:table-column-properties style:column-width="5.68cm" style:rel-column-width="21895*"/>
    </style:style>
    <style:style style:name="Tabela8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9.C1" style:family="table-cell">
      <style:table-cell-properties fo:padding="0.097cm" fo:border="0.002cm solid #000000"/>
    </style:style>
    <style:style style:name="Tabela152" style:family="table">
      <style:table-properties style:width="17.027cm" fo:margin-left="-0.023cm" fo:margin-right="-0.004cm" table:align="margins"/>
    </style:style>
    <style:style style:name="Tabela152.A" style:family="table-column">
      <style:table-column-properties style:column-width="4.279cm" style:rel-column-width="16470*"/>
    </style:style>
    <style:style style:name="Tabela152.B" style:family="table-column">
      <style:table-column-properties style:column-width="4.249cm" style:rel-column-width="16354*"/>
    </style:style>
    <style:style style:name="Tabela152.D" style:family="table-column">
      <style:table-column-properties style:column-width="4.249cm" style:rel-column-width="16357*"/>
    </style:style>
    <style:style style:name="Tabela152.1" style:family="table-row">
      <style:table-row-properties style:min-row-height="0.728cm"/>
    </style:style>
    <style:style style:name="Tabela1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2.D1" style:family="table-cell">
      <style:table-cell-properties fo:padding="0.097cm" fo:border="0.002cm solid #000000"/>
    </style:style>
    <style:style style:name="Tabela153" style:family="table">
      <style:table-properties style:width="17cm" table:align="margins"/>
    </style:style>
    <style:style style:name="Tabela153.A" style:family="table-column">
      <style:table-column-properties style:column-width="5.66cm" style:rel-column-width="21820*"/>
    </style:style>
    <style:style style:name="Tabela153.C" style:family="table-column">
      <style:table-column-properties style:column-width="5.68cm" style:rel-column-width="21895*"/>
    </style:style>
    <style:style style:name="Tabela1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3.C1" style:family="table-cell">
      <style:table-cell-properties fo:padding="0.097cm" fo:border="0.002cm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3.399cm" style:rel-column-width="13106*"/>
    </style:style>
    <style:style style:name="Tabela5.C" style:family="table-column">
      <style:table-column-properties style:column-width="3.401cm" style:rel-column-width="13107*"/>
    </style:style>
    <style:style style:name="Tabela5.E" style:family="table-column">
      <style:table-column-properties style:column-width="3.401cm" style:rel-column-width="13110*"/>
    </style:style>
    <style:style style:name="Tabe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.E1" style:family="table-cell">
      <style:table-cell-properties fo:padding="0.097cm" fo:border="0.002cm solid #000000"/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4.249cm" style:rel-column-width="16383*"/>
    </style:style>
    <style:style style:name="Tabela7.B" style:family="table-column">
      <style:table-column-properties style:column-width="4.251cm" style:rel-column-width="16384*"/>
    </style:style>
    <style:style style:name="Tabela7.1" style:family="table-row">
      <style:table-row-properties style:min-row-height="0.728cm"/>
    </style:style>
    <style:style style:name="Tabe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.D1" style:family="table-cell">
      <style:table-cell-properties fo:padding="0.097cm" fo:border="0.002cm solid #000000"/>
    </style:style>
    <style:style style:name="Tabela44" style:family="table">
      <style:table-properties style:width="17cm" table:align="margins"/>
    </style:style>
    <style:style style:name="Tabela44.A" style:family="table-column">
      <style:table-column-properties style:column-width="3.399cm" style:rel-column-width="13106*"/>
    </style:style>
    <style:style style:name="Tabela44.C" style:family="table-column">
      <style:table-column-properties style:column-width="3.401cm" style:rel-column-width="13107*"/>
    </style:style>
    <style:style style:name="Tabela44.E" style:family="table-column">
      <style:table-column-properties style:column-width="3.401cm" style:rel-column-width="13110*"/>
    </style:style>
    <style:style style:name="Tabela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4.E1" style:family="table-cell">
      <style:table-cell-properties fo:padding="0.097cm" fo:border="0.002cm solid #000000"/>
    </style:style>
    <style:style style:name="Tabela45" style:family="table">
      <style:table-properties style:width="17cm" table:align="margins"/>
    </style:style>
    <style:style style:name="Tabela45.A" style:family="table-column">
      <style:table-column-properties style:column-width="5.66cm" style:rel-column-width="21820*"/>
    </style:style>
    <style:style style:name="Tabela45.C" style:family="table-column">
      <style:table-column-properties style:column-width="5.68cm" style:rel-column-width="21895*"/>
    </style:style>
    <style:style style:name="Tabela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5.C1" style:family="table-cell">
      <style:table-cell-properties fo:padding="0.097cm" fo:border="0.002cm solid #000000"/>
    </style:style>
    <style:style style:name="Tabela8" style:family="table">
      <style:table-properties style:width="17cm" table:align="margins"/>
    </style:style>
    <style:style style:name="Tabela8.A" style:family="table-column">
      <style:table-column-properties style:column-width="2.833cm" style:rel-column-width="10922*"/>
    </style:style>
    <style:style style:name="Tabela8.C" style:family="table-column">
      <style:table-column-properties style:column-width="2.833cm" style:rel-column-width="10923*"/>
    </style:style>
    <style:style style:name="Tabe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.F1" style:family="table-cell">
      <style:table-cell-properties fo:padding="0.097cm" fo:border="0.002cm solid #000000"/>
    </style:style>
    <style:style style:name="Tabela9" style:family="table">
      <style:table-properties style:width="17cm" table:align="margins"/>
    </style:style>
    <style:style style:name="Tabela9.A" style:family="table-column">
      <style:table-column-properties style:column-width="5.66cm" style:rel-column-width="21820*"/>
    </style:style>
    <style:style style:name="Tabela9.C" style:family="table-column">
      <style:table-column-properties style:column-width="5.68cm" style:rel-column-width="21895*"/>
    </style:style>
    <style:style style:name="Tabe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.C1" style:family="table-cell">
      <style:table-cell-properties fo:padding="0.097cm" fo:border="0.002cm solid #000000"/>
    </style:style>
    <style:style style:name="Tabela46" style:family="table">
      <style:table-properties style:width="17cm" table:align="margins"/>
    </style:style>
    <style:style style:name="Tabela46.A" style:family="table-column">
      <style:table-column-properties style:column-width="2.833cm" style:rel-column-width="10922*"/>
    </style:style>
    <style:style style:name="Tabela46.C" style:family="table-column">
      <style:table-column-properties style:column-width="2.833cm" style:rel-column-width="10923*"/>
    </style:style>
    <style:style style:name="Tabela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6.F1" style:family="table-cell">
      <style:table-cell-properties fo:padding="0.097cm" fo:border="0.002cm solid #000000"/>
    </style:style>
    <style:style style:name="Tabela47" style:family="table">
      <style:table-properties style:width="17cm" table:align="margins"/>
    </style:style>
    <style:style style:name="Tabela47.A" style:family="table-column">
      <style:table-column-properties style:column-width="5.66cm" style:rel-column-width="21820*"/>
    </style:style>
    <style:style style:name="Tabela47.C" style:family="table-column">
      <style:table-column-properties style:column-width="5.68cm" style:rel-column-width="21895*"/>
    </style:style>
    <style:style style:name="Tabela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7.C1" style:family="table-cell">
      <style:table-cell-properties fo:padding="0.097cm" fo:border="0.002cm solid #000000"/>
    </style:style>
    <style:style style:name="Tabela48" style:family="table">
      <style:table-properties style:width="17cm" table:align="margins"/>
    </style:style>
    <style:style style:name="Tabela48.A" style:family="table-column">
      <style:table-column-properties style:column-width="3.399cm" style:rel-column-width="13106*"/>
    </style:style>
    <style:style style:name="Tabela48.C" style:family="table-column">
      <style:table-column-properties style:column-width="3.401cm" style:rel-column-width="13107*"/>
    </style:style>
    <style:style style:name="Tabela48.E" style:family="table-column">
      <style:table-column-properties style:column-width="3.401cm" style:rel-column-width="13110*"/>
    </style:style>
    <style:style style:name="Tabela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8.E1" style:family="table-cell">
      <style:table-cell-properties fo:padding="0.097cm" fo:border="0.002cm solid #000000"/>
    </style:style>
    <style:style style:name="Tabela49" style:family="table">
      <style:table-properties style:width="17cm" table:align="margins"/>
    </style:style>
    <style:style style:name="Tabela49.A" style:family="table-column">
      <style:table-column-properties style:column-width="5.66cm" style:rel-column-width="21820*"/>
    </style:style>
    <style:style style:name="Tabela49.C" style:family="table-column">
      <style:table-column-properties style:column-width="5.68cm" style:rel-column-width="21895*"/>
    </style:style>
    <style:style style:name="Tabela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49.C1" style:family="table-cell">
      <style:table-cell-properties fo:padding="0.097cm" fo:border="0.002cm solid #000000"/>
    </style:style>
    <style:style style:name="Tabela50" style:family="table">
      <style:table-properties style:width="17cm" table:align="margins"/>
    </style:style>
    <style:style style:name="Tabela50.A" style:family="table-column">
      <style:table-column-properties style:column-width="2.833cm" style:rel-column-width="10922*"/>
    </style:style>
    <style:style style:name="Tabela50.C" style:family="table-column">
      <style:table-column-properties style:column-width="2.833cm" style:rel-column-width="10923*"/>
    </style:style>
    <style:style style:name="Tabela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0.F1" style:family="table-cell">
      <style:table-cell-properties fo:padding="0.097cm" fo:border="0.002cm solid #000000"/>
    </style:style>
    <style:style style:name="Tabela51" style:family="table">
      <style:table-properties style:width="17cm" table:align="margins"/>
    </style:style>
    <style:style style:name="Tabela51.A" style:family="table-column">
      <style:table-column-properties style:column-width="5.66cm" style:rel-column-width="21820*"/>
    </style:style>
    <style:style style:name="Tabela51.C" style:family="table-column">
      <style:table-column-properties style:column-width="5.68cm" style:rel-column-width="21895*"/>
    </style:style>
    <style:style style:name="Tabela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1.C1" style:family="table-cell">
      <style:table-cell-properties fo:padding="0.097cm" fo:border="0.002cm solid #000000"/>
    </style:style>
    <style:style style:name="Tabela52" style:family="table">
      <style:table-properties style:width="17cm" table:align="margins"/>
    </style:style>
    <style:style style:name="Tabela52.A" style:family="table-column">
      <style:table-column-properties style:column-width="3.399cm" style:rel-column-width="13106*"/>
    </style:style>
    <style:style style:name="Tabela52.C" style:family="table-column">
      <style:table-column-properties style:column-width="3.401cm" style:rel-column-width="13107*"/>
    </style:style>
    <style:style style:name="Tabela52.E" style:family="table-column">
      <style:table-column-properties style:column-width="3.401cm" style:rel-column-width="13110*"/>
    </style:style>
    <style:style style:name="Tabela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2.E1" style:family="table-cell">
      <style:table-cell-properties fo:padding="0.097cm" fo:border="0.002cm solid #000000"/>
    </style:style>
    <style:style style:name="Tabela53" style:family="table">
      <style:table-properties style:width="17.027cm" fo:margin-left="-0.023cm" fo:margin-right="-0.004cm" table:align="margins"/>
    </style:style>
    <style:style style:name="Tabela53.A" style:family="table-column">
      <style:table-column-properties style:column-width="4.279cm" style:rel-column-width="16470*"/>
    </style:style>
    <style:style style:name="Tabela53.B" style:family="table-column">
      <style:table-column-properties style:column-width="4.249cm" style:rel-column-width="16354*"/>
    </style:style>
    <style:style style:name="Tabela53.D" style:family="table-column">
      <style:table-column-properties style:column-width="4.249cm" style:rel-column-width="16357*"/>
    </style:style>
    <style:style style:name="Tabela53.1" style:family="table-row">
      <style:table-row-properties style:min-row-height="0.728cm"/>
    </style:style>
    <style:style style:name="Tabela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3.D1" style:family="table-cell">
      <style:table-cell-properties fo:padding="0.097cm" fo:border="0.002cm solid #000000"/>
    </style:style>
    <style:style style:name="Tabela88" style:family="table">
      <style:table-properties style:width="17cm" table:align="margins"/>
    </style:style>
    <style:style style:name="Tabela88.A" style:family="table-column">
      <style:table-column-properties style:column-width="2.429cm" style:rel-column-width="9361*"/>
    </style:style>
    <style:style style:name="Tabela88.C" style:family="table-column">
      <style:table-column-properties style:column-width="2.429cm" style:rel-column-width="9362*"/>
    </style:style>
    <style:style style:name="Tabela88.G" style:family="table-column">
      <style:table-column-properties style:column-width="2.429cm" style:rel-column-width="9365*"/>
    </style:style>
    <style:style style:name="Tabela8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8.G1" style:family="table-cell">
      <style:table-cell-properties fo:padding="0.097cm" fo:border="0.002cm solid #000000"/>
    </style:style>
    <style:style style:name="Tabela55" style:family="table">
      <style:table-properties style:width="17cm" table:align="margins"/>
    </style:style>
    <style:style style:name="Tabela55.A" style:family="table-column">
      <style:table-column-properties style:column-width="5.66cm" style:rel-column-width="21820*"/>
    </style:style>
    <style:style style:name="Tabela55.C" style:family="table-column">
      <style:table-column-properties style:column-width="5.68cm" style:rel-column-width="21895*"/>
    </style:style>
    <style:style style:name="Tabela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5.C1" style:family="table-cell">
      <style:table-cell-properties fo:padding="0.097cm" fo:border="0.002cm solid #000000"/>
    </style:style>
    <style:style style:name="Tabela56" style:family="table">
      <style:table-properties style:width="17cm" table:align="margins"/>
    </style:style>
    <style:style style:name="Tabela56.A" style:family="table-column">
      <style:table-column-properties style:column-width="3.399cm" style:rel-column-width="13106*"/>
    </style:style>
    <style:style style:name="Tabela56.C" style:family="table-column">
      <style:table-column-properties style:column-width="3.401cm" style:rel-column-width="13107*"/>
    </style:style>
    <style:style style:name="Tabela56.E" style:family="table-column">
      <style:table-column-properties style:column-width="3.401cm" style:rel-column-width="13110*"/>
    </style:style>
    <style:style style:name="Tabela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6.E1" style:family="table-cell">
      <style:table-cell-properties fo:padding="0.097cm" fo:border="0.002cm solid #000000"/>
    </style:style>
    <style:style style:name="Tabela57" style:family="table">
      <style:table-properties style:width="17cm" table:align="margins"/>
    </style:style>
    <style:style style:name="Tabela57.A" style:family="table-column">
      <style:table-column-properties style:column-width="4.249cm" style:rel-column-width="16383*"/>
    </style:style>
    <style:style style:name="Tabela57.B" style:family="table-column">
      <style:table-column-properties style:column-width="4.251cm" style:rel-column-width="16384*"/>
    </style:style>
    <style:style style:name="Tabela57.1" style:family="table-row">
      <style:table-row-properties style:min-row-height="0.728cm"/>
    </style:style>
    <style:style style:name="Tabela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7.D1" style:family="table-cell">
      <style:table-cell-properties fo:padding="0.097cm" fo:border="0.002cm solid #000000"/>
    </style:style>
    <style:style style:name="Tabela54" style:family="table">
      <style:table-properties style:width="17cm" table:align="margins"/>
    </style:style>
    <style:style style:name="Tabela54.A" style:family="table-column">
      <style:table-column-properties style:column-width="2.429cm" style:rel-column-width="9361*"/>
    </style:style>
    <style:style style:name="Tabela54.C" style:family="table-column">
      <style:table-column-properties style:column-width="2.429cm" style:rel-column-width="9362*"/>
    </style:style>
    <style:style style:name="Tabela54.G" style:family="table-column">
      <style:table-column-properties style:column-width="2.429cm" style:rel-column-width="9365*"/>
    </style:style>
    <style:style style:name="Tabela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4.G1" style:family="table-cell">
      <style:table-cell-properties fo:padding="0.097cm" fo:border="0.002cm solid #000000"/>
    </style:style>
    <style:style style:name="Tabela59" style:family="table">
      <style:table-properties style:width="17cm" table:align="margins"/>
    </style:style>
    <style:style style:name="Tabela59.A" style:family="table-column">
      <style:table-column-properties style:column-width="5.66cm" style:rel-column-width="21820*"/>
    </style:style>
    <style:style style:name="Tabela59.C" style:family="table-column">
      <style:table-column-properties style:column-width="5.68cm" style:rel-column-width="21895*"/>
    </style:style>
    <style:style style:name="Tabela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9.C1" style:family="table-cell">
      <style:table-cell-properties fo:padding="0.097cm" fo:border="0.002cm solid #000000"/>
    </style:style>
    <style:style style:name="Tabela60" style:family="table">
      <style:table-properties style:width="17cm" table:align="margins"/>
    </style:style>
    <style:style style:name="Tabela60.A" style:family="table-column">
      <style:table-column-properties style:column-width="3.399cm" style:rel-column-width="13106*"/>
    </style:style>
    <style:style style:name="Tabela60.C" style:family="table-column">
      <style:table-column-properties style:column-width="3.401cm" style:rel-column-width="13107*"/>
    </style:style>
    <style:style style:name="Tabela60.E" style:family="table-column">
      <style:table-column-properties style:column-width="3.401cm" style:rel-column-width="13110*"/>
    </style:style>
    <style:style style:name="Tabela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0.E1" style:family="table-cell">
      <style:table-cell-properties fo:padding="0.097cm" fo:border="0.002cm solid #000000"/>
    </style:style>
    <style:style style:name="Tabela61" style:family="table">
      <style:table-properties style:width="17.043cm" fo:margin-left="-0.037cm" fo:margin-right="-0.005cm" table:align="margins"/>
    </style:style>
    <style:style style:name="Tabela61.A" style:family="table-column">
      <style:table-column-properties style:column-width="5.711cm" style:rel-column-width="21962*"/>
    </style:style>
    <style:style style:name="Tabela61.B" style:family="table-column">
      <style:table-column-properties style:column-width="5.644cm" style:rel-column-width="21704*"/>
    </style:style>
    <style:style style:name="Tabela61.C" style:family="table-column">
      <style:table-column-properties style:column-width="5.687cm" style:rel-column-width="21869*"/>
    </style:style>
    <style:style style:name="Tabela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1.C1" style:family="table-cell">
      <style:table-cell-properties fo:padding="0.097cm" fo:border="0.002cm solid #000000"/>
    </style:style>
    <style:style style:name="Tabela62" style:family="table">
      <style:table-properties style:width="17cm" table:align="margins"/>
    </style:style>
    <style:style style:name="Tabela62.A" style:family="table-column">
      <style:table-column-properties style:column-width="2.833cm" style:rel-column-width="10922*"/>
    </style:style>
    <style:style style:name="Tabela62.C" style:family="table-column">
      <style:table-column-properties style:column-width="2.833cm" style:rel-column-width="10923*"/>
    </style:style>
    <style:style style:name="Tabela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2.F1" style:family="table-cell">
      <style:table-cell-properties fo:padding="0.097cm" fo:border="0.002cm solid #000000"/>
    </style:style>
    <style:style style:name="Tabela63" style:family="table">
      <style:table-properties style:width="17cm" table:align="margins"/>
    </style:style>
    <style:style style:name="Tabela63.A" style:family="table-column">
      <style:table-column-properties style:column-width="5.66cm" style:rel-column-width="21820*"/>
    </style:style>
    <style:style style:name="Tabela63.C" style:family="table-column">
      <style:table-column-properties style:column-width="5.68cm" style:rel-column-width="21895*"/>
    </style:style>
    <style:style style:name="Tabela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3.C1" style:family="table-cell">
      <style:table-cell-properties fo:padding="0.097cm" fo:border="0.002cm solid #000000"/>
    </style:style>
    <style:style style:name="Tabela64" style:family="table">
      <style:table-properties style:width="17cm" table:align="margins"/>
    </style:style>
    <style:style style:name="Tabela64.A" style:family="table-column">
      <style:table-column-properties style:column-width="3.399cm" style:rel-column-width="13106*"/>
    </style:style>
    <style:style style:name="Tabela64.C" style:family="table-column">
      <style:table-column-properties style:column-width="3.401cm" style:rel-column-width="13107*"/>
    </style:style>
    <style:style style:name="Tabela64.E" style:family="table-column">
      <style:table-column-properties style:column-width="3.401cm" style:rel-column-width="13110*"/>
    </style:style>
    <style:style style:name="Tabela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4.E1" style:family="table-cell">
      <style:table-cell-properties fo:padding="0.097cm" fo:border="0.002cm solid #000000"/>
    </style:style>
    <style:style style:name="Tabela65" style:family="table">
      <style:table-properties style:width="17.043cm" fo:margin-left="-0.037cm" fo:margin-right="-0.005cm" table:align="margins"/>
    </style:style>
    <style:style style:name="Tabela65.A" style:family="table-column">
      <style:table-column-properties style:column-width="5.711cm" style:rel-column-width="21962*"/>
    </style:style>
    <style:style style:name="Tabela65.B" style:family="table-column">
      <style:table-column-properties style:column-width="5.644cm" style:rel-column-width="21704*"/>
    </style:style>
    <style:style style:name="Tabela65.C" style:family="table-column">
      <style:table-column-properties style:column-width="5.687cm" style:rel-column-width="21869*"/>
    </style:style>
    <style:style style:name="Tabela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5.C1" style:family="table-cell">
      <style:table-cell-properties fo:padding="0.097cm" fo:border="0.002cm solid #000000"/>
    </style:style>
    <style:style style:name="Tabela66" style:family="table">
      <style:table-properties style:width="17cm" table:align="margins"/>
    </style:style>
    <style:style style:name="Tabela66.A" style:family="table-column">
      <style:table-column-properties style:column-width="2.833cm" style:rel-column-width="10922*"/>
    </style:style>
    <style:style style:name="Tabela66.C" style:family="table-column">
      <style:table-column-properties style:column-width="2.833cm" style:rel-column-width="10923*"/>
    </style:style>
    <style:style style:name="Tabela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6.F1" style:family="table-cell">
      <style:table-cell-properties fo:padding="0.097cm" fo:border="0.002cm solid #000000"/>
    </style:style>
    <style:style style:name="Tabela67" style:family="table">
      <style:table-properties style:width="17cm" table:align="margins"/>
    </style:style>
    <style:style style:name="Tabela67.A" style:family="table-column">
      <style:table-column-properties style:column-width="5.66cm" style:rel-column-width="21820*"/>
    </style:style>
    <style:style style:name="Tabela67.C" style:family="table-column">
      <style:table-column-properties style:column-width="5.68cm" style:rel-column-width="21895*"/>
    </style:style>
    <style:style style:name="Tabela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7.C1" style:family="table-cell">
      <style:table-cell-properties fo:padding="0.097cm" fo:border="0.002cm solid #000000"/>
    </style:style>
    <style:style style:name="Tabela68" style:family="table">
      <style:table-properties style:width="17cm" table:align="margins"/>
    </style:style>
    <style:style style:name="Tabela68.A" style:family="table-column">
      <style:table-column-properties style:column-width="3.399cm" style:rel-column-width="13106*"/>
    </style:style>
    <style:style style:name="Tabela68.C" style:family="table-column">
      <style:table-column-properties style:column-width="3.401cm" style:rel-column-width="13107*"/>
    </style:style>
    <style:style style:name="Tabela68.E" style:family="table-column">
      <style:table-column-properties style:column-width="3.401cm" style:rel-column-width="13110*"/>
    </style:style>
    <style:style style:name="Tabela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8.E1" style:family="table-cell">
      <style:table-cell-properties fo:padding="0.097cm" fo:border="0.002cm solid #000000"/>
    </style:style>
    <style:style style:name="Tabela69" style:family="table">
      <style:table-properties style:width="17.043cm" fo:margin-left="-0.037cm" fo:margin-right="-0.005cm" table:align="margins"/>
    </style:style>
    <style:style style:name="Tabela69.A" style:family="table-column">
      <style:table-column-properties style:column-width="5.711cm" style:rel-column-width="21962*"/>
    </style:style>
    <style:style style:name="Tabela69.B" style:family="table-column">
      <style:table-column-properties style:column-width="5.644cm" style:rel-column-width="21704*"/>
    </style:style>
    <style:style style:name="Tabela69.C" style:family="table-column">
      <style:table-column-properties style:column-width="5.687cm" style:rel-column-width="21869*"/>
    </style:style>
    <style:style style:name="Tabela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69.C1" style:family="table-cell">
      <style:table-cell-properties fo:padding="0.097cm" fo:border="0.002cm solid #000000"/>
    </style:style>
    <style:style style:name="Tabela70" style:family="table">
      <style:table-properties style:width="17cm" table:align="margins"/>
    </style:style>
    <style:style style:name="Tabela70.A" style:family="table-column">
      <style:table-column-properties style:column-width="2.833cm" style:rel-column-width="10922*"/>
    </style:style>
    <style:style style:name="Tabela70.C" style:family="table-column">
      <style:table-column-properties style:column-width="2.833cm" style:rel-column-width="10923*"/>
    </style:style>
    <style:style style:name="Tabela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0.F1" style:family="table-cell">
      <style:table-cell-properties fo:padding="0.097cm" fo:border="0.002cm solid #000000"/>
    </style:style>
    <style:style style:name="Tabela71" style:family="table">
      <style:table-properties style:width="17cm" table:align="margins"/>
    </style:style>
    <style:style style:name="Tabela71.A" style:family="table-column">
      <style:table-column-properties style:column-width="5.66cm" style:rel-column-width="21820*"/>
    </style:style>
    <style:style style:name="Tabela71.C" style:family="table-column">
      <style:table-column-properties style:column-width="5.68cm" style:rel-column-width="21895*"/>
    </style:style>
    <style:style style:name="Tabela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1.C1" style:family="table-cell">
      <style:table-cell-properties fo:padding="0.097cm" fo:border="0.002cm solid #000000"/>
    </style:style>
    <style:style style:name="Tabela72" style:family="table">
      <style:table-properties style:width="17cm" table:align="margins"/>
    </style:style>
    <style:style style:name="Tabela72.A" style:family="table-column">
      <style:table-column-properties style:column-width="3.399cm" style:rel-column-width="13106*"/>
    </style:style>
    <style:style style:name="Tabela72.C" style:family="table-column">
      <style:table-column-properties style:column-width="3.401cm" style:rel-column-width="13107*"/>
    </style:style>
    <style:style style:name="Tabela72.E" style:family="table-column">
      <style:table-column-properties style:column-width="3.401cm" style:rel-column-width="13110*"/>
    </style:style>
    <style:style style:name="Tabela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2.E1" style:family="table-cell">
      <style:table-cell-properties fo:padding="0.097cm" fo:border="0.002cm solid #000000"/>
    </style:style>
    <style:style style:name="Tabela73" style:family="table">
      <style:table-properties style:width="17cm" table:align="margins"/>
    </style:style>
    <style:style style:name="Tabela73.A" style:family="table-column">
      <style:table-column-properties style:column-width="4.249cm" style:rel-column-width="16383*"/>
    </style:style>
    <style:style style:name="Tabela73.B" style:family="table-column">
      <style:table-column-properties style:column-width="4.251cm" style:rel-column-width="16384*"/>
    </style:style>
    <style:style style:name="Tabela73.1" style:family="table-row">
      <style:table-row-properties style:min-row-height="0.728cm"/>
    </style:style>
    <style:style style:name="Tabela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3.D1" style:family="table-cell">
      <style:table-cell-properties fo:padding="0.097cm" fo:border="0.002cm solid #000000"/>
    </style:style>
    <style:style style:name="Tabela58" style:family="table">
      <style:table-properties style:width="17cm" table:align="margins"/>
    </style:style>
    <style:style style:name="Tabela58.A" style:family="table-column">
      <style:table-column-properties style:column-width="2.429cm" style:rel-column-width="9361*"/>
    </style:style>
    <style:style style:name="Tabela58.C" style:family="table-column">
      <style:table-column-properties style:column-width="2.429cm" style:rel-column-width="9362*"/>
    </style:style>
    <style:style style:name="Tabela58.G" style:family="table-column">
      <style:table-column-properties style:column-width="2.429cm" style:rel-column-width="9365*"/>
    </style:style>
    <style:style style:name="Tabela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58.G1" style:family="table-cell">
      <style:table-cell-properties fo:padding="0.097cm" fo:border="0.002cm solid #000000"/>
    </style:style>
    <style:style style:name="Tabela75" style:family="table">
      <style:table-properties style:width="17cm" table:align="margins"/>
    </style:style>
    <style:style style:name="Tabela75.A" style:family="table-column">
      <style:table-column-properties style:column-width="5.66cm" style:rel-column-width="21820*"/>
    </style:style>
    <style:style style:name="Tabela75.C" style:family="table-column">
      <style:table-column-properties style:column-width="5.68cm" style:rel-column-width="21895*"/>
    </style:style>
    <style:style style:name="Tabela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5.C1" style:family="table-cell">
      <style:table-cell-properties fo:padding="0.097cm" fo:border="0.002cm solid #000000"/>
    </style:style>
    <style:style style:name="Tabela76" style:family="table">
      <style:table-properties style:width="17cm" table:align="margins"/>
    </style:style>
    <style:style style:name="Tabela76.A" style:family="table-column">
      <style:table-column-properties style:column-width="3.399cm" style:rel-column-width="13106*"/>
    </style:style>
    <style:style style:name="Tabela76.C" style:family="table-column">
      <style:table-column-properties style:column-width="3.401cm" style:rel-column-width="13107*"/>
    </style:style>
    <style:style style:name="Tabela76.E" style:family="table-column">
      <style:table-column-properties style:column-width="3.401cm" style:rel-column-width="13110*"/>
    </style:style>
    <style:style style:name="Tabela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6.E1" style:family="table-cell">
      <style:table-cell-properties fo:padding="0.097cm" fo:border="0.002cm solid #000000"/>
    </style:style>
    <style:style style:name="Tabela77" style:family="table">
      <style:table-properties style:width="17.043cm" fo:margin-left="-0.037cm" fo:margin-right="-0.005cm" table:align="margins"/>
    </style:style>
    <style:style style:name="Tabela77.A" style:family="table-column">
      <style:table-column-properties style:column-width="5.711cm" style:rel-column-width="21962*"/>
    </style:style>
    <style:style style:name="Tabela77.B" style:family="table-column">
      <style:table-column-properties style:column-width="5.644cm" style:rel-column-width="21704*"/>
    </style:style>
    <style:style style:name="Tabela77.C" style:family="table-column">
      <style:table-column-properties style:column-width="5.687cm" style:rel-column-width="21869*"/>
    </style:style>
    <style:style style:name="Tabela7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7.C1" style:family="table-cell">
      <style:table-cell-properties fo:padding="0.097cm" fo:border="0.002cm solid #000000"/>
    </style:style>
    <style:style style:name="Tabela78" style:family="table">
      <style:table-properties style:width="17cm" table:align="margins"/>
    </style:style>
    <style:style style:name="Tabela78.A" style:family="table-column">
      <style:table-column-properties style:column-width="2.833cm" style:rel-column-width="10922*"/>
    </style:style>
    <style:style style:name="Tabela78.C" style:family="table-column">
      <style:table-column-properties style:column-width="2.833cm" style:rel-column-width="10923*"/>
    </style:style>
    <style:style style:name="Tabela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8.F1" style:family="table-cell">
      <style:table-cell-properties fo:padding="0.097cm" fo:border="0.002cm solid #000000"/>
    </style:style>
    <style:style style:name="Tabela79" style:family="table">
      <style:table-properties style:width="17cm" table:align="margins"/>
    </style:style>
    <style:style style:name="Tabela79.A" style:family="table-column">
      <style:table-column-properties style:column-width="5.66cm" style:rel-column-width="21820*"/>
    </style:style>
    <style:style style:name="Tabela79.C" style:family="table-column">
      <style:table-column-properties style:column-width="5.68cm" style:rel-column-width="21895*"/>
    </style:style>
    <style:style style:name="Tabela7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79.C1" style:family="table-cell">
      <style:table-cell-properties fo:padding="0.097cm" fo:border="0.002cm solid #000000"/>
    </style:style>
    <style:style style:name="Tabela80" style:family="table">
      <style:table-properties style:width="17cm" table:align="margins"/>
    </style:style>
    <style:style style:name="Tabela80.A" style:family="table-column">
      <style:table-column-properties style:column-width="3.399cm" style:rel-column-width="13106*"/>
    </style:style>
    <style:style style:name="Tabela80.C" style:family="table-column">
      <style:table-column-properties style:column-width="3.401cm" style:rel-column-width="13107*"/>
    </style:style>
    <style:style style:name="Tabela80.E" style:family="table-column">
      <style:table-column-properties style:column-width="3.401cm" style:rel-column-width="13110*"/>
    </style:style>
    <style:style style:name="Tabela8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0.E1" style:family="table-cell">
      <style:table-cell-properties fo:padding="0.097cm" fo:border="0.002cm solid #000000"/>
    </style:style>
    <style:style style:name="Tabela81" style:family="table">
      <style:table-properties style:width="17.043cm" fo:margin-left="-0.037cm" fo:margin-right="-0.005cm" table:align="margins"/>
    </style:style>
    <style:style style:name="Tabela81.A" style:family="table-column">
      <style:table-column-properties style:column-width="5.711cm" style:rel-column-width="21962*"/>
    </style:style>
    <style:style style:name="Tabela81.B" style:family="table-column">
      <style:table-column-properties style:column-width="5.644cm" style:rel-column-width="21704*"/>
    </style:style>
    <style:style style:name="Tabela81.C" style:family="table-column">
      <style:table-column-properties style:column-width="5.687cm" style:rel-column-width="21869*"/>
    </style:style>
    <style:style style:name="Tabela8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1.C1" style:family="table-cell">
      <style:table-cell-properties fo:padding="0.097cm" fo:border="0.002cm solid #000000"/>
    </style:style>
    <style:style style:name="Tabela82" style:family="table">
      <style:table-properties style:width="17cm" table:align="margins"/>
    </style:style>
    <style:style style:name="Tabela82.A" style:family="table-column">
      <style:table-column-properties style:column-width="2.833cm" style:rel-column-width="10922*"/>
    </style:style>
    <style:style style:name="Tabela82.C" style:family="table-column">
      <style:table-column-properties style:column-width="2.833cm" style:rel-column-width="10923*"/>
    </style:style>
    <style:style style:name="Tabela8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2.F1" style:family="table-cell">
      <style:table-cell-properties fo:padding="0.097cm" fo:border="0.002cm solid #000000"/>
    </style:style>
    <style:style style:name="Tabela83" style:family="table">
      <style:table-properties style:width="17cm" table:align="margins"/>
    </style:style>
    <style:style style:name="Tabela83.A" style:family="table-column">
      <style:table-column-properties style:column-width="5.66cm" style:rel-column-width="21820*"/>
    </style:style>
    <style:style style:name="Tabela83.C" style:family="table-column">
      <style:table-column-properties style:column-width="5.68cm" style:rel-column-width="21895*"/>
    </style:style>
    <style:style style:name="Tabela8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3.C1" style:family="table-cell">
      <style:table-cell-properties fo:padding="0.097cm" fo:border="0.002cm solid #000000"/>
    </style:style>
    <style:style style:name="Tabela84" style:family="table">
      <style:table-properties style:width="17cm" table:align="margins"/>
    </style:style>
    <style:style style:name="Tabela84.A" style:family="table-column">
      <style:table-column-properties style:column-width="3.399cm" style:rel-column-width="13106*"/>
    </style:style>
    <style:style style:name="Tabela84.C" style:family="table-column">
      <style:table-column-properties style:column-width="3.401cm" style:rel-column-width="13107*"/>
    </style:style>
    <style:style style:name="Tabela84.E" style:family="table-column">
      <style:table-column-properties style:column-width="3.401cm" style:rel-column-width="13110*"/>
    </style:style>
    <style:style style:name="Tabela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4.E1" style:family="table-cell">
      <style:table-cell-properties fo:padding="0.097cm" fo:border="0.002cm solid #000000"/>
    </style:style>
    <style:style style:name="Tabela85" style:family="table">
      <style:table-properties style:width="17.043cm" fo:margin-left="-0.037cm" fo:margin-right="-0.005cm" table:align="margins"/>
    </style:style>
    <style:style style:name="Tabela85.A" style:family="table-column">
      <style:table-column-properties style:column-width="5.711cm" style:rel-column-width="21962*"/>
    </style:style>
    <style:style style:name="Tabela85.B" style:family="table-column">
      <style:table-column-properties style:column-width="5.644cm" style:rel-column-width="21704*"/>
    </style:style>
    <style:style style:name="Tabela85.C" style:family="table-column">
      <style:table-column-properties style:column-width="5.687cm" style:rel-column-width="21869*"/>
    </style:style>
    <style:style style:name="Tabela8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5.C1" style:family="table-cell">
      <style:table-cell-properties fo:padding="0.097cm" fo:border="0.002cm solid #000000"/>
    </style:style>
    <style:style style:name="Tabela86" style:family="table">
      <style:table-properties style:width="17cm" table:align="margins"/>
    </style:style>
    <style:style style:name="Tabela86.A" style:family="table-column">
      <style:table-column-properties style:column-width="2.833cm" style:rel-column-width="10922*"/>
    </style:style>
    <style:style style:name="Tabela86.C" style:family="table-column">
      <style:table-column-properties style:column-width="2.833cm" style:rel-column-width="10923*"/>
    </style:style>
    <style:style style:name="Tabela8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6.F1" style:family="table-cell">
      <style:table-cell-properties fo:padding="0.097cm" fo:border="0.002cm solid #000000"/>
    </style:style>
    <style:style style:name="Tabela87" style:family="table">
      <style:table-properties style:width="17cm" table:align="margins"/>
    </style:style>
    <style:style style:name="Tabela87.A" style:family="table-column">
      <style:table-column-properties style:column-width="5.66cm" style:rel-column-width="21820*"/>
    </style:style>
    <style:style style:name="Tabela87.C" style:family="table-column">
      <style:table-column-properties style:column-width="5.68cm" style:rel-column-width="21895*"/>
    </style:style>
    <style:style style:name="Tabela8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87.C1" style:family="table-cell">
      <style:table-cell-properties fo:padding="0.097cm" fo:border="0.002cm solid #000000"/>
    </style:style>
    <style:style style:name="Tabela92" style:family="table">
      <style:table-properties style:width="17cm" table:align="margins"/>
    </style:style>
    <style:style style:name="Tabela92.A" style:family="table-column">
      <style:table-column-properties style:column-width="3.399cm" style:rel-column-width="13106*"/>
    </style:style>
    <style:style style:name="Tabela92.C" style:family="table-column">
      <style:table-column-properties style:column-width="3.401cm" style:rel-column-width="13107*"/>
    </style:style>
    <style:style style:name="Tabela92.E" style:family="table-column">
      <style:table-column-properties style:column-width="3.401cm" style:rel-column-width="13110*"/>
    </style:style>
    <style:style style:name="Tabela9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2.E1" style:family="table-cell">
      <style:table-cell-properties fo:padding="0.097cm" fo:border="0.002cm solid #000000"/>
    </style:style>
    <style:style style:name="Tabela93" style:family="table">
      <style:table-properties style:width="17cm" table:align="margins"/>
    </style:style>
    <style:style style:name="Tabela93.A" style:family="table-column">
      <style:table-column-properties style:column-width="5.66cm" style:rel-column-width="21820*"/>
    </style:style>
    <style:style style:name="Tabela93.C" style:family="table-column">
      <style:table-column-properties style:column-width="5.68cm" style:rel-column-width="21895*"/>
    </style:style>
    <style:style style:name="Tabela9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3.C1" style:family="table-cell">
      <style:table-cell-properties fo:padding="0.097cm" fo:border="0.002cm solid #000000"/>
    </style:style>
    <style:style style:name="Tabela94" style:family="table">
      <style:table-properties style:width="17cm" table:align="margins"/>
    </style:style>
    <style:style style:name="Tabela94.A" style:family="table-column">
      <style:table-column-properties style:column-width="2.833cm" style:rel-column-width="10922*"/>
    </style:style>
    <style:style style:name="Tabela94.C" style:family="table-column">
      <style:table-column-properties style:column-width="2.833cm" style:rel-column-width="10923*"/>
    </style:style>
    <style:style style:name="Tabela9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4.F1" style:family="table-cell">
      <style:table-cell-properties fo:padding="0.097cm" fo:border="0.002cm solid #000000"/>
    </style:style>
    <style:style style:name="Tabela95" style:family="table">
      <style:table-properties style:width="17cm" table:align="margins"/>
    </style:style>
    <style:style style:name="Tabela95.A" style:family="table-column">
      <style:table-column-properties style:column-width="5.66cm" style:rel-column-width="21820*"/>
    </style:style>
    <style:style style:name="Tabela95.C" style:family="table-column">
      <style:table-column-properties style:column-width="5.68cm" style:rel-column-width="21895*"/>
    </style:style>
    <style:style style:name="Tabela9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5.C1" style:family="table-cell">
      <style:table-cell-properties fo:padding="0.097cm" fo:border="0.002cm solid #000000"/>
    </style:style>
    <style:style style:name="Tabela96" style:family="table">
      <style:table-properties style:width="17cm" table:align="margins"/>
    </style:style>
    <style:style style:name="Tabela96.A" style:family="table-column">
      <style:table-column-properties style:column-width="3.399cm" style:rel-column-width="13106*"/>
    </style:style>
    <style:style style:name="Tabela96.C" style:family="table-column">
      <style:table-column-properties style:column-width="3.401cm" style:rel-column-width="13107*"/>
    </style:style>
    <style:style style:name="Tabela96.E" style:family="table-column">
      <style:table-column-properties style:column-width="3.401cm" style:rel-column-width="13110*"/>
    </style:style>
    <style:style style:name="Tabela9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6.E1" style:family="table-cell">
      <style:table-cell-properties fo:padding="0.097cm" fo:border="0.002cm solid #000000"/>
    </style:style>
    <style:style style:name="Tabela97" style:family="table">
      <style:table-properties style:width="17cm" table:align="margins"/>
    </style:style>
    <style:style style:name="Tabela97.A" style:family="table-column">
      <style:table-column-properties style:column-width="5.66cm" style:rel-column-width="21820*"/>
    </style:style>
    <style:style style:name="Tabela97.C" style:family="table-column">
      <style:table-column-properties style:column-width="5.68cm" style:rel-column-width="21895*"/>
    </style:style>
    <style:style style:name="Tabela9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7.C1" style:family="table-cell">
      <style:table-cell-properties fo:padding="0.097cm" fo:border="0.002cm solid #000000"/>
    </style:style>
    <style:style style:name="Tabela98" style:family="table">
      <style:table-properties style:width="17cm" table:align="margins"/>
    </style:style>
    <style:style style:name="Tabela98.A" style:family="table-column">
      <style:table-column-properties style:column-width="2.833cm" style:rel-column-width="10922*"/>
    </style:style>
    <style:style style:name="Tabela98.C" style:family="table-column">
      <style:table-column-properties style:column-width="2.833cm" style:rel-column-width="10923*"/>
    </style:style>
    <style:style style:name="Tabela9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8.F1" style:family="table-cell">
      <style:table-cell-properties fo:padding="0.097cm" fo:border="0.002cm solid #000000"/>
    </style:style>
    <style:style style:name="Tabela99" style:family="table">
      <style:table-properties style:width="17cm" table:align="margins"/>
    </style:style>
    <style:style style:name="Tabela99.A" style:family="table-column">
      <style:table-column-properties style:column-width="5.66cm" style:rel-column-width="21820*"/>
    </style:style>
    <style:style style:name="Tabela99.C" style:family="table-column">
      <style:table-column-properties style:column-width="5.68cm" style:rel-column-width="21895*"/>
    </style:style>
    <style:style style:name="Tabela9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99.C1" style:family="table-cell">
      <style:table-cell-properties fo:padding="0.097cm" fo:border="0.002cm solid #000000"/>
    </style:style>
    <style:style style:name="Tabela100" style:family="table">
      <style:table-properties style:width="17cm" table:align="margins"/>
    </style:style>
    <style:style style:name="Tabela100.A" style:family="table-column">
      <style:table-column-properties style:column-width="3.399cm" style:rel-column-width="13106*"/>
    </style:style>
    <style:style style:name="Tabela100.C" style:family="table-column">
      <style:table-column-properties style:column-width="3.401cm" style:rel-column-width="13107*"/>
    </style:style>
    <style:style style:name="Tabela100.E" style:family="table-column">
      <style:table-column-properties style:column-width="3.401cm" style:rel-column-width="13110*"/>
    </style:style>
    <style:style style:name="Tabela10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0.E1" style:family="table-cell">
      <style:table-cell-properties fo:padding="0.097cm" fo:border="0.002cm solid #000000"/>
    </style:style>
    <style:style style:name="Tabela101" style:family="table">
      <style:table-properties style:width="17cm" table:align="margins"/>
    </style:style>
    <style:style style:name="Tabela101.A" style:family="table-column">
      <style:table-column-properties style:column-width="5.66cm" style:rel-column-width="21820*"/>
    </style:style>
    <style:style style:name="Tabela101.C" style:family="table-column">
      <style:table-column-properties style:column-width="5.68cm" style:rel-column-width="21895*"/>
    </style:style>
    <style:style style:name="Tabela10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1.C1" style:family="table-cell">
      <style:table-cell-properties fo:padding="0.097cm" fo:border="0.002cm solid #000000"/>
    </style:style>
    <style:style style:name="Tabela102" style:family="table">
      <style:table-properties style:width="17cm" table:align="margins"/>
    </style:style>
    <style:style style:name="Tabela102.A" style:family="table-column">
      <style:table-column-properties style:column-width="2.833cm" style:rel-column-width="10922*"/>
    </style:style>
    <style:style style:name="Tabela102.C" style:family="table-column">
      <style:table-column-properties style:column-width="2.833cm" style:rel-column-width="10923*"/>
    </style:style>
    <style:style style:name="Tabela10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2.F1" style:family="table-cell">
      <style:table-cell-properties fo:padding="0.097cm" fo:border="0.002cm solid #000000"/>
    </style:style>
    <style:style style:name="Tabela103" style:family="table">
      <style:table-properties style:width="17cm" table:align="margins"/>
    </style:style>
    <style:style style:name="Tabela103.A" style:family="table-column">
      <style:table-column-properties style:column-width="5.66cm" style:rel-column-width="21820*"/>
    </style:style>
    <style:style style:name="Tabela103.C" style:family="table-column">
      <style:table-column-properties style:column-width="5.68cm" style:rel-column-width="21895*"/>
    </style:style>
    <style:style style:name="Tabela10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3.C1" style:family="table-cell">
      <style:table-cell-properties fo:padding="0.097cm" fo:border="0.002cm solid #000000"/>
    </style:style>
    <style:style style:name="Tabela104" style:family="table">
      <style:table-properties style:width="17cm" table:align="margins"/>
    </style:style>
    <style:style style:name="Tabela104.A" style:family="table-column">
      <style:table-column-properties style:column-width="3.399cm" style:rel-column-width="13106*"/>
    </style:style>
    <style:style style:name="Tabela104.C" style:family="table-column">
      <style:table-column-properties style:column-width="3.401cm" style:rel-column-width="13107*"/>
    </style:style>
    <style:style style:name="Tabela104.E" style:family="table-column">
      <style:table-column-properties style:column-width="3.401cm" style:rel-column-width="13110*"/>
    </style:style>
    <style:style style:name="Tabela10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4.E1" style:family="table-cell">
      <style:table-cell-properties fo:padding="0.097cm" fo:border="0.002cm solid #000000"/>
    </style:style>
    <style:style style:name="Tabela105" style:family="table">
      <style:table-properties style:width="17cm" table:align="margins"/>
    </style:style>
    <style:style style:name="Tabela105.A" style:family="table-column">
      <style:table-column-properties style:column-width="5.66cm" style:rel-column-width="21820*"/>
    </style:style>
    <style:style style:name="Tabela105.C" style:family="table-column">
      <style:table-column-properties style:column-width="5.68cm" style:rel-column-width="21895*"/>
    </style:style>
    <style:style style:name="Tabela10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5.C1" style:family="table-cell">
      <style:table-cell-properties fo:padding="0.097cm" fo:border="0.002cm solid #000000"/>
    </style:style>
    <style:style style:name="Tabela106" style:family="table">
      <style:table-properties style:width="17cm" table:align="margins"/>
    </style:style>
    <style:style style:name="Tabela106.A" style:family="table-column">
      <style:table-column-properties style:column-width="2.833cm" style:rel-column-width="10922*"/>
    </style:style>
    <style:style style:name="Tabela106.C" style:family="table-column">
      <style:table-column-properties style:column-width="2.833cm" style:rel-column-width="10923*"/>
    </style:style>
    <style:style style:name="Tabela10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6.F1" style:family="table-cell">
      <style:table-cell-properties fo:padding="0.097cm" fo:border="0.002cm solid #000000"/>
    </style:style>
    <style:style style:name="Tabela107" style:family="table">
      <style:table-properties style:width="17cm" table:align="margins"/>
    </style:style>
    <style:style style:name="Tabela107.A" style:family="table-column">
      <style:table-column-properties style:column-width="5.66cm" style:rel-column-width="21820*"/>
    </style:style>
    <style:style style:name="Tabela107.C" style:family="table-column">
      <style:table-column-properties style:column-width="5.68cm" style:rel-column-width="21895*"/>
    </style:style>
    <style:style style:name="Tabela10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7.C1" style:family="table-cell">
      <style:table-cell-properties fo:padding="0.097cm" fo:border="0.002cm solid #000000"/>
    </style:style>
    <style:style style:name="Tabela108" style:family="table">
      <style:table-properties style:width="17cm" table:align="margins"/>
    </style:style>
    <style:style style:name="Tabela108.A" style:family="table-column">
      <style:table-column-properties style:column-width="3.399cm" style:rel-column-width="13106*"/>
    </style:style>
    <style:style style:name="Tabela108.C" style:family="table-column">
      <style:table-column-properties style:column-width="3.401cm" style:rel-column-width="13107*"/>
    </style:style>
    <style:style style:name="Tabela108.E" style:family="table-column">
      <style:table-column-properties style:column-width="3.401cm" style:rel-column-width="13110*"/>
    </style:style>
    <style:style style:name="Tabela10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8.E1" style:family="table-cell">
      <style:table-cell-properties fo:padding="0.097cm" fo:border="0.002cm solid #000000"/>
    </style:style>
    <style:style style:name="Tabela109" style:family="table">
      <style:table-properties style:width="17cm" table:align="margins"/>
    </style:style>
    <style:style style:name="Tabela109.A" style:family="table-column">
      <style:table-column-properties style:column-width="5.66cm" style:rel-column-width="21820*"/>
    </style:style>
    <style:style style:name="Tabela109.C" style:family="table-column">
      <style:table-column-properties style:column-width="5.68cm" style:rel-column-width="21895*"/>
    </style:style>
    <style:style style:name="Tabela10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09.C1" style:family="table-cell">
      <style:table-cell-properties fo:padding="0.097cm" fo:border="0.002cm solid #000000"/>
    </style:style>
    <style:style style:name="Tabela110" style:family="table">
      <style:table-properties style:width="17cm" table:align="margins"/>
    </style:style>
    <style:style style:name="Tabela110.A" style:family="table-column">
      <style:table-column-properties style:column-width="2.833cm" style:rel-column-width="10922*"/>
    </style:style>
    <style:style style:name="Tabela110.C" style:family="table-column">
      <style:table-column-properties style:column-width="2.833cm" style:rel-column-width="10923*"/>
    </style:style>
    <style:style style:name="Tabela1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0.F1" style:family="table-cell">
      <style:table-cell-properties fo:padding="0.097cm" fo:border="0.002cm solid #000000"/>
    </style:style>
    <style:style style:name="Tabela111" style:family="table">
      <style:table-properties style:width="17cm" table:align="margins"/>
    </style:style>
    <style:style style:name="Tabela111.A" style:family="table-column">
      <style:table-column-properties style:column-width="5.66cm" style:rel-column-width="21820*"/>
    </style:style>
    <style:style style:name="Tabela111.C" style:family="table-column">
      <style:table-column-properties style:column-width="5.68cm" style:rel-column-width="21895*"/>
    </style:style>
    <style:style style:name="Tabela1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1.C1" style:family="table-cell">
      <style:table-cell-properties fo:padding="0.097cm" fo:border="0.002cm solid #000000"/>
    </style:style>
    <style:style style:name="Tabela112" style:family="table">
      <style:table-properties style:width="17cm" table:align="margins"/>
    </style:style>
    <style:style style:name="Tabela112.A" style:family="table-column">
      <style:table-column-properties style:column-width="3.399cm" style:rel-column-width="13106*"/>
    </style:style>
    <style:style style:name="Tabela112.C" style:family="table-column">
      <style:table-column-properties style:column-width="3.401cm" style:rel-column-width="13107*"/>
    </style:style>
    <style:style style:name="Tabela112.E" style:family="table-column">
      <style:table-column-properties style:column-width="3.401cm" style:rel-column-width="13110*"/>
    </style:style>
    <style:style style:name="Tabela1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2.E1" style:family="table-cell">
      <style:table-cell-properties fo:padding="0.097cm" fo:border="0.002cm solid #000000"/>
    </style:style>
    <style:style style:name="Tabela113" style:family="table">
      <style:table-properties style:width="17cm" table:align="margins"/>
    </style:style>
    <style:style style:name="Tabela113.A" style:family="table-column">
      <style:table-column-properties style:column-width="5.66cm" style:rel-column-width="21820*"/>
    </style:style>
    <style:style style:name="Tabela113.C" style:family="table-column">
      <style:table-column-properties style:column-width="5.68cm" style:rel-column-width="21895*"/>
    </style:style>
    <style:style style:name="Tabela1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3.C1" style:family="table-cell">
      <style:table-cell-properties fo:padding="0.097cm" fo:border="0.002cm solid #000000"/>
    </style:style>
    <style:style style:name="Tabela114" style:family="table">
      <style:table-properties style:width="17cm" table:align="margins"/>
    </style:style>
    <style:style style:name="Tabela114.A" style:family="table-column">
      <style:table-column-properties style:column-width="2.833cm" style:rel-column-width="10922*"/>
    </style:style>
    <style:style style:name="Tabela114.C" style:family="table-column">
      <style:table-column-properties style:column-width="2.833cm" style:rel-column-width="10923*"/>
    </style:style>
    <style:style style:name="Tabela1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4.F1" style:family="table-cell">
      <style:table-cell-properties fo:padding="0.097cm" fo:border="0.002cm solid #000000"/>
    </style:style>
    <style:style style:name="Tabela115" style:family="table">
      <style:table-properties style:width="17cm" table:align="margins"/>
    </style:style>
    <style:style style:name="Tabela115.A" style:family="table-column">
      <style:table-column-properties style:column-width="5.66cm" style:rel-column-width="21820*"/>
    </style:style>
    <style:style style:name="Tabela115.C" style:family="table-column">
      <style:table-column-properties style:column-width="5.68cm" style:rel-column-width="21895*"/>
    </style:style>
    <style:style style:name="Tabela1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5.C1" style:family="table-cell">
      <style:table-cell-properties fo:padding="0.097cm" fo:border="0.002cm solid #000000"/>
    </style:style>
    <style:style style:name="Tabela116" style:family="table">
      <style:table-properties style:width="17cm" table:align="margins"/>
    </style:style>
    <style:style style:name="Tabela116.A" style:family="table-column">
      <style:table-column-properties style:column-width="3.399cm" style:rel-column-width="13106*"/>
    </style:style>
    <style:style style:name="Tabela116.C" style:family="table-column">
      <style:table-column-properties style:column-width="3.401cm" style:rel-column-width="13107*"/>
    </style:style>
    <style:style style:name="Tabela116.E" style:family="table-column">
      <style:table-column-properties style:column-width="3.401cm" style:rel-column-width="13110*"/>
    </style:style>
    <style:style style:name="Tabela1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6.E1" style:family="table-cell">
      <style:table-cell-properties fo:padding="0.097cm" fo:border="0.002cm solid #000000"/>
    </style:style>
    <style:style style:name="Tabela117" style:family="table">
      <style:table-properties style:width="17cm" table:align="margins"/>
    </style:style>
    <style:style style:name="Tabela117.A" style:family="table-column">
      <style:table-column-properties style:column-width="4.249cm" style:rel-column-width="16383*"/>
    </style:style>
    <style:style style:name="Tabela117.B" style:family="table-column">
      <style:table-column-properties style:column-width="4.251cm" style:rel-column-width="16384*"/>
    </style:style>
    <style:style style:name="Tabela117.1" style:family="table-row">
      <style:table-row-properties style:min-row-height="0.728cm"/>
    </style:style>
    <style:style style:name="Tabela1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7.D1" style:family="table-cell">
      <style:table-cell-properties fo:padding="0.097cm" fo:border="0.002cm solid #000000"/>
    </style:style>
    <style:style style:name="Tabela118" style:family="table">
      <style:table-properties style:width="17cm" table:align="margins"/>
    </style:style>
    <style:style style:name="Tabela118.A" style:family="table-column">
      <style:table-column-properties style:column-width="2.429cm" style:rel-column-width="9361*"/>
    </style:style>
    <style:style style:name="Tabela118.C" style:family="table-column">
      <style:table-column-properties style:column-width="2.429cm" style:rel-column-width="9362*"/>
    </style:style>
    <style:style style:name="Tabela118.G" style:family="table-column">
      <style:table-column-properties style:column-width="2.429cm" style:rel-column-width="9365*"/>
    </style:style>
    <style:style style:name="Tabela1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8.G1" style:family="table-cell">
      <style:table-cell-properties fo:padding="0.097cm" fo:border="0.002cm solid #000000"/>
    </style:style>
    <style:style style:name="Tabela119" style:family="table">
      <style:table-properties style:width="17cm" table:align="margins"/>
    </style:style>
    <style:style style:name="Tabela119.A" style:family="table-column">
      <style:table-column-properties style:column-width="5.66cm" style:rel-column-width="21820*"/>
    </style:style>
    <style:style style:name="Tabela119.C" style:family="table-column">
      <style:table-column-properties style:column-width="5.68cm" style:rel-column-width="21895*"/>
    </style:style>
    <style:style style:name="Tabela1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19.C1" style:family="table-cell">
      <style:table-cell-properties fo:padding="0.097cm" fo:border="0.002cm solid #000000"/>
    </style:style>
    <style:style style:name="Tabela120" style:family="table">
      <style:table-properties style:width="17cm" table:align="margins"/>
    </style:style>
    <style:style style:name="Tabela120.A" style:family="table-column">
      <style:table-column-properties style:column-width="3.399cm" style:rel-column-width="13106*"/>
    </style:style>
    <style:style style:name="Tabela120.C" style:family="table-column">
      <style:table-column-properties style:column-width="3.401cm" style:rel-column-width="13107*"/>
    </style:style>
    <style:style style:name="Tabela120.E" style:family="table-column">
      <style:table-column-properties style:column-width="3.401cm" style:rel-column-width="13110*"/>
    </style:style>
    <style:style style:name="Tabela1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0.E1" style:family="table-cell">
      <style:table-cell-properties fo:padding="0.097cm" fo:border="0.002cm solid #000000"/>
    </style:style>
    <style:style style:name="Tabela121" style:family="table">
      <style:table-properties style:width="17cm" table:align="margins"/>
    </style:style>
    <style:style style:name="Tabela121.A" style:family="table-column">
      <style:table-column-properties style:column-width="4.249cm" style:rel-column-width="16383*"/>
    </style:style>
    <style:style style:name="Tabela121.B" style:family="table-column">
      <style:table-column-properties style:column-width="4.251cm" style:rel-column-width="16384*"/>
    </style:style>
    <style:style style:name="Tabela121.1" style:family="table-row">
      <style:table-row-properties style:min-row-height="0.728cm"/>
    </style:style>
    <style:style style:name="Tabela1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1.D1" style:family="table-cell">
      <style:table-cell-properties fo:padding="0.097cm" fo:border="0.002cm solid #000000"/>
    </style:style>
    <style:style style:name="Tabela122" style:family="table">
      <style:table-properties style:width="17cm" table:align="margins"/>
    </style:style>
    <style:style style:name="Tabela122.A" style:family="table-column">
      <style:table-column-properties style:column-width="2.429cm" style:rel-column-width="9361*"/>
    </style:style>
    <style:style style:name="Tabela122.C" style:family="table-column">
      <style:table-column-properties style:column-width="2.429cm" style:rel-column-width="9362*"/>
    </style:style>
    <style:style style:name="Tabela122.G" style:family="table-column">
      <style:table-column-properties style:column-width="2.429cm" style:rel-column-width="9365*"/>
    </style:style>
    <style:style style:name="Tabela1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2.G1" style:family="table-cell">
      <style:table-cell-properties fo:padding="0.097cm" fo:border="0.002cm solid #000000"/>
    </style:style>
    <style:style style:name="Tabela123" style:family="table">
      <style:table-properties style:width="17cm" table:align="margins"/>
    </style:style>
    <style:style style:name="Tabela123.A" style:family="table-column">
      <style:table-column-properties style:column-width="5.66cm" style:rel-column-width="21820*"/>
    </style:style>
    <style:style style:name="Tabela123.C" style:family="table-column">
      <style:table-column-properties style:column-width="5.68cm" style:rel-column-width="21895*"/>
    </style:style>
    <style:style style:name="Tabela1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3.C1" style:family="table-cell">
      <style:table-cell-properties fo:padding="0.097cm" fo:border="0.002cm solid #000000"/>
    </style:style>
    <style:style style:name="Tabela124" style:family="table">
      <style:table-properties style:width="17cm" table:align="margins"/>
    </style:style>
    <style:style style:name="Tabela124.A" style:family="table-column">
      <style:table-column-properties style:column-width="3.399cm" style:rel-column-width="13106*"/>
    </style:style>
    <style:style style:name="Tabela124.C" style:family="table-column">
      <style:table-column-properties style:column-width="3.401cm" style:rel-column-width="13107*"/>
    </style:style>
    <style:style style:name="Tabela124.E" style:family="table-column">
      <style:table-column-properties style:column-width="3.401cm" style:rel-column-width="13110*"/>
    </style:style>
    <style:style style:name="Tabela1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4.E1" style:family="table-cell">
      <style:table-cell-properties fo:padding="0.097cm" fo:border="0.002cm solid #000000"/>
    </style:style>
    <style:style style:name="Tabela125" style:family="table">
      <style:table-properties style:width="17cm" table:align="margins"/>
    </style:style>
    <style:style style:name="Tabela125.A" style:family="table-column">
      <style:table-column-properties style:column-width="4.249cm" style:rel-column-width="16383*"/>
    </style:style>
    <style:style style:name="Tabela125.B" style:family="table-column">
      <style:table-column-properties style:column-width="4.251cm" style:rel-column-width="16384*"/>
    </style:style>
    <style:style style:name="Tabela125.1" style:family="table-row">
      <style:table-row-properties style:min-row-height="0.728cm"/>
    </style:style>
    <style:style style:name="Tabela1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5.D1" style:family="table-cell">
      <style:table-cell-properties fo:padding="0.097cm" fo:border="0.002cm solid #000000"/>
    </style:style>
    <style:style style:name="Tabela126" style:family="table">
      <style:table-properties style:width="17cm" table:align="margins"/>
    </style:style>
    <style:style style:name="Tabela126.A" style:family="table-column">
      <style:table-column-properties style:column-width="2.429cm" style:rel-column-width="9361*"/>
    </style:style>
    <style:style style:name="Tabela126.C" style:family="table-column">
      <style:table-column-properties style:column-width="2.429cm" style:rel-column-width="9362*"/>
    </style:style>
    <style:style style:name="Tabela126.G" style:family="table-column">
      <style:table-column-properties style:column-width="2.429cm" style:rel-column-width="9365*"/>
    </style:style>
    <style:style style:name="Tabela1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6.G1" style:family="table-cell">
      <style:table-cell-properties fo:padding="0.097cm" fo:border="0.002cm solid #000000"/>
    </style:style>
    <style:style style:name="Tabela127" style:family="table">
      <style:table-properties style:width="17cm" table:align="margins"/>
    </style:style>
    <style:style style:name="Tabela127.A" style:family="table-column">
      <style:table-column-properties style:column-width="5.66cm" style:rel-column-width="21820*"/>
    </style:style>
    <style:style style:name="Tabela127.C" style:family="table-column">
      <style:table-column-properties style:column-width="5.68cm" style:rel-column-width="21895*"/>
    </style:style>
    <style:style style:name="Tabela1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7.C1" style:family="table-cell">
      <style:table-cell-properties fo:padding="0.097cm" fo:border="0.002cm solid #000000"/>
    </style:style>
    <style:style style:name="Tabela128" style:family="table">
      <style:table-properties style:width="17cm" table:align="margins"/>
    </style:style>
    <style:style style:name="Tabela128.A" style:family="table-column">
      <style:table-column-properties style:column-width="3.399cm" style:rel-column-width="13106*"/>
    </style:style>
    <style:style style:name="Tabela128.C" style:family="table-column">
      <style:table-column-properties style:column-width="3.401cm" style:rel-column-width="13107*"/>
    </style:style>
    <style:style style:name="Tabela128.E" style:family="table-column">
      <style:table-column-properties style:column-width="3.401cm" style:rel-column-width="13110*"/>
    </style:style>
    <style:style style:name="Tabela1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8.E1" style:family="table-cell">
      <style:table-cell-properties fo:padding="0.097cm" fo:border="0.002cm solid #000000"/>
    </style:style>
    <style:style style:name="Tabela129" style:family="table">
      <style:table-properties style:width="17cm" table:align="margins"/>
    </style:style>
    <style:style style:name="Tabela129.A" style:family="table-column">
      <style:table-column-properties style:column-width="4.249cm" style:rel-column-width="16383*"/>
    </style:style>
    <style:style style:name="Tabela129.B" style:family="table-column">
      <style:table-column-properties style:column-width="4.251cm" style:rel-column-width="16384*"/>
    </style:style>
    <style:style style:name="Tabela129.1" style:family="table-row">
      <style:table-row-properties style:min-row-height="0.728cm"/>
    </style:style>
    <style:style style:name="Tabela1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29.D1" style:family="table-cell">
      <style:table-cell-properties fo:padding="0.097cm" fo:border="0.002cm solid #000000"/>
    </style:style>
    <style:style style:name="Tabela130" style:family="table">
      <style:table-properties style:width="17cm" table:align="margins"/>
    </style:style>
    <style:style style:name="Tabela130.A" style:family="table-column">
      <style:table-column-properties style:column-width="3.399cm" style:rel-column-width="13106*"/>
    </style:style>
    <style:style style:name="Tabela130.C" style:family="table-column">
      <style:table-column-properties style:column-width="3.401cm" style:rel-column-width="13107*"/>
    </style:style>
    <style:style style:name="Tabela130.E" style:family="table-column">
      <style:table-column-properties style:column-width="3.401cm" style:rel-column-width="13110*"/>
    </style:style>
    <style:style style:name="Tabela1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0.E1" style:family="table-cell">
      <style:table-cell-properties fo:padding="0.097cm" fo:border="0.002cm solid #000000"/>
    </style:style>
    <style:style style:name="Tabela131" style:family="table">
      <style:table-properties style:width="17cm" table:align="margins"/>
    </style:style>
    <style:style style:name="Tabela131.A" style:family="table-column">
      <style:table-column-properties style:column-width="4.249cm" style:rel-column-width="16383*"/>
    </style:style>
    <style:style style:name="Tabela131.B" style:family="table-column">
      <style:table-column-properties style:column-width="4.251cm" style:rel-column-width="16384*"/>
    </style:style>
    <style:style style:name="Tabela131.1" style:family="table-row">
      <style:table-row-properties style:min-row-height="0.728cm"/>
    </style:style>
    <style:style style:name="Tabela1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1.D1" style:family="table-cell">
      <style:table-cell-properties fo:padding="0.097cm" fo:border="0.002cm solid #000000"/>
    </style:style>
    <style:style style:name="Tabela132" style:family="table">
      <style:table-properties style:width="17cm" table:align="margins"/>
    </style:style>
    <style:style style:name="Tabela132.A" style:family="table-column">
      <style:table-column-properties style:column-width="3.399cm" style:rel-column-width="13106*"/>
    </style:style>
    <style:style style:name="Tabela132.C" style:family="table-column">
      <style:table-column-properties style:column-width="3.401cm" style:rel-column-width="13107*"/>
    </style:style>
    <style:style style:name="Tabela132.E" style:family="table-column">
      <style:table-column-properties style:column-width="3.401cm" style:rel-column-width="13110*"/>
    </style:style>
    <style:style style:name="Tabela1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2.E1" style:family="table-cell">
      <style:table-cell-properties fo:padding="0.097cm" fo:border="0.002cm solid #000000"/>
    </style:style>
    <style:style style:name="Tabela133" style:family="table">
      <style:table-properties style:width="17cm" table:align="margins"/>
    </style:style>
    <style:style style:name="Tabela133.A" style:family="table-column">
      <style:table-column-properties style:column-width="4.249cm" style:rel-column-width="16383*"/>
    </style:style>
    <style:style style:name="Tabela133.B" style:family="table-column">
      <style:table-column-properties style:column-width="4.251cm" style:rel-column-width="16384*"/>
    </style:style>
    <style:style style:name="Tabela133.1" style:family="table-row">
      <style:table-row-properties style:min-row-height="0.728cm"/>
    </style:style>
    <style:style style:name="Tabela1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3.D1" style:family="table-cell">
      <style:table-cell-properties fo:padding="0.097cm" fo:border="0.002cm solid #000000"/>
    </style:style>
    <style:style style:name="Tabela134" style:family="table">
      <style:table-properties style:width="17cm" table:align="margins"/>
    </style:style>
    <style:style style:name="Tabela134.A" style:family="table-column">
      <style:table-column-properties style:column-width="3.399cm" style:rel-column-width="13106*"/>
    </style:style>
    <style:style style:name="Tabela134.C" style:family="table-column">
      <style:table-column-properties style:column-width="3.401cm" style:rel-column-width="13107*"/>
    </style:style>
    <style:style style:name="Tabela134.E" style:family="table-column">
      <style:table-column-properties style:column-width="3.401cm" style:rel-column-width="13110*"/>
    </style:style>
    <style:style style:name="Tabela1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4.E1" style:family="table-cell">
      <style:table-cell-properties fo:padding="0.097cm" fo:border="0.002cm solid #000000"/>
    </style:style>
    <style:style style:name="Tabela135" style:family="table">
      <style:table-properties style:width="17cm" table:align="margins"/>
    </style:style>
    <style:style style:name="Tabela135.A" style:family="table-column">
      <style:table-column-properties style:column-width="5.66cm" style:rel-column-width="21820*"/>
    </style:style>
    <style:style style:name="Tabela135.C" style:family="table-column">
      <style:table-column-properties style:column-width="5.68cm" style:rel-column-width="21895*"/>
    </style:style>
    <style:style style:name="Tabela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5.C1" style:family="table-cell">
      <style:table-cell-properties fo:padding="0.097cm" fo:border="0.002cm solid #000000"/>
    </style:style>
    <style:style style:name="Tabela136" style:family="table">
      <style:table-properties style:width="17cm" table:align="margins"/>
    </style:style>
    <style:style style:name="Tabela136.A" style:family="table-column">
      <style:table-column-properties style:column-width="3.399cm" style:rel-column-width="13106*"/>
    </style:style>
    <style:style style:name="Tabela136.C" style:family="table-column">
      <style:table-column-properties style:column-width="3.401cm" style:rel-column-width="13107*"/>
    </style:style>
    <style:style style:name="Tabela136.E" style:family="table-column">
      <style:table-column-properties style:column-width="3.401cm" style:rel-column-width="13110*"/>
    </style:style>
    <style:style style:name="Tabela1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6.E1" style:family="table-cell">
      <style:table-cell-properties fo:padding="0.097cm" fo:border="0.002cm solid #000000"/>
    </style:style>
    <style:style style:name="Tabela137" style:family="table">
      <style:table-properties style:width="17cm" table:align="margins"/>
    </style:style>
    <style:style style:name="Tabela137.A" style:family="table-column">
      <style:table-column-properties style:column-width="5.66cm" style:rel-column-width="21820*"/>
    </style:style>
    <style:style style:name="Tabela137.C" style:family="table-column">
      <style:table-column-properties style:column-width="5.68cm" style:rel-column-width="21895*"/>
    </style:style>
    <style:style style:name="Tabela1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7.C1" style:family="table-cell">
      <style:table-cell-properties fo:padding="0.097cm" fo:border="0.002cm solid #000000"/>
    </style:style>
    <style:style style:name="Tabela138" style:family="table">
      <style:table-properties style:width="17cm" table:align="margins"/>
    </style:style>
    <style:style style:name="Tabela138.A" style:family="table-column">
      <style:table-column-properties style:column-width="3.399cm" style:rel-column-width="13106*"/>
    </style:style>
    <style:style style:name="Tabela138.C" style:family="table-column">
      <style:table-column-properties style:column-width="3.401cm" style:rel-column-width="13107*"/>
    </style:style>
    <style:style style:name="Tabela138.E" style:family="table-column">
      <style:table-column-properties style:column-width="3.401cm" style:rel-column-width="13110*"/>
    </style:style>
    <style:style style:name="Tabela1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8.E1" style:family="table-cell">
      <style:table-cell-properties fo:padding="0.097cm" fo:border="0.002cm solid #000000"/>
    </style:style>
    <style:style style:name="Tabela139" style:family="table">
      <style:table-properties style:width="17cm" table:align="margins"/>
    </style:style>
    <style:style style:name="Tabela139.A" style:family="table-column">
      <style:table-column-properties style:column-width="5.66cm" style:rel-column-width="21820*"/>
    </style:style>
    <style:style style:name="Tabela139.C" style:family="table-column">
      <style:table-column-properties style:column-width="5.68cm" style:rel-column-width="21895*"/>
    </style:style>
    <style:style style:name="Tabela1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39.C1" style:family="table-cell">
      <style:table-cell-properties fo:padding="0.097cm" fo:border="0.002cm solid #000000"/>
    </style:style>
    <style:style style:name="Tabela140" style:family="table">
      <style:table-properties style:width="17cm" table:align="margins"/>
    </style:style>
    <style:style style:name="Tabela140.A" style:family="table-column">
      <style:table-column-properties style:column-width="2.833cm" style:rel-column-width="10922*"/>
    </style:style>
    <style:style style:name="Tabela140.C" style:family="table-column">
      <style:table-column-properties style:column-width="2.833cm" style:rel-column-width="10923*"/>
    </style:style>
    <style:style style:name="Tabela14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0.F1" style:family="table-cell">
      <style:table-cell-properties fo:padding="0.097cm" fo:border="0.002cm solid #000000"/>
    </style:style>
    <style:style style:name="Tabela141" style:family="table">
      <style:table-properties style:width="17cm" table:align="margins"/>
    </style:style>
    <style:style style:name="Tabela141.A" style:family="table-column">
      <style:table-column-properties style:column-width="5.66cm" style:rel-column-width="21820*"/>
    </style:style>
    <style:style style:name="Tabela141.C" style:family="table-column">
      <style:table-column-properties style:column-width="5.68cm" style:rel-column-width="21895*"/>
    </style:style>
    <style:style style:name="Tabela1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1.C1" style:family="table-cell">
      <style:table-cell-properties fo:padding="0.097cm" fo:border="0.002cm solid #000000"/>
    </style:style>
    <style:style style:name="Tabela142" style:family="table">
      <style:table-properties style:width="17cm" table:align="margins"/>
    </style:style>
    <style:style style:name="Tabela142.A" style:family="table-column">
      <style:table-column-properties style:column-width="3.399cm" style:rel-column-width="13106*"/>
    </style:style>
    <style:style style:name="Tabela142.C" style:family="table-column">
      <style:table-column-properties style:column-width="3.401cm" style:rel-column-width="13107*"/>
    </style:style>
    <style:style style:name="Tabela142.E" style:family="table-column">
      <style:table-column-properties style:column-width="3.401cm" style:rel-column-width="13110*"/>
    </style:style>
    <style:style style:name="Tabela14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2.E1" style:family="table-cell">
      <style:table-cell-properties fo:padding="0.097cm" fo:border="0.002cm solid #000000"/>
    </style:style>
    <style:style style:name="Tabela143" style:family="table">
      <style:table-properties style:width="17cm" table:align="margins"/>
    </style:style>
    <style:style style:name="Tabela143.A" style:family="table-column">
      <style:table-column-properties style:column-width="5.66cm" style:rel-column-width="21820*"/>
    </style:style>
    <style:style style:name="Tabela143.C" style:family="table-column">
      <style:table-column-properties style:column-width="5.68cm" style:rel-column-width="21895*"/>
    </style:style>
    <style:style style:name="Tabela14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3.C1" style:family="table-cell">
      <style:table-cell-properties fo:padding="0.097cm" fo:border="0.002cm solid #000000"/>
    </style:style>
    <style:style style:name="Tabela144" style:family="table">
      <style:table-properties style:width="17cm" table:align="margins"/>
    </style:style>
    <style:style style:name="Tabela144.A" style:family="table-column">
      <style:table-column-properties style:column-width="3.399cm" style:rel-column-width="13106*"/>
    </style:style>
    <style:style style:name="Tabela144.C" style:family="table-column">
      <style:table-column-properties style:column-width="3.401cm" style:rel-column-width="13107*"/>
    </style:style>
    <style:style style:name="Tabela144.E" style:family="table-column">
      <style:table-column-properties style:column-width="3.401cm" style:rel-column-width="13110*"/>
    </style:style>
    <style:style style:name="Tabela1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4.E1" style:family="table-cell">
      <style:table-cell-properties fo:padding="0.097cm" fo:border="0.002cm solid #000000"/>
    </style:style>
    <style:style style:name="Tabela145" style:family="table">
      <style:table-properties style:width="17cm" table:align="margins"/>
    </style:style>
    <style:style style:name="Tabela145.A" style:family="table-column">
      <style:table-column-properties style:column-width="5.66cm" style:rel-column-width="21820*"/>
    </style:style>
    <style:style style:name="Tabela145.C" style:family="table-column">
      <style:table-column-properties style:column-width="5.68cm" style:rel-column-width="21895*"/>
    </style:style>
    <style:style style:name="Tabela1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5.C1" style:family="table-cell">
      <style:table-cell-properties fo:padding="0.097cm" fo:border="0.002cm solid #000000"/>
    </style:style>
    <style:style style:name="Tabela146" style:family="table">
      <style:table-properties style:width="17cm" table:align="margins"/>
    </style:style>
    <style:style style:name="Tabela146.A" style:family="table-column">
      <style:table-column-properties style:column-width="2.833cm" style:rel-column-width="10922*"/>
    </style:style>
    <style:style style:name="Tabela146.C" style:family="table-column">
      <style:table-column-properties style:column-width="2.833cm" style:rel-column-width="10923*"/>
    </style:style>
    <style:style style:name="Tabela1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6.F1" style:family="table-cell">
      <style:table-cell-properties fo:padding="0.097cm" fo:border="0.002cm solid #000000"/>
    </style:style>
    <style:style style:name="Tabela147" style:family="table">
      <style:table-properties style:width="17cm" table:align="margins"/>
    </style:style>
    <style:style style:name="Tabela147.A" style:family="table-column">
      <style:table-column-properties style:column-width="5.66cm" style:rel-column-width="21820*"/>
    </style:style>
    <style:style style:name="Tabela147.C" style:family="table-column">
      <style:table-column-properties style:column-width="5.68cm" style:rel-column-width="21895*"/>
    </style:style>
    <style:style style:name="Tabela1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7.C1" style:family="table-cell">
      <style:table-cell-properties fo:padding="0.097cm" fo:border="0.002cm solid #000000"/>
    </style:style>
    <style:style style:name="Tabela148" style:family="table">
      <style:table-properties style:width="17cm" table:align="margins"/>
    </style:style>
    <style:style style:name="Tabela148.A" style:family="table-column">
      <style:table-column-properties style:column-width="3.399cm" style:rel-column-width="13106*"/>
    </style:style>
    <style:style style:name="Tabela148.C" style:family="table-column">
      <style:table-column-properties style:column-width="3.401cm" style:rel-column-width="13107*"/>
    </style:style>
    <style:style style:name="Tabela148.E" style:family="table-column">
      <style:table-column-properties style:column-width="3.401cm" style:rel-column-width="13110*"/>
    </style:style>
    <style:style style:name="Tabela1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8.E1" style:family="table-cell">
      <style:table-cell-properties fo:padding="0.097cm" fo:border="0.002cm solid #000000"/>
    </style:style>
    <style:style style:name="Tabela149" style:family="table">
      <style:table-properties style:width="17cm" table:align="margins"/>
    </style:style>
    <style:style style:name="Tabela149.A" style:family="table-column">
      <style:table-column-properties style:column-width="4.249cm" style:rel-column-width="16383*"/>
    </style:style>
    <style:style style:name="Tabela149.B" style:family="table-column">
      <style:table-column-properties style:column-width="4.251cm" style:rel-column-width="16384*"/>
    </style:style>
    <style:style style:name="Tabela149.1" style:family="table-row">
      <style:table-row-properties style:min-row-height="0.728cm"/>
    </style:style>
    <style:style style:name="Tabela1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9.D1" style:family="table-cell">
      <style:table-cell-properties fo:padding="0.097cm" fo:border="0.002cm solid #000000"/>
    </style:style>
    <style:style style:name="Tabela150" style:family="table">
      <style:table-properties style:width="17cm" table:align="margins"/>
    </style:style>
    <style:style style:name="Tabela150.A" style:family="table-column">
      <style:table-column-properties style:column-width="2.429cm" style:rel-column-width="9361*"/>
    </style:style>
    <style:style style:name="Tabela150.C" style:family="table-column">
      <style:table-column-properties style:column-width="2.429cm" style:rel-column-width="9362*"/>
    </style:style>
    <style:style style:name="Tabela150.G" style:family="table-column">
      <style:table-column-properties style:column-width="2.429cm" style:rel-column-width="9365*"/>
    </style:style>
    <style:style style:name="Tabela1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0.G1" style:family="table-cell">
      <style:table-cell-properties fo:padding="0.097cm" fo:border="0.002cm solid #000000"/>
    </style:style>
    <style:style style:name="Tabela151" style:family="table">
      <style:table-properties style:width="17cm" table:align="margins"/>
    </style:style>
    <style:style style:name="Tabela151.A" style:family="table-column">
      <style:table-column-properties style:column-width="5.66cm" style:rel-column-width="21820*"/>
    </style:style>
    <style:style style:name="Tabela151.C" style:family="table-column">
      <style:table-column-properties style:column-width="5.68cm" style:rel-column-width="21895*"/>
    </style:style>
    <style:style style:name="Tabela1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1.C1" style:family="table-cell">
      <style:table-cell-properties fo:padding="0.097cm" fo:border="0.002cm solid #000000"/>
    </style:style>
    <style:style style:name="Tabela154" style:family="table">
      <style:table-properties style:width="17.027cm" fo:margin-left="-0.023cm" fo:margin-right="-0.004cm" table:align="margins"/>
    </style:style>
    <style:style style:name="Tabela154.A" style:family="table-column">
      <style:table-column-properties style:column-width="4.279cm" style:rel-column-width="16470*"/>
    </style:style>
    <style:style style:name="Tabela154.B" style:family="table-column">
      <style:table-column-properties style:column-width="4.249cm" style:rel-column-width="16354*"/>
    </style:style>
    <style:style style:name="Tabela154.D" style:family="table-column">
      <style:table-column-properties style:column-width="4.249cm" style:rel-column-width="16357*"/>
    </style:style>
    <style:style style:name="Tabela154.1" style:family="table-row">
      <style:table-row-properties style:min-row-height="0.728cm"/>
    </style:style>
    <style:style style:name="Tabela1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4.D1" style:family="table-cell">
      <style:table-cell-properties fo:padding="0.097cm" fo:border="0.002cm solid #000000"/>
    </style:style>
    <style:style style:name="Tabela155" style:family="table">
      <style:table-properties style:width="17cm" table:align="margins"/>
    </style:style>
    <style:style style:name="Tabela155.A" style:family="table-column">
      <style:table-column-properties style:column-width="2.429cm" style:rel-column-width="9362*"/>
    </style:style>
    <style:style style:name="Tabela155.G" style:family="table-column">
      <style:table-column-properties style:column-width="2.429cm" style:rel-column-width="9363*"/>
    </style:style>
    <style:style style:name="Tabela1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5.G1" style:family="table-cell">
      <style:table-cell-properties fo:padding="0.097cm" fo:border="0.002cm solid #000000"/>
    </style:style>
    <style:style style:name="Tabela156" style:family="table">
      <style:table-properties style:width="17.027cm" fo:margin-left="-0.023cm" fo:margin-right="-0.004cm" table:align="margins"/>
    </style:style>
    <style:style style:name="Tabela156.A" style:family="table-column">
      <style:table-column-properties style:column-width="4.279cm" style:rel-column-width="16470*"/>
    </style:style>
    <style:style style:name="Tabela156.B" style:family="table-column">
      <style:table-column-properties style:column-width="4.249cm" style:rel-column-width="16354*"/>
    </style:style>
    <style:style style:name="Tabela156.D" style:family="table-column">
      <style:table-column-properties style:column-width="4.249cm" style:rel-column-width="16357*"/>
    </style:style>
    <style:style style:name="Tabela156.1" style:family="table-row">
      <style:table-row-properties style:min-row-height="0.728cm"/>
    </style:style>
    <style:style style:name="Tabela1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6.D1" style:family="table-cell">
      <style:table-cell-properties fo:padding="0.097cm" fo:border="0.002cm solid #000000"/>
    </style:style>
    <style:style style:name="Tabela157" style:family="table">
      <style:table-properties style:width="17cm" table:align="margins"/>
    </style:style>
    <style:style style:name="Tabela157.A" style:family="table-column">
      <style:table-column-properties style:column-width="1.134cm" style:rel-column-width="4369*"/>
    </style:style>
    <style:style style:name="Tabela1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7.O1" style:family="table-cell">
      <style:table-cell-properties fo:padding="0.097cm" fo:border="0.002cm solid #000000"/>
    </style:style>
    <style:style style:name="Tabela158" style:family="table">
      <style:table-properties style:width="17.027cm" fo:margin-left="-0.023cm" fo:margin-right="-0.004cm" table:align="margins"/>
    </style:style>
    <style:style style:name="Tabela158.A" style:family="table-column">
      <style:table-column-properties style:column-width="4.279cm" style:rel-column-width="16470*"/>
    </style:style>
    <style:style style:name="Tabela158.B" style:family="table-column">
      <style:table-column-properties style:column-width="4.249cm" style:rel-column-width="16354*"/>
    </style:style>
    <style:style style:name="Tabela158.D" style:family="table-column">
      <style:table-column-properties style:column-width="4.249cm" style:rel-column-width="16357*"/>
    </style:style>
    <style:style style:name="Tabela158.1" style:family="table-row">
      <style:table-row-properties style:min-row-height="0.728cm"/>
    </style:style>
    <style:style style:name="Tabela1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8.D1" style:family="table-cell">
      <style:table-cell-properties fo:padding="0.097cm" fo:border="0.002cm solid #000000"/>
    </style:style>
    <style:style style:name="Tabela159" style:family="table">
      <style:table-properties style:width="17cm" table:align="margins"/>
    </style:style>
    <style:style style:name="Tabela159.A" style:family="table-column">
      <style:table-column-properties style:column-width="1.889cm" style:rel-column-width="7281*"/>
    </style:style>
    <style:style style:name="Tabela159.I" style:family="table-column">
      <style:table-column-properties style:column-width="1.891cm" style:rel-column-width="7287*"/>
    </style:style>
    <style:style style:name="Tabela1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9.I1" style:family="table-cell">
      <style:table-cell-properties fo:padding="0.097cm" fo:border="0.002cm solid #000000"/>
    </style:style>
    <style:style style:name="Tabela160" style:family="table">
      <style:table-properties style:width="17.027cm" fo:margin-left="-0.023cm" fo:margin-right="-0.004cm" table:align="margins"/>
    </style:style>
    <style:style style:name="Tabela160.A" style:family="table-column">
      <style:table-column-properties style:column-width="4.279cm" style:rel-column-width="16470*"/>
    </style:style>
    <style:style style:name="Tabela160.B" style:family="table-column">
      <style:table-column-properties style:column-width="4.249cm" style:rel-column-width="16354*"/>
    </style:style>
    <style:style style:name="Tabela160.D" style:family="table-column">
      <style:table-column-properties style:column-width="4.249cm" style:rel-column-width="16357*"/>
    </style:style>
    <style:style style:name="Tabela160.1" style:family="table-row">
      <style:table-row-properties style:min-row-height="0.728cm"/>
    </style:style>
    <style:style style:name="Tabela1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0.D1" style:family="table-cell">
      <style:table-cell-properties fo:padding="0.097cm" fo:border="0.002cm solid #000000"/>
    </style:style>
    <style:style style:name="Tabela161" style:family="table">
      <style:table-properties style:width="17cm" table:align="margins"/>
    </style:style>
    <style:style style:name="Tabela161.A" style:family="table-column">
      <style:table-column-properties style:column-width="1.889cm" style:rel-column-width="7281*"/>
    </style:style>
    <style:style style:name="Tabela161.I" style:family="table-column">
      <style:table-column-properties style:column-width="1.891cm" style:rel-column-width="7287*"/>
    </style:style>
    <style:style style:name="Tabela1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1.I1" style:family="table-cell">
      <style:table-cell-properties fo:padding="0.097cm" fo:border="0.002cm solid #000000"/>
    </style:style>
    <style:style style:name="Tabela162" style:family="table">
      <style:table-properties style:width="17cm" table:align="margins"/>
    </style:style>
    <style:style style:name="Tabela162.A" style:family="table-column">
      <style:table-column-properties style:column-width="2.125cm" style:rel-column-width="8191*"/>
    </style:style>
    <style:style style:name="Tabela162.H" style:family="table-column">
      <style:table-column-properties style:column-width="2.127cm" style:rel-column-width="8198*"/>
    </style:style>
    <style:style style:name="Tabela1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2.H1" style:family="table-cell">
      <style:table-cell-properties fo:padding="0.097cm" fo:border="0.002cm solid #000000"/>
    </style:style>
    <style:style style:name="Tabela163" style:family="table">
      <style:table-properties style:width="17cm" table:align="margins"/>
    </style:style>
    <style:style style:name="Tabela163.A" style:family="table-column">
      <style:table-column-properties style:column-width="1.889cm" style:rel-column-width="7281*"/>
    </style:style>
    <style:style style:name="Tabela163.I" style:family="table-column">
      <style:table-column-properties style:column-width="1.891cm" style:rel-column-width="7287*"/>
    </style:style>
    <style:style style:name="Tabela1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3.I1" style:family="table-cell">
      <style:table-cell-properties fo:padding="0.097cm" fo:border="0.002cm solid #000000"/>
    </style:style>
    <style:style style:name="Tabela164" style:family="table">
      <style:table-properties style:width="17cm" table:align="margins"/>
    </style:style>
    <style:style style:name="Tabela164.A" style:family="table-column">
      <style:table-column-properties style:column-width="5.66cm" style:rel-column-width="21820*"/>
    </style:style>
    <style:style style:name="Tabela164.C" style:family="table-column">
      <style:table-column-properties style:column-width="5.68cm" style:rel-column-width="21895*"/>
    </style:style>
    <style:style style:name="Tabela1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64.C1" style:family="table-cell">
      <style:table-cell-properties fo:padding="0.097cm" fo:border="0.002cm solid #000000"/>
    </style:style>
    <style:style style:name="Tabela14" style:family="table">
      <style:table-properties style:width="17cm" table:align="margins"/>
    </style:style>
    <style:style style:name="Tabela14.A" style:family="table-column">
      <style:table-column-properties style:column-width="4.249cm" style:rel-column-width="16383*"/>
    </style:style>
    <style:style style:name="Tabela14.B" style:family="table-column">
      <style:table-column-properties style:column-width="4.251cm" style:rel-column-width="16384*"/>
    </style:style>
    <style:style style:name="Tabela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4.D1" style:family="table-cell">
      <style:table-cell-properties fo:padding="0.097cm" fo:border="0.002cm solid #000000"/>
    </style:style>
    <style:style style:name="Tabela15" style:family="table">
      <style:table-properties style:width="17cm" table:align="margins"/>
    </style:style>
    <style:style style:name="Tabela15.A" style:family="table-column">
      <style:table-column-properties style:column-width="5.66cm" style:rel-column-width="21820*"/>
    </style:style>
    <style:style style:name="Tabela15.C" style:family="table-column">
      <style:table-column-properties style:column-width="5.68cm" style:rel-column-width="21895*"/>
    </style:style>
    <style:style style:name="Tabela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5.C1" style:family="table-cell">
      <style:table-cell-properties fo:padding="0.097cm" fo:border="0.002cm solid #000000"/>
    </style:style>
    <style:style style:name="Tabela20" style:family="table">
      <style:table-properties style:width="17cm" table:align="margins"/>
    </style:style>
    <style:style style:name="Tabela20.A" style:family="table-column">
      <style:table-column-properties style:column-width="4.249cm" style:rel-column-width="16383*"/>
    </style:style>
    <style:style style:name="Tabela20.B" style:family="table-column">
      <style:table-column-properties style:column-width="4.251cm" style:rel-column-width="16384*"/>
    </style:style>
    <style:style style:name="Tabela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0.D1" style:family="table-cell">
      <style:table-cell-properties fo:padding="0.097cm" fo:border="0.002cm solid #000000"/>
    </style:style>
    <style:style style:name="Tabela21" style:family="table">
      <style:table-properties style:width="17cm" table:align="margins"/>
    </style:style>
    <style:style style:name="Tabela21.A" style:family="table-column">
      <style:table-column-properties style:column-width="2.829cm" style:rel-column-width="10906*"/>
    </style:style>
    <style:style style:name="Tabela21.F" style:family="table-column">
      <style:table-column-properties style:column-width="2.854cm" style:rel-column-width="11005*"/>
    </style:style>
    <style:style style:name="Tabela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1.F1" style:family="table-cell">
      <style:table-cell-properties fo:padding="0.097cm" fo:border="0.002cm solid #000000"/>
    </style:style>
    <style:style style:name="Tabela22" style:family="table">
      <style:table-properties style:width="17cm" table:align="margins"/>
    </style:style>
    <style:style style:name="Tabela22.A" style:family="table-column">
      <style:table-column-properties style:column-width="4.249cm" style:rel-column-width="16383*"/>
    </style:style>
    <style:style style:name="Tabela22.B" style:family="table-column">
      <style:table-column-properties style:column-width="4.251cm" style:rel-column-width="16384*"/>
    </style:style>
    <style:style style:name="Tabela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2.D1" style:family="table-cell">
      <style:table-cell-properties fo:padding="0.097cm" fo:border="0.002cm solid #000000"/>
    </style:style>
    <style:style style:name="Tabela23" style:family="table">
      <style:table-properties style:width="17cm" table:align="margins"/>
    </style:style>
    <style:style style:name="Tabela23.A" style:family="table-column">
      <style:table-column-properties style:column-width="4.249cm" style:rel-column-width="16380*"/>
    </style:style>
    <style:style style:name="Tabela23.D" style:family="table-column">
      <style:table-column-properties style:column-width="4.253cm" style:rel-column-width="16395*"/>
    </style:style>
    <style:style style:name="Tabela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3.D1" style:family="table-cell">
      <style:table-cell-properties fo:padding="0.097cm" fo:border="0.002cm solid #000000"/>
    </style:style>
    <style:style style:name="Tabela24" style:family="table">
      <style:table-properties style:width="17cm" table:align="margins"/>
    </style:style>
    <style:style style:name="Tabela24.A" style:family="table-column">
      <style:table-column-properties style:column-width="4.249cm" style:rel-column-width="16383*"/>
    </style:style>
    <style:style style:name="Tabela24.B" style:family="table-column">
      <style:table-column-properties style:column-width="4.251cm" style:rel-column-width="16384*"/>
    </style:style>
    <style:style style:name="Tabela24.1" style:family="table-row">
      <style:table-row-properties style:min-row-height="0.61cm"/>
    </style:style>
    <style:style style:name="Tabela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4.D1" style:family="table-cell">
      <style:table-cell-properties fo:padding="0.097cm" fo:border="0.002cm solid #000000"/>
    </style:style>
    <style:style style:name="Tabela25" style:family="table">
      <style:table-properties style:width="17cm" table:align="margins"/>
    </style:style>
    <style:style style:name="Tabela25.A" style:family="table-column">
      <style:table-column-properties style:column-width="3.401cm" style:rel-column-width="13109*"/>
    </style:style>
    <style:style style:name="Tabela25.E" style:family="table-column">
      <style:table-column-properties style:column-width="3.397cm" style:rel-column-width="13099*"/>
    </style:style>
    <style:style style:name="Tabela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5.E1" style:family="table-cell">
      <style:table-cell-properties fo:padding="0.097cm" fo:border="0.002cm solid #000000"/>
    </style:style>
    <style:style style:name="Tabela27" style:family="table">
      <style:table-properties style:width="17cm" table:align="margins"/>
    </style:style>
    <style:style style:name="Tabela27.A" style:family="table-column">
      <style:table-column-properties style:column-width="4.249cm" style:rel-column-width="16383*"/>
    </style:style>
    <style:style style:name="Tabela27.B" style:family="table-column">
      <style:table-column-properties style:column-width="4.251cm" style:rel-column-width="16384*"/>
    </style:style>
    <style:style style:name="Tabela27.1" style:family="table-row">
      <style:table-row-properties style:min-row-height="0.61cm"/>
    </style:style>
    <style:style style:name="Tabela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7.D1" style:family="table-cell">
      <style:table-cell-properties fo:padding="0.097cm" fo:border="0.002cm solid #000000"/>
    </style:style>
    <style:style style:name="Tabela26" style:family="table">
      <style:table-properties style:width="17cm" table:align="margins"/>
    </style:style>
    <style:style style:name="Tabela26.A" style:family="table-column">
      <style:table-column-properties style:column-width="3.397cm" style:rel-column-width="13096*"/>
    </style:style>
    <style:style style:name="Tabela26.B" style:family="table-column">
      <style:table-column-properties style:column-width="3.401cm" style:rel-column-width="13109*"/>
    </style:style>
    <style:style style:name="Tabela26.E" style:family="table-column">
      <style:table-column-properties style:column-width="3.401cm" style:rel-column-width="13112*"/>
    </style:style>
    <style:style style:name="Tabela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6.E1" style:family="table-cell">
      <style:table-cell-properties fo:padding="0.097cm" fo:border="0.002cm solid #000000"/>
    </style:style>
    <style:style style:name="Tabela28" style:family="table">
      <style:table-properties style:width="17cm" table:align="margins"/>
    </style:style>
    <style:style style:name="Tabela28.A" style:family="table-column">
      <style:table-column-properties style:column-width="4.249cm" style:rel-column-width="16383*"/>
    </style:style>
    <style:style style:name="Tabela28.B" style:family="table-column">
      <style:table-column-properties style:column-width="4.251cm" style:rel-column-width="16384*"/>
    </style:style>
    <style:style style:name="Tabela28.1" style:family="table-row">
      <style:table-row-properties style:min-row-height="0.61cm"/>
    </style:style>
    <style:style style:name="Tabela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8.D1" style:family="table-cell">
      <style:table-cell-properties fo:padding="0.097cm" fo:border="0.002cm solid #000000"/>
    </style:style>
    <style:style style:name="Tabela29" style:family="table">
      <style:table-properties style:width="17cm" table:align="margins"/>
    </style:style>
    <style:style style:name="Tabela29.A" style:family="table-column">
      <style:table-column-properties style:column-width="4.249cm" style:rel-column-width="16380*"/>
    </style:style>
    <style:style style:name="Tabela29.D" style:family="table-column">
      <style:table-column-properties style:column-width="4.253cm" style:rel-column-width="16395*"/>
    </style:style>
    <style:style style:name="Tabela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9.D1" style:family="table-cell">
      <style:table-cell-properties fo:padding="0.097cm" fo:border="0.002cm solid #000000"/>
    </style:style>
    <style:style style:name="Tabela30" style:family="table">
      <style:table-properties style:width="17cm" table:align="margins"/>
    </style:style>
    <style:style style:name="Tabela30.A" style:family="table-column">
      <style:table-column-properties style:column-width="4.249cm" style:rel-column-width="16383*"/>
    </style:style>
    <style:style style:name="Tabela30.B" style:family="table-column">
      <style:table-column-properties style:column-width="4.251cm" style:rel-column-width="16384*"/>
    </style:style>
    <style:style style:name="Tabela30.1" style:family="table-row">
      <style:table-row-properties style:min-row-height="0.61cm"/>
    </style:style>
    <style:style style:name="Tabela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0.D1" style:family="table-cell">
      <style:table-cell-properties fo:padding="0.097cm" fo:border="0.002cm solid #000000"/>
    </style:style>
    <style:style style:name="Tabela31" style:family="table">
      <style:table-properties style:width="17cm" table:align="margins"/>
    </style:style>
    <style:style style:name="Tabela31.A" style:family="table-column">
      <style:table-column-properties style:column-width="5.66cm" style:rel-column-width="21820*"/>
    </style:style>
    <style:style style:name="Tabela31.C" style:family="table-column">
      <style:table-column-properties style:column-width="5.68cm" style:rel-column-width="21895*"/>
    </style:style>
    <style:style style:name="Tabela31.1" style:family="table-row">
      <style:table-row-properties style:min-row-height="0.61cm"/>
    </style:style>
    <style:style style:name="Tabela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1.C1" style:family="table-cell">
      <style:table-cell-properties fo:padding="0.097cm" fo:border="0.002cm solid #000000"/>
    </style:style>
    <style:style style:name="Tabela32" style:family="table">
      <style:table-properties style:width="17cm" table:align="margins"/>
    </style:style>
    <style:style style:name="Tabela32.A" style:family="table-column">
      <style:table-column-properties style:column-width="4.249cm" style:rel-column-width="16383*"/>
    </style:style>
    <style:style style:name="Tabela32.B" style:family="table-column">
      <style:table-column-properties style:column-width="4.251cm" style:rel-column-width="16384*"/>
    </style:style>
    <style:style style:name="Tabela32.1" style:family="table-row">
      <style:table-row-properties style:min-row-height="0.61cm"/>
    </style:style>
    <style:style style:name="Tabela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2.D1" style:family="table-cell">
      <style:table-cell-properties fo:padding="0.097cm" fo:border="0.002cm solid #000000"/>
    </style:style>
    <style:style style:name="Tabela33" style:family="table">
      <style:table-properties style:width="17cm" table:align="margins"/>
    </style:style>
    <style:style style:name="Tabela33.A" style:family="table-column">
      <style:table-column-properties style:column-width="3.401cm" style:rel-column-width="13109*"/>
    </style:style>
    <style:style style:name="Tabela33.E" style:family="table-column">
      <style:table-column-properties style:column-width="3.397cm" style:rel-column-width="13099*"/>
    </style:style>
    <style:style style:name="Tabe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3.E1" style:family="table-cell">
      <style:table-cell-properties fo:padding="0.097cm" fo:border="0.002cm solid #000000"/>
    </style:style>
    <style:style style:name="Tabela34" style:family="table">
      <style:table-properties style:width="17cm" table:align="margins"/>
    </style:style>
    <style:style style:name="Tabela34.A" style:family="table-column">
      <style:table-column-properties style:column-width="4.249cm" style:rel-column-width="16383*"/>
    </style:style>
    <style:style style:name="Tabela34.B" style:family="table-column">
      <style:table-column-properties style:column-width="4.251cm" style:rel-column-width="16384*"/>
    </style:style>
    <style:style style:name="Tabela34.1" style:family="table-row">
      <style:table-row-properties style:min-row-height="0.61cm"/>
    </style:style>
    <style:style style:name="Tabela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4.D1" style:family="table-cell">
      <style:table-cell-properties fo:padding="0.097cm" fo:border="0.002cm solid #000000"/>
    </style:style>
    <style:style style:name="Tabela36" style:family="table">
      <style:table-properties style:width="17cm" table:align="margins"/>
    </style:style>
    <style:style style:name="Tabela36.A" style:family="table-column">
      <style:table-column-properties style:column-width="3.401cm" style:rel-column-width="13109*"/>
    </style:style>
    <style:style style:name="Tabela36.E" style:family="table-column">
      <style:table-column-properties style:column-width="3.397cm" style:rel-column-width="13099*"/>
    </style:style>
    <style:style style:name="Tabela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6.E1" style:family="table-cell">
      <style:table-cell-properties fo:padding="0.097cm" fo:border="0.002cm solid #000000"/>
    </style:style>
    <style:style style:name="Tabela35" style:family="table">
      <style:table-properties style:width="17cm" table:align="margins"/>
    </style:style>
    <style:style style:name="Tabela35.A" style:family="table-column">
      <style:table-column-properties style:column-width="4.249cm" style:rel-column-width="16383*"/>
    </style:style>
    <style:style style:name="Tabela35.B" style:family="table-column">
      <style:table-column-properties style:column-width="4.251cm" style:rel-column-width="16384*"/>
    </style:style>
    <style:style style:name="Tabela35.1" style:family="table-row">
      <style:table-row-properties style:min-row-height="0.61cm"/>
    </style:style>
    <style:style style:name="Tabela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5.D1" style:family="table-cell">
      <style:table-cell-properties fo:padding="0.097cm" fo:border="0.002cm solid #000000"/>
    </style:style>
    <style:style style:name="Tabela37" style:family="table">
      <style:table-properties style:width="17cm" table:align="margins"/>
    </style:style>
    <style:style style:name="Tabela37.A" style:family="table-column">
      <style:table-column-properties style:column-width="4.249cm" style:rel-column-width="16380*"/>
    </style:style>
    <style:style style:name="Tabela37.D" style:family="table-column">
      <style:table-column-properties style:column-width="4.253cm" style:rel-column-width="16395*"/>
    </style:style>
    <style:style style:name="Tabela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7.D1" style:family="table-cell">
      <style:table-cell-properties fo:padding="0.097cm" fo:border="0.002cm solid #000000"/>
    </style:style>
    <style:style style:name="Tabela38" style:family="table">
      <style:table-properties style:width="17cm" table:align="margins"/>
    </style:style>
    <style:style style:name="Tabela38.A" style:family="table-column">
      <style:table-column-properties style:column-width="4.249cm" style:rel-column-width="16383*"/>
    </style:style>
    <style:style style:name="Tabela38.B" style:family="table-column">
      <style:table-column-properties style:column-width="4.251cm" style:rel-column-width="16384*"/>
    </style:style>
    <style:style style:name="Tabela38.1" style:family="table-row">
      <style:table-row-properties style:min-row-height="0.61cm"/>
    </style:style>
    <style:style style:name="Tabela3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8.D1" style:family="table-cell">
      <style:table-cell-properties fo:padding="0.097cm" fo:border="0.002cm solid #000000"/>
    </style:style>
    <style:style style:name="Tabela39" style:family="table">
      <style:table-properties style:width="17cm" table:align="margins"/>
    </style:style>
    <style:style style:name="Tabela39.A" style:family="table-column">
      <style:table-column-properties style:column-width="5.66cm" style:rel-column-width="21820*"/>
    </style:style>
    <style:style style:name="Tabela39.C" style:family="table-column">
      <style:table-column-properties style:column-width="5.68cm" style:rel-column-width="21895*"/>
    </style:style>
    <style:style style:name="Tabela39.1" style:family="table-row">
      <style:table-row-properties style:min-row-height="0.61cm"/>
    </style:style>
    <style:style style:name="Tabela3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9.C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fo:font-size="5pt" fo:language="en" fo:country="US" style:font-size-asian="5pt" style:font-size-complex="5pt"/>
    </style:style>
    <style:style style:name="P7" style:family="paragraph" style:parent-style-name="Table_20_Contents">
      <style:paragraph-properties fo:text-align="center" style:justify-single-word="false"/>
      <style:text-properties fo:font-size="5pt" style:font-size-asian="5pt" style:font-size-complex="5pt"/>
    </style:style>
    <style:style style:name="P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1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able_20_Contents" style:list-style-name="L1">
      <style:paragraph-properties fo:text-align="justify" style:justify-single-word="false"/>
    </style:style>
    <style:style style:name="P13" style:family="paragraph" style:parent-style-name="Standard" style:list-style-name="L1">
      <style:paragraph-properties fo:text-align="justify" style:justify-single-word="false"/>
    </style:style>
    <style:style style:name="P1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pl" fo:country="P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tokół komunikacyjny HEKSAPOD</text:p>
      <text:p text:style-name="P3">UWAGI:</text:p>
      <text:list xml:id="list824214802087619039" text:style-name="L1">
        <text:list-item>
          <text:p text:style-name="P13">Protokół odbywa się na zasadzie odpytywania urządzenia SLAVE (STM32) przez urządzenie MASTER (Raspberry Pi – RPI).</text:p>
        </text:list-item>
        <text:list-item>
          <text:p text:style-name="P13">Pierwszy bajt wysyłany z RPI oznacza liczbę bajtów, które będą wysłane (nie licząc tego pierwszego bajtu).</text:p>
        </text:list-item>
        <text:list-item>
          <text:p text:style-name="P13">Zapis PING, CZYTAJ lub ZAPISZ oznacza konkretną komendę, którą wydaje RPI do STMa. W przypadku CZYTAJ, RPI żąda od STMa zwrócenia jakiejś wartości, zaś w przypadku ZAPISZ, RPI żąda zapisania jakiejś wartości (np. pozycji danego serwa). PING jedynie sprawdza poprawność komunikacji z konkretnym serwem. Oznaczenia bajtowe:</text:p>
          <text:p text:style-name="P13">PING<text:tab/><text:tab/><text:tab/>0x01</text:p>
          <text:p text:style-name="P13">READ<text:tab/><text:tab/><text:tab/>0x02</text:p>
          <text:p text:style-name="P13">WRITE<text:tab/><text:tab/>0x03</text:p>
          <text:p text:style-name="P13">READ_ALL<text:tab/><text:tab/>0x04</text:p>
          <text:p text:style-name="P13">WRITE_ALL<text:tab/><text:tab/>0x05</text:p>
        </text:list-item>
        <text:list-item>
          <text:p text:style-name="P13">Zapis 0xXY oznacza numer konkretnego serwa, gdzie:</text:p>
          <text:p text:style-name="P13">-X to numer odpowiedniej nogi 1-6 (numerowane według ruchu wskazówek zegara, pierwsza noga, to prawa przednia),</text:p>
          <text:p text:style-name="P13">-Y to numer odpowiedniego serwa 1-3 (numerowane od korpusu do końcówki nogi).</text:p>
        </text:list-item>
        <text:list-item>
          <text:p text:style-name="P13">Zapis Pozycja oznacza pozycję konkretnego serwa cyfrowego i ma ona wartość pomiędzy 0-1024, zaś 512 to pozycja centralna. W tabeli ujęto:</text:p>
          <text:p text:style-name="P13">- Pozycja X to starszy bajt numeru pozycji,</text:p>
          <text:p text:style-name="P13">- Pozycja Y to młodszy bajt numeru pozycji.</text:p>
        </text:list-item>
        <text:list-item>
          <text:p text:style-name="P13">Zapis Kod błedu oznacza, że STM zwraca do RPI specjalny numer z tablicy błedów, która znajduje się poniżej. Tablica jest całkowicie rozszerzalna, to jest jedynie jej pierwsza koncepcja.</text:p>
        </text:list-item>
      </text:list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list xml:id="list41445088" text:continue-numbering="true" text:style-name="L1">
              <text:list-item>
                <text:p text:style-name="P12">0x00</text:p>
              </text:list-item>
            </text:list>
          </table:table-cell>
          <table:table-cell table:style-name="Tabela6.B1" office:value-type="string">
            <text:list xml:id="list41473561" text:continue-numbering="true" text:style-name="L1">
              <text:list-item>
                <text:p text:style-name="P12">Brak błedu</text:p>
              </text:list-item>
            </text:list>
          </table:table-cell>
        </table:table-row>
        <table:table-row>
          <table:table-cell table:style-name="Tabela6.A2" office:value-type="string">
            <text:list xml:id="list41469375" text:continue-numbering="true" text:style-name="L1">
              <text:list-item>
                <text:p text:style-name="P12">0x01</text:p>
              </text:list-item>
            </text:list>
          </table:table-cell>
          <table:table-cell table:style-name="Tabela6.B2" office:value-type="string">
            <text:list xml:id="list41454601" text:continue-numbering="true" text:style-name="L1">
              <text:list-item>
                <text:p text:style-name="P12">Jakiś nieznany błąd</text:p>
              </text:list-item>
            </text:list>
          </table:table-cell>
        </table:table-row>
      </table:table>
      <text:list xml:id="list41472490" text:continue-numbering="true" text:style-name="L1">
        <text:list-item>
          <text:p text:style-name="P13">Zapis CRC oznacza sumę kontrolną, którą liczy się w następujący sposób:</text:p>
          <text:p text:style-name="P13">CRC = 255 – (suma wszystkich wysyłanych zaczynając od kodu rozkazu) modulo 255</text:p>
        </text:list-item>
      </text:list>
      <text:p text:style-name="P11">PROTOKÓŁ:</text:p>
      <text:p text:style-name="P3"/>
      <text:p text:style-name="P1">0A. RPI wysyła zapytanie PING (pingowanie samej komunikacji z STM)</text:p>
      <table:table table:name="Tabela90" table:style-name="Tabela90">
        <table:table-column table:style-name="Tabela90.A"/>
        <table:table-column table:style-name="Tabela90.B" table:number-columns-repeated="2"/>
        <table:table-column table:style-name="Tabela90.D"/>
        <table:table-row table:style-name="Tabela90.1">
          <table:table-cell table:style-name="Tabela90.A1" office:value-type="string">
            <text:p text:style-name="P5">0x03</text:p>
          </table:table-cell>
          <table:table-cell table:style-name="Tabela90.A1" office:value-type="string">
            <text:p text:style-name="P5">PING</text:p>
          </table:table-cell>
          <table:table-cell table:style-name="Tabela90.A1" office:value-type="string">
            <text:p text:style-name="P5">0x00</text:p>
          </table:table-cell>
          <table:table-cell table:style-name="Tabela90.D1" office:value-type="string">
            <text:p text:style-name="P5">CRC</text:p>
          </table:table-cell>
        </table:table-row>
      </table:table>
      <text:p text:style-name="P1">0B. STM odpowiada:</text:p>
      <table:table table:name="Tabela91" table:style-name="Tabela91">
        <table:table-column table:style-name="Tabela91.A" table:number-columns-repeated="2"/>
        <table:table-column table:style-name="Tabela91.C"/>
        <table:table-row>
          <table:table-cell table:style-name="Tabela91.A1" office:value-type="string">
            <text:p text:style-name="P5">0x00</text:p>
          </table:table-cell>
          <table:table-cell table:style-name="Tabela91.A1" office:value-type="string">
            <text:p text:style-name="P5">Kod błędu</text:p>
          </table:table-cell>
          <table:table-cell table:style-name="Tabela91.C1" office:value-type="string">
            <text:p text:style-name="P5">CRC</text:p>
          </table:table-cell>
        </table:table-row>
      </table:table>
      <text:p text:style-name="P1"/>
      <text:p text:style-name="P1">0A. RPI wysyła zapytanie PING (pingowanie konkretnego serwa)</text:p>
      <table:table table:name="Tabela74" table:style-name="Tabela74">
        <table:table-column table:style-name="Tabela74.A" table:number-columns-repeated="2"/>
        <table:table-column table:style-name="Tabela74.C"/>
        <table:table-column table:style-name="Tabela74.A"/>
        <table:table-column table:style-name="Tabela74.E"/>
        <table:table-row>
          <table:table-cell table:style-name="Tabela74.A1" office:value-type="string">
            <text:p text:style-name="P5">0x04</text:p>
          </table:table-cell>
          <table:table-cell table:style-name="Tabela74.A1" office:value-type="string">
            <text:p text:style-name="P5">PING</text:p>
          </table:table-cell>
          <table:table-cell table:style-name="Tabela74.A1" office:value-type="string">
            <text:p text:style-name="P5">0x01</text:p>
          </table:table-cell>
          <table:table-cell table:style-name="Tabela74.A1" office:value-type="string">
            <text:p text:style-name="P5">ID</text:p>
          </table:table-cell>
          <table:table-cell table:style-name="Tabela74.E1" office:value-type="string">
            <text:p text:style-name="P5">CRC</text:p>
          </table:table-cell>
        </table:table-row>
      </table:table>
      <text:p text:style-name="P1">0B. STM odpowiada:</text:p>
      <table:table table:name="Tabela89" table:style-name="Tabela89">
        <table:table-column table:style-name="Tabela89.A" table:number-columns-repeated="2"/>
        <table:table-column table:style-name="Tabela89.C"/>
        <table:table-row>
          <table:table-cell table:style-name="Tabela89.A1" office:value-type="string">
            <text:p text:style-name="P5">0x01</text:p>
          </table:table-cell>
          <table:table-cell table:style-name="Tabela89.A1" office:value-type="string">
            <text:p text:style-name="P5">Kod błędu</text:p>
          </table:table-cell>
          <table:table-cell table:style-name="Tabela89.C1" office:value-type="string">
            <text:p text:style-name="P5">CRC</text:p>
          </table:table-cell>
        </table:table-row>
      </table:table>
      <text:p text:style-name="P1"/>
      <text:p text:style-name="P1">0A. RPI wysyła zapytanie PING (pingowanie wszystkich serw)</text:p>
      <table:table table:name="Tabela152" table:style-name="Tabela152">
        <table:table-column table:style-name="Tabela152.A"/>
        <table:table-column table:style-name="Tabela152.B" table:number-columns-repeated="2"/>
        <table:table-column table:style-name="Tabela152.D"/>
        <table:table-row table:style-name="Tabela152.1">
          <table:table-cell table:style-name="Tabela152.A1" office:value-type="string">
            <text:p text:style-name="P5">0x03</text:p>
          </table:table-cell>
          <table:table-cell table:style-name="Tabela152.A1" office:value-type="string">
            <text:p text:style-name="P5">PING</text:p>
          </table:table-cell>
          <table:table-cell table:style-name="Tabela152.A1" office:value-type="string">
            <text:p text:style-name="P5">0x02</text:p>
          </table:table-cell>
          <table:table-cell table:style-name="Tabela152.D1" office:value-type="string">
            <text:p text:style-name="P5">CRC</text:p>
          </table:table-cell>
        </table:table-row>
      </table:table>
      <text:p text:style-name="P1">0B. STM odpowiada:</text:p>
      <table:table table:name="Tabela153" table:style-name="Tabela153">
        <table:table-column table:style-name="Tabela153.A" table:number-columns-repeated="2"/>
        <table:table-column table:style-name="Tabela153.C"/>
        <table:table-row>
          <table:table-cell table:style-name="Tabela153.A1" office:value-type="string">
            <text:p text:style-name="P5">0x02</text:p>
          </table:table-cell>
          <table:table-cell table:style-name="Tabela153.A1" office:value-type="string">
            <text:p text:style-name="P5">Kod błędu</text:p>
          </table:table-cell>
          <table:table-cell table:style-name="Tabela153.C1" office:value-type="string">
            <text:p text:style-name="P5">CRC</text:p>
          </table:table-cell>
        </table:table-row>
      </table:table>
      <text:p text:style-name="P1"/>
      <text:p text:style-name="P1"/>
      <text:p text:style-name="P1"/>
      <text:p text:style-name="P1">1A. RPI pyta o numer modelu serwa o numerze ID:</text:p>
      <table:table table:name="Tabela5" table:style-name="Tabela5">
        <table:table-column table:style-name="Tabela5.A" table:number-columns-repeated="2"/>
        <table:table-column table:style-name="Tabela5.C"/>
        <table:table-column table:style-name="Tabela5.A"/>
        <table:table-column table:style-name="Tabela5.E"/>
        <table:table-row>
          <table:table-cell table:style-name="Tabela5.A1" office:value-type="string">
            <text:p text:style-name="P5">0x04</text:p>
          </table:table-cell>
          <table:table-cell table:style-name="Tabela5.A1" office:value-type="string">
            <text:p text:style-name="P5">CZYTAJ</text:p>
          </table:table-cell>
          <table:table-cell table:style-name="Tabela5.A1" office:value-type="string">
            <text:p text:style-name="P5">0x00</text:p>
          </table:table-cell>
          <table:table-cell table:style-name="Tabela5.A1" office:value-type="string">
            <text:p text:style-name="P5">ID</text:p>
          </table:table-cell>
          <table:table-cell table:style-name="Tabela5.E1" office:value-type="string">
            <text:p text:style-name="P5">CRC</text:p>
          </table:table-cell>
        </table:table-row>
      </table:table>
      <text:p text:style-name="P1">1B. STM odpowiada:</text:p>
      <table:table table:name="Tabela7" table:style-name="Tabela7">
        <table:table-column table:style-name="Tabela7.A"/>
        <table:table-column table:style-name="Tabela7.B" table:number-columns-repeated="3"/>
        <table:table-row table:style-name="Tabela7.1">
          <table:table-cell table:style-name="Tabela7.A1" office:value-type="string">
            <text:p text:style-name="P5">0x00</text:p>
          </table:table-cell>
          <table:table-cell table:style-name="Tabela7.A1" office:value-type="string">
            <text:p text:style-name="P5">Model Numer L</text:p>
          </table:table-cell>
          <table:table-cell table:style-name="Tabela7.A1" office:value-type="string">
            <text:p text:style-name="P5">Model Numer H</text:p>
          </table:table-cell>
          <table:table-cell table:style-name="Tabela7.D1" office:value-type="string">
            <text:p text:style-name="P5">CRC</text:p>
          </table:table-cell>
        </table:table-row>
      </table:table>
      <text:p text:style-name="P1"/>
      <text:p text:style-name="P1">2A. RPI pyta o wersję firmware serwa:</text:p>
      <table:table table:name="Tabela44" table:style-name="Tabela44">
        <table:table-column table:style-name="Tabela44.A" table:number-columns-repeated="2"/>
        <table:table-column table:style-name="Tabela44.C"/>
        <table:table-column table:style-name="Tabela44.A"/>
        <table:table-column table:style-name="Tabela44.E"/>
        <table:table-row>
          <table:table-cell table:style-name="Tabela44.A1" office:value-type="string">
            <text:p text:style-name="P5">0x04</text:p>
          </table:table-cell>
          <table:table-cell table:style-name="Tabela44.A1" office:value-type="string">
            <text:p text:style-name="P5">CZYTAJ</text:p>
          </table:table-cell>
          <table:table-cell table:style-name="Tabela44.A1" office:value-type="string">
            <text:p text:style-name="P5">0x02</text:p>
          </table:table-cell>
          <table:table-cell table:style-name="Tabela44.A1" office:value-type="string">
            <text:p text:style-name="P5">ID</text:p>
          </table:table-cell>
          <table:table-cell table:style-name="Tabela44.E1" office:value-type="string">
            <text:p text:style-name="P5">CRC</text:p>
          </table:table-cell>
        </table:table-row>
      </table:table>
      <text:p text:style-name="P1">2B. STM odpowiada:</text:p>
      <table:table table:name="Tabela45" table:style-name="Tabela45">
        <table:table-column table:style-name="Tabela45.A" table:number-columns-repeated="2"/>
        <table:table-column table:style-name="Tabela45.C"/>
        <table:table-row>
          <table:table-cell table:style-name="Tabela45.A1" office:value-type="string">
            <text:p text:style-name="P5">0x02</text:p>
          </table:table-cell>
          <table:table-cell table:style-name="Tabela45.A1" office:value-type="string">
            <text:p text:style-name="P5">Wersja firmware</text:p>
          </table:table-cell>
          <table:table-cell table:style-name="Tabela45.C1" office:value-type="string">
            <text:p text:style-name="P5">CRC</text:p>
          </table:table-cell>
        </table:table-row>
      </table:table>
      <text:p text:style-name="P1"/>
      <text:p text:style-name="P1">3A. RPI pisze numer ID serwa (Nowe ID z zakresu 0x00-0xFC)</text:p>
      <table:table table:name="Tabela8" table:style-name="Tabela8">
        <table:table-column table:style-name="Tabela8.A" table:number-columns-repeated="2"/>
        <table:table-column table:style-name="Tabela8.C"/>
        <table:table-column table:style-name="Tabela8.A"/>
        <table:table-column table:style-name="Tabela8.C" table:number-columns-repeated="2"/>
        <table:table-row>
          <table:table-cell table:style-name="Tabela8.A1" office:value-type="string">
            <text:p text:style-name="P5">0x05</text:p>
          </table:table-cell>
          <table:table-cell table:style-name="Tabela8.A1" office:value-type="string">
            <text:p text:style-name="P5">ZAPISZ</text:p>
          </table:table-cell>
          <table:table-cell table:style-name="Tabela8.A1" office:value-type="string">
            <text:p text:style-name="P5">0x03</text:p>
          </table:table-cell>
          <table:table-cell table:style-name="Tabela8.A1" office:value-type="string">
            <text:p text:style-name="P5">0xFE</text:p>
          </table:table-cell>
          <table:table-cell table:style-name="Tabela8.A1" office:value-type="string">
            <text:p text:style-name="P5">Nowy ID</text:p>
          </table:table-cell>
          <table:table-cell table:style-name="Tabela8.F1" office:value-type="string">
            <text:p text:style-name="P5">CRC</text:p>
          </table:table-cell>
        </table:table-row>
      </table:table>
      <text:p text:style-name="P1">3B. STM odpowiada:</text:p>
      <table:table table:name="Tabela9" table:style-name="Tabela9">
        <table:table-column table:style-name="Tabela9.A" table:number-columns-repeated="2"/>
        <table:table-column table:style-name="Tabela9.C"/>
        <table:table-row>
          <table:table-cell table:style-name="Tabela9.A1" office:value-type="string">
            <text:p text:style-name="P5">0x03</text:p>
          </table:table-cell>
          <table:table-cell table:style-name="Tabela9.A1" office:value-type="string">
            <text:p text:style-name="P5">Kod błędu</text:p>
          </table:table-cell>
          <table:table-cell table:style-name="Tabela9.C1" office:value-type="string">
            <text:p text:style-name="P5">CRC</text:p>
          </table:table-cell>
        </table:table-row>
      </table:table>
      <text:p text:style-name="P1"/>
      <text:p text:style-name="P1">4A. RPI pisze nowy baudrate serwa (1 – 1Mb/s, 2 – 0.5Mb/s, 3 – 0.4Mb/s)</text:p>
      <table:table table:name="Tabela46" table:style-name="Tabela46">
        <table:table-column table:style-name="Tabela46.A" table:number-columns-repeated="2"/>
        <table:table-column table:style-name="Tabela46.C"/>
        <table:table-column table:style-name="Tabela46.A"/>
        <table:table-column table:style-name="Tabela46.C" table:number-columns-repeated="2"/>
        <table:table-row>
          <table:table-cell table:style-name="Tabela46.A1" office:value-type="string">
            <text:p text:style-name="P5">0x05</text:p>
          </table:table-cell>
          <table:table-cell table:style-name="Tabela46.A1" office:value-type="string">
            <text:p text:style-name="P5">ZAPISZ</text:p>
          </table:table-cell>
          <table:table-cell table:style-name="Tabela46.A1" office:value-type="string">
            <text:p text:style-name="P5">0x04</text:p>
          </table:table-cell>
          <table:table-cell table:style-name="Tabela46.A1" office:value-type="string">
            <text:p text:style-name="P5">0xFE</text:p>
          </table:table-cell>
          <table:table-cell table:style-name="Tabela46.A1" office:value-type="string">
            <text:p text:style-name="P5">Nowy baudrate</text:p>
          </table:table-cell>
          <table:table-cell table:style-name="Tabela46.F1" office:value-type="string">
            <text:p text:style-name="P5">CRC</text:p>
          </table:table-cell>
        </table:table-row>
      </table:table>
      <text:p text:style-name="P1">4B. STM odpowiada:</text:p>
      <table:table table:name="Tabela47" table:style-name="Tabela47">
        <table:table-column table:style-name="Tabela47.A" table:number-columns-repeated="2"/>
        <table:table-column table:style-name="Tabela47.C"/>
        <table:table-row>
          <table:table-cell table:style-name="Tabela47.A1" office:value-type="string">
            <text:p text:style-name="P5">0x04</text:p>
          </table:table-cell>
          <table:table-cell table:style-name="Tabela47.A1" office:value-type="string">
            <text:p text:style-name="P5">Kod błędu</text:p>
          </table:table-cell>
          <table:table-cell table:style-name="Tabela47.C1" office:value-type="string">
            <text:p text:style-name="P5">CRC</text:p>
          </table:table-cell>
        </table:table-row>
      </table:table>
      <text:p text:style-name="P1"/>
      <text:p text:style-name="P1">5A. RPI pyta o czas Return Delay Time serwa</text:p>
      <table:table table:name="Tabela48" table:style-name="Tabela48">
        <table:table-column table:style-name="Tabela48.A" table:number-columns-repeated="2"/>
        <table:table-column table:style-name="Tabela48.C"/>
        <table:table-column table:style-name="Tabela48.A"/>
        <table:table-column table:style-name="Tabela48.E"/>
        <table:table-row>
          <table:table-cell table:style-name="Tabela48.A1" office:value-type="string">
            <text:p text:style-name="P5">0x04</text:p>
          </table:table-cell>
          <table:table-cell table:style-name="Tabela48.A1" office:value-type="string">
            <text:p text:style-name="P5">CZYTAJ</text:p>
          </table:table-cell>
          <table:table-cell table:style-name="Tabela48.A1" office:value-type="string">
            <text:p text:style-name="P5">0x05</text:p>
          </table:table-cell>
          <table:table-cell table:style-name="Tabela48.A1" office:value-type="string">
            <text:p text:style-name="P5">ID</text:p>
          </table:table-cell>
          <table:table-cell table:style-name="Tabela48.E1" office:value-type="string">
            <text:p text:style-name="P5">CRC</text:p>
          </table:table-cell>
        </table:table-row>
      </table:table>
      <text:p text:style-name="P1">5B. STM odpowiada:</text:p>
      <table:table table:name="Tabela49" table:style-name="Tabela49">
        <table:table-column table:style-name="Tabela49.A" table:number-columns-repeated="2"/>
        <table:table-column table:style-name="Tabela49.C"/>
        <table:table-row>
          <table:table-cell table:style-name="Tabela49.A1" office:value-type="string">
            <text:p text:style-name="P5">0x05</text:p>
          </table:table-cell>
          <table:table-cell table:style-name="Tabela49.A1" office:value-type="string">
            <text:p text:style-name="P5">Return Delay Time</text:p>
          </table:table-cell>
          <table:table-cell table:style-name="Tabela49.C1" office:value-type="string">
            <text:p text:style-name="P5">CRC</text:p>
          </table:table-cell>
        </table:table-row>
      </table:table>
      <text:p text:style-name="P1"/>
      <text:p text:style-name="P1">6A. RPI pisze nowy czas Return Delay Time serwa</text:p>
      <table:table table:name="Tabela50" table:style-name="Tabela50">
        <table:table-column table:style-name="Tabela50.A" table:number-columns-repeated="2"/>
        <table:table-column table:style-name="Tabela50.C"/>
        <table:table-column table:style-name="Tabela50.A"/>
        <table:table-column table:style-name="Tabela50.C" table:number-columns-repeated="2"/>
        <text:soft-page-break/>
        <table:table-row>
          <table:table-cell table:style-name="Tabela50.A1" office:value-type="string">
            <text:p text:style-name="P5">0x05</text:p>
          </table:table-cell>
          <table:table-cell table:style-name="Tabela50.A1" office:value-type="string">
            <text:p text:style-name="P5">ZAPISZ</text:p>
          </table:table-cell>
          <table:table-cell table:style-name="Tabela50.A1" office:value-type="string">
            <text:p text:style-name="P5">0x05</text:p>
          </table:table-cell>
          <table:table-cell table:style-name="Tabela50.A1" office:value-type="string">
            <text:p text:style-name="P5">ID</text:p>
          </table:table-cell>
          <table:table-cell table:style-name="Tabela50.A1" office:value-type="string">
            <text:p text:style-name="P5">Nowy RDT</text:p>
          </table:table-cell>
          <table:table-cell table:style-name="Tabela50.F1" office:value-type="string">
            <text:p text:style-name="P5">CRC</text:p>
          </table:table-cell>
        </table:table-row>
      </table:table>
      <text:p text:style-name="P1">6B. STM odpowiada:</text:p>
      <table:table table:name="Tabela51" table:style-name="Tabela51">
        <table:table-column table:style-name="Tabela51.A" table:number-columns-repeated="2"/>
        <table:table-column table:style-name="Tabela51.C"/>
        <table:table-row>
          <table:table-cell table:style-name="Tabela51.A1" office:value-type="string">
            <text:p text:style-name="P5">0x05</text:p>
          </table:table-cell>
          <table:table-cell table:style-name="Tabela51.A1" office:value-type="string">
            <text:p text:style-name="P5">Kod błędu</text:p>
          </table:table-cell>
          <table:table-cell table:style-name="Tabela51.C1" office:value-type="string">
            <text:p text:style-name="P5">CRC</text:p>
          </table:table-cell>
        </table:table-row>
      </table:table>
      <text:p text:style-name="P1"/>
      <text:p text:style-name="P1">7A. RPI czyta CW Angle Limit serwa</text:p>
      <table:table table:name="Tabela52" table:style-name="Tabela52">
        <table:table-column table:style-name="Tabela52.A" table:number-columns-repeated="2"/>
        <table:table-column table:style-name="Tabela52.C"/>
        <table:table-column table:style-name="Tabela52.A"/>
        <table:table-column table:style-name="Tabela52.E"/>
        <table:table-row>
          <table:table-cell table:style-name="Tabela52.A1" office:value-type="string">
            <text:p text:style-name="P5">0x04</text:p>
          </table:table-cell>
          <table:table-cell table:style-name="Tabela52.A1" office:value-type="string">
            <text:p text:style-name="P5">CZYTAJ</text:p>
          </table:table-cell>
          <table:table-cell table:style-name="Tabela52.A1" office:value-type="string">
            <text:p text:style-name="P5">0x06</text:p>
          </table:table-cell>
          <table:table-cell table:style-name="Tabela52.A1" office:value-type="string">
            <text:p text:style-name="P5">ID</text:p>
          </table:table-cell>
          <table:table-cell table:style-name="Tabela52.E1" office:value-type="string">
            <text:p text:style-name="P5">CRC</text:p>
          </table:table-cell>
        </table:table-row>
      </table:table>
      <text:p text:style-name="P1">7B. STM odpowiada:</text:p>
      <table:table table:name="Tabela53" table:style-name="Tabela53">
        <table:table-column table:style-name="Tabela53.A"/>
        <table:table-column table:style-name="Tabela53.B" table:number-columns-repeated="2"/>
        <table:table-column table:style-name="Tabela53.D"/>
        <table:table-row table:style-name="Tabela53.1">
          <table:table-cell table:style-name="Tabela53.A1" office:value-type="string">
            <text:p text:style-name="P5">0x06</text:p>
          </table:table-cell>
          <table:table-cell table:style-name="Tabela53.A1" office:value-type="string">
            <text:p text:style-name="P5">CW Angle Limit L</text:p>
          </table:table-cell>
          <table:table-cell table:style-name="Tabela53.A1" office:value-type="string">
            <text:p text:style-name="P5">CW Angle Limit H</text:p>
          </table:table-cell>
          <table:table-cell table:style-name="Tabela53.D1" office:value-type="string">
            <text:p text:style-name="P5">CRC</text:p>
          </table:table-cell>
        </table:table-row>
      </table:table>
      <text:p text:style-name="P1"/>
      <text:p text:style-name="P1">8A. RPI pisze nowy CW Angle Limit serwa</text:p>
      <table:table table:name="Tabela88" table:style-name="Tabela88">
        <table:table-column table:style-name="Tabela88.A" table:number-columns-repeated="2"/>
        <table:table-column table:style-name="Tabela88.C" table:number-columns-repeated="4"/>
        <table:table-column table:style-name="Tabela88.G"/>
        <table:table-row>
          <table:table-cell table:style-name="Tabela88.A1" office:value-type="string">
            <text:p text:style-name="P5">0x06</text:p>
          </table:table-cell>
          <table:table-cell table:style-name="Tabela88.A1" office:value-type="string">
            <text:p text:style-name="P5">ZAPISZ</text:p>
          </table:table-cell>
          <table:table-cell table:style-name="Tabela88.A1" office:value-type="string">
            <text:p text:style-name="P5">0x06</text:p>
          </table:table-cell>
          <table:table-cell table:style-name="Tabela88.A1" office:value-type="string">
            <text:p text:style-name="P5">ID</text:p>
          </table:table-cell>
          <table:table-cell table:style-name="Tabela88.A1" office:value-type="string">
            <text:p text:style-name="P5">CWAL L</text:p>
          </table:table-cell>
          <table:table-cell table:style-name="Tabela88.A1" office:value-type="string">
            <text:p text:style-name="P5">CWAL H</text:p>
          </table:table-cell>
          <table:table-cell table:style-name="Tabela88.G1" office:value-type="string">
            <text:p text:style-name="P5">CRC</text:p>
          </table:table-cell>
        </table:table-row>
      </table:table>
      <text:p text:style-name="P1">8B. STM odpowiada:</text:p>
      <table:table table:name="Tabela55" table:style-name="Tabela55">
        <table:table-column table:style-name="Tabela55.A" table:number-columns-repeated="2"/>
        <table:table-column table:style-name="Tabela55.C"/>
        <table:table-row>
          <table:table-cell table:style-name="Tabela55.A1" office:value-type="string">
            <text:p text:style-name="P5">0x06</text:p>
          </table:table-cell>
          <table:table-cell table:style-name="Tabela55.A1" office:value-type="string">
            <text:p text:style-name="P5">Kod błędu</text:p>
          </table:table-cell>
          <table:table-cell table:style-name="Tabela55.C1" office:value-type="string">
            <text:p text:style-name="P5">CRC</text:p>
          </table:table-cell>
        </table:table-row>
      </table:table>
      <text:p text:style-name="P1"/>
      <text:p text:style-name="P1">9A. RPI czyta CCW Angle Limit serwa</text:p>
      <table:table table:name="Tabela56" table:style-name="Tabela56">
        <table:table-column table:style-name="Tabela56.A" table:number-columns-repeated="2"/>
        <table:table-column table:style-name="Tabela56.C"/>
        <table:table-column table:style-name="Tabela56.A"/>
        <table:table-column table:style-name="Tabela56.E"/>
        <table:table-row>
          <table:table-cell table:style-name="Tabela56.A1" office:value-type="string">
            <text:p text:style-name="P5">0x04</text:p>
          </table:table-cell>
          <table:table-cell table:style-name="Tabela56.A1" office:value-type="string">
            <text:p text:style-name="P5">CZYTAJ</text:p>
          </table:table-cell>
          <table:table-cell table:style-name="Tabela56.A1" office:value-type="string">
            <text:p text:style-name="P5">0x08</text:p>
          </table:table-cell>
          <table:table-cell table:style-name="Tabela56.A1" office:value-type="string">
            <text:p text:style-name="P5">ID</text:p>
          </table:table-cell>
          <table:table-cell table:style-name="Tabela56.E1" office:value-type="string">
            <text:p text:style-name="P5">CRC</text:p>
          </table:table-cell>
        </table:table-row>
      </table:table>
      <text:p text:style-name="P1">9B. STM odpowiada:</text:p>
      <table:table table:name="Tabela57" table:style-name="Tabela57">
        <table:table-column table:style-name="Tabela57.A"/>
        <table:table-column table:style-name="Tabela57.B" table:number-columns-repeated="3"/>
        <table:table-row table:style-name="Tabela57.1">
          <table:table-cell table:style-name="Tabela57.A1" office:value-type="string">
            <text:p text:style-name="P5">0x08</text:p>
          </table:table-cell>
          <table:table-cell table:style-name="Tabela57.A1" office:value-type="string">
            <text:p text:style-name="P5">CCW Angle Limit L</text:p>
          </table:table-cell>
          <table:table-cell table:style-name="Tabela57.A1" office:value-type="string">
            <text:p text:style-name="P5">CCW Angle Limit H</text:p>
          </table:table-cell>
          <table:table-cell table:style-name="Tabela57.D1" office:value-type="string">
            <text:p text:style-name="P5">CRC</text:p>
          </table:table-cell>
        </table:table-row>
      </table:table>
      <text:p text:style-name="P1"/>
      <text:p text:style-name="P1">10A. RPI pisze nowy CCW Angle Limit serwa</text:p>
      <table:table table:name="Tabela54" table:style-name="Tabela54">
        <table:table-column table:style-name="Tabela54.A" table:number-columns-repeated="2"/>
        <table:table-column table:style-name="Tabela54.C" table:number-columns-repeated="4"/>
        <table:table-column table:style-name="Tabela54.G"/>
        <table:table-row>
          <table:table-cell table:style-name="Tabela54.A1" office:value-type="string">
            <text:p text:style-name="P5">0x06</text:p>
          </table:table-cell>
          <table:table-cell table:style-name="Tabela54.A1" office:value-type="string">
            <text:p text:style-name="P5">ZAPISZ</text:p>
          </table:table-cell>
          <table:table-cell table:style-name="Tabela54.A1" office:value-type="string">
            <text:p text:style-name="P5">0x08</text:p>
          </table:table-cell>
          <table:table-cell table:style-name="Tabela54.A1" office:value-type="string">
            <text:p text:style-name="P5">ID</text:p>
          </table:table-cell>
          <table:table-cell table:style-name="Tabela54.A1" office:value-type="string">
            <text:p text:style-name="P5">CCWAL L</text:p>
          </table:table-cell>
          <table:table-cell table:style-name="Tabela54.A1" office:value-type="string">
            <text:p text:style-name="P5">CCWAL H</text:p>
          </table:table-cell>
          <table:table-cell table:style-name="Tabela54.G1" office:value-type="string">
            <text:p text:style-name="P5">CR</text:p>
          </table:table-cell>
        </table:table-row>
      </table:table>
      <text:p text:style-name="P1">10B. STM odpowiada:</text:p>
      <table:table table:name="Tabela59" table:style-name="Tabela59">
        <table:table-column table:style-name="Tabela59.A" table:number-columns-repeated="2"/>
        <table:table-column table:style-name="Tabela59.C"/>
        <table:table-row>
          <table:table-cell table:style-name="Tabela59.A1" office:value-type="string">
            <text:p text:style-name="P5">0x08</text:p>
          </table:table-cell>
          <table:table-cell table:style-name="Tabela59.A1" office:value-type="string">
            <text:p text:style-name="P5">Kod błędu</text:p>
          </table:table-cell>
          <table:table-cell table:style-name="Tabela59.C1" office:value-type="string">
            <text:p text:style-name="P5">CRC</text:p>
          </table:table-cell>
        </table:table-row>
      </table:table>
      <text:p text:style-name="P1"/>
      <text:p text:style-name="P1">11A. RPI pyta o Highest Limit Temperature</text:p>
      <table:table table:name="Tabela60" table:style-name="Tabela60">
        <table:table-column table:style-name="Tabela60.A" table:number-columns-repeated="2"/>
        <table:table-column table:style-name="Tabela60.C"/>
        <table:table-column table:style-name="Tabela60.A"/>
        <table:table-column table:style-name="Tabela60.E"/>
        <table:table-row>
          <table:table-cell table:style-name="Tabela60.A1" office:value-type="string">
            <text:p text:style-name="P5">0x04</text:p>
          </table:table-cell>
          <table:table-cell table:style-name="Tabela60.A1" office:value-type="string">
            <text:p text:style-name="P5">CZYTAJ</text:p>
          </table:table-cell>
          <table:table-cell table:style-name="Tabela60.A1" office:value-type="string">
            <text:p text:style-name="P5">0x0B</text:p>
          </table:table-cell>
          <table:table-cell table:style-name="Tabela60.A1" office:value-type="string">
            <text:p text:style-name="P5">ID</text:p>
          </table:table-cell>
          <table:table-cell table:style-name="Tabela60.E1" office:value-type="string">
            <text:p text:style-name="P5">CRC</text:p>
          </table:table-cell>
        </table:table-row>
      </table:table>
      <text:p text:style-name="P1">11B. STM odpowiada:</text:p>
      <table:table table:name="Tabela61" table:style-name="Tabela61">
        <table:table-column table:style-name="Tabela61.A"/>
        <table:table-column table:style-name="Tabela61.B"/>
        <table:table-column table:style-name="Tabela61.C"/>
        <table:table-row>
          <table:table-cell table:style-name="Tabela61.A1" office:value-type="string">
            <text:p text:style-name="P5">0x0B</text:p>
          </table:table-cell>
          <table:table-cell table:style-name="Tabela61.A1" office:value-type="string">
            <text:p text:style-name="P4">Highest Limit Temperature</text:p>
          </table:table-cell>
          <table:table-cell table:style-name="Tabela61.C1" office:value-type="string">
            <text:p text:style-name="P5">CRC</text:p>
          </table:table-cell>
        </table:table-row>
      </table:table>
      <text:p text:style-name="P1"/>
      <text:p text:style-name="P1">12. RPI pisze nowy Highest Limit Temperature</text:p>
      <table:table table:name="Tabela62" table:style-name="Tabela62">
        <table:table-column table:style-name="Tabela62.A" table:number-columns-repeated="2"/>
        <table:table-column table:style-name="Tabela62.C"/>
        <table:table-column table:style-name="Tabela62.A"/>
        <table:table-column table:style-name="Tabela62.C" table:number-columns-repeated="2"/>
        <table:table-row>
          <table:table-cell table:style-name="Tabela62.A1" office:value-type="string">
            <text:p text:style-name="P5">0x05</text:p>
          </table:table-cell>
          <table:table-cell table:style-name="Tabela62.A1" office:value-type="string">
            <text:p text:style-name="P5">ZAPISZ</text:p>
          </table:table-cell>
          <table:table-cell table:style-name="Tabela62.A1" office:value-type="string">
            <text:p text:style-name="P5">0x0B</text:p>
          </table:table-cell>
          <table:table-cell table:style-name="Tabela62.A1" office:value-type="string">
            <text:p text:style-name="P5">ID</text:p>
          </table:table-cell>
          <table:table-cell table:style-name="Tabela62.A1" office:value-type="string">
            <text:p text:style-name="P5">Nowy HLT</text:p>
          </table:table-cell>
          <table:table-cell table:style-name="Tabela62.F1" office:value-type="string">
            <text:p text:style-name="P5">CRC</text:p>
          </table:table-cell>
        </table:table-row>
      </table:table>
      <text:p text:style-name="P1">12B. STM odpowiada:</text:p>
      <table:table table:name="Tabela63" table:style-name="Tabela63">
        <table:table-column table:style-name="Tabela63.A" table:number-columns-repeated="2"/>
        <table:table-column table:style-name="Tabela63.C"/>
        <table:table-row>
          <table:table-cell table:style-name="Tabela63.A1" office:value-type="string">
            <text:p text:style-name="P5">0x0B</text:p>
          </table:table-cell>
          <table:table-cell table:style-name="Tabela63.A1" office:value-type="string">
            <text:p text:style-name="P5">Kod błędu</text:p>
          </table:table-cell>
          <table:table-cell table:style-name="Tabela63.C1" office:value-type="string">
            <text:p text:style-name="P5">CRC</text:p>
          </table:table-cell>
        </table:table-row>
      </table:table>
      <text:p text:style-name="P1"/>
      <text:p text:style-name="P1">13A. RPI pyta o Lowest Limit Voltage</text:p>
      <table:table table:name="Tabela64" table:style-name="Tabela64">
        <table:table-column table:style-name="Tabela64.A" table:number-columns-repeated="2"/>
        <table:table-column table:style-name="Tabela64.C"/>
        <table:table-column table:style-name="Tabela64.A"/>
        <table:table-column table:style-name="Tabela64.E"/>
        <table:table-row>
          <table:table-cell table:style-name="Tabela64.A1" office:value-type="string">
            <text:p text:style-name="P5">0x04</text:p>
          </table:table-cell>
          <table:table-cell table:style-name="Tabela64.A1" office:value-type="string">
            <text:p text:style-name="P5">CZYTAJ</text:p>
          </table:table-cell>
          <table:table-cell table:style-name="Tabela64.A1" office:value-type="string">
            <text:p text:style-name="P5">0x0C</text:p>
          </table:table-cell>
          <table:table-cell table:style-name="Tabela64.A1" office:value-type="string">
            <text:p text:style-name="P5">ID</text:p>
          </table:table-cell>
          <table:table-cell table:style-name="Tabela64.E1" office:value-type="string">
            <text:p text:style-name="P5">CRC</text:p>
          </table:table-cell>
        </table:table-row>
      </table:table>
      <text:p text:style-name="P1">13B. STM odpowiada:</text:p>
      <table:table table:name="Tabela65" table:style-name="Tabela65">
        <table:table-column table:style-name="Tabela65.A"/>
        <table:table-column table:style-name="Tabela65.B"/>
        <table:table-column table:style-name="Tabela65.C"/>
        <table:table-row>
          <table:table-cell table:style-name="Tabela65.A1" office:value-type="string">
            <text:p text:style-name="P5">0x0C</text:p>
          </table:table-cell>
          <table:table-cell table:style-name="Tabela65.A1" office:value-type="string">
            <text:p text:style-name="P4">Lowest Limit Voltage</text:p>
          </table:table-cell>
          <table:table-cell table:style-name="Tabela65.C1" office:value-type="string">
            <text:p text:style-name="P5">CRC</text:p>
          </table:table-cell>
        </table:table-row>
      </table:table>
      <text:p text:style-name="P1"/>
      <text:p text:style-name="P1">14. RPI pisze nowy Lowest Limit Voltage</text:p>
      <table:table table:name="Tabela66" table:style-name="Tabela66">
        <table:table-column table:style-name="Tabela66.A" table:number-columns-repeated="2"/>
        <table:table-column table:style-name="Tabela66.C"/>
        <table:table-column table:style-name="Tabela66.A"/>
        <table:table-column table:style-name="Tabela66.C" table:number-columns-repeated="2"/>
        <table:table-row>
          <table:table-cell table:style-name="Tabela66.A1" office:value-type="string">
            <text:p text:style-name="P5">0x05</text:p>
          </table:table-cell>
          <table:table-cell table:style-name="Tabela66.A1" office:value-type="string">
            <text:p text:style-name="P5">ZAPISZ</text:p>
          </table:table-cell>
          <table:table-cell table:style-name="Tabela66.A1" office:value-type="string">
            <text:p text:style-name="P5">0x0C</text:p>
          </table:table-cell>
          <table:table-cell table:style-name="Tabela66.A1" office:value-type="string">
            <text:p text:style-name="P5">ID</text:p>
          </table:table-cell>
          <table:table-cell table:style-name="Tabela66.A1" office:value-type="string">
            <text:p text:style-name="P5">Nowy LLV</text:p>
          </table:table-cell>
          <table:table-cell table:style-name="Tabela66.F1" office:value-type="string">
            <text:p text:style-name="P5">CRC</text:p>
          </table:table-cell>
        </table:table-row>
      </table:table>
      <text:p text:style-name="P1">14B. STM odpowiada:</text:p>
      <table:table table:name="Tabela67" table:style-name="Tabela67">
        <table:table-column table:style-name="Tabela67.A" table:number-columns-repeated="2"/>
        <table:table-column table:style-name="Tabela67.C"/>
        <table:table-row>
          <table:table-cell table:style-name="Tabela67.A1" office:value-type="string">
            <text:p text:style-name="P5">0x0C</text:p>
          </table:table-cell>
          <table:table-cell table:style-name="Tabela67.A1" office:value-type="string">
            <text:p text:style-name="P5">Kod błędu</text:p>
          </table:table-cell>
          <table:table-cell table:style-name="Tabela67.C1" office:value-type="string">
            <text:p text:style-name="P5">CRC</text:p>
          </table:table-cell>
        </table:table-row>
      </table:table>
      <text:p text:style-name="P1"/>
      <text:p text:style-name="P1">15A. RPI pyta o Highest Limit Voltage</text:p>
      <table:table table:name="Tabela68" table:style-name="Tabela68">
        <table:table-column table:style-name="Tabela68.A" table:number-columns-repeated="2"/>
        <table:table-column table:style-name="Tabela68.C"/>
        <table:table-column table:style-name="Tabela68.A"/>
        <table:table-column table:style-name="Tabela68.E"/>
        <text:soft-page-break/>
        <table:table-row>
          <table:table-cell table:style-name="Tabela68.A1" office:value-type="string">
            <text:p text:style-name="P5">0x04</text:p>
          </table:table-cell>
          <table:table-cell table:style-name="Tabela68.A1" office:value-type="string">
            <text:p text:style-name="P5">CZYTAJ</text:p>
          </table:table-cell>
          <table:table-cell table:style-name="Tabela68.A1" office:value-type="string">
            <text:p text:style-name="P5">0x0D</text:p>
          </table:table-cell>
          <table:table-cell table:style-name="Tabela68.A1" office:value-type="string">
            <text:p text:style-name="P5">ID</text:p>
          </table:table-cell>
          <table:table-cell table:style-name="Tabela68.E1" office:value-type="string">
            <text:p text:style-name="P5">CRC</text:p>
          </table:table-cell>
        </table:table-row>
      </table:table>
      <text:p text:style-name="P1">15B. STM odpowiada:</text:p>
      <table:table table:name="Tabela69" table:style-name="Tabela69">
        <table:table-column table:style-name="Tabela69.A"/>
        <table:table-column table:style-name="Tabela69.B"/>
        <table:table-column table:style-name="Tabela69.C"/>
        <table:table-row>
          <table:table-cell table:style-name="Tabela69.A1" office:value-type="string">
            <text:p text:style-name="P5">0x0D</text:p>
          </table:table-cell>
          <table:table-cell table:style-name="Tabela69.A1" office:value-type="string">
            <text:p text:style-name="P4">Highest Limit Voltage</text:p>
          </table:table-cell>
          <table:table-cell table:style-name="Tabela69.C1" office:value-type="string">
            <text:p text:style-name="P5">CRC</text:p>
          </table:table-cell>
        </table:table-row>
      </table:table>
      <text:p text:style-name="P1"/>
      <text:p text:style-name="P1">16A. RPI pisze nowy Highest Limit Voltage</text:p>
      <table:table table:name="Tabela70" table:style-name="Tabela70">
        <table:table-column table:style-name="Tabela70.A" table:number-columns-repeated="2"/>
        <table:table-column table:style-name="Tabela70.C"/>
        <table:table-column table:style-name="Tabela70.A"/>
        <table:table-column table:style-name="Tabela70.C" table:number-columns-repeated="2"/>
        <table:table-row>
          <table:table-cell table:style-name="Tabela70.A1" office:value-type="string">
            <text:p text:style-name="P5">0x05</text:p>
          </table:table-cell>
          <table:table-cell table:style-name="Tabela70.A1" office:value-type="string">
            <text:p text:style-name="P5">ZAPISZ</text:p>
          </table:table-cell>
          <table:table-cell table:style-name="Tabela70.A1" office:value-type="string">
            <text:p text:style-name="P5">0x0D</text:p>
          </table:table-cell>
          <table:table-cell table:style-name="Tabela70.A1" office:value-type="string">
            <text:p text:style-name="P5">ID</text:p>
          </table:table-cell>
          <table:table-cell table:style-name="Tabela70.A1" office:value-type="string">
            <text:p text:style-name="P5">Nowy HLV</text:p>
          </table:table-cell>
          <table:table-cell table:style-name="Tabela70.F1" office:value-type="string">
            <text:p text:style-name="P5">CRC</text:p>
          </table:table-cell>
        </table:table-row>
      </table:table>
      <text:p text:style-name="P1">16B. STM odpowiada:</text:p>
      <table:table table:name="Tabela71" table:style-name="Tabela71">
        <table:table-column table:style-name="Tabela71.A" table:number-columns-repeated="2"/>
        <table:table-column table:style-name="Tabela71.C"/>
        <table:table-row>
          <table:table-cell table:style-name="Tabela71.A1" office:value-type="string">
            <text:p text:style-name="P5">0x0D</text:p>
          </table:table-cell>
          <table:table-cell table:style-name="Tabela71.A1" office:value-type="string">
            <text:p text:style-name="P5">Kod błędu</text:p>
          </table:table-cell>
          <table:table-cell table:style-name="Tabela71.C1" office:value-type="string">
            <text:p text:style-name="P5">CRC</text:p>
          </table:table-cell>
        </table:table-row>
      </table:table>
      <text:p text:style-name="P1"/>
      <text:p text:style-name="P1">17A. RPI czyta Max Torque serwa</text:p>
      <table:table table:name="Tabela72" table:style-name="Tabela72">
        <table:table-column table:style-name="Tabela72.A" table:number-columns-repeated="2"/>
        <table:table-column table:style-name="Tabela72.C"/>
        <table:table-column table:style-name="Tabela72.A"/>
        <table:table-column table:style-name="Tabela72.E"/>
        <table:table-row>
          <table:table-cell table:style-name="Tabela72.A1" office:value-type="string">
            <text:p text:style-name="P5">0x04</text:p>
          </table:table-cell>
          <table:table-cell table:style-name="Tabela72.A1" office:value-type="string">
            <text:p text:style-name="P5">CZYTAJ</text:p>
          </table:table-cell>
          <table:table-cell table:style-name="Tabela72.A1" office:value-type="string">
            <text:p text:style-name="P5">0x0E</text:p>
          </table:table-cell>
          <table:table-cell table:style-name="Tabela72.A1" office:value-type="string">
            <text:p text:style-name="P5">ID</text:p>
          </table:table-cell>
          <table:table-cell table:style-name="Tabela72.E1" office:value-type="string">
            <text:p text:style-name="P5">CRC</text:p>
          </table:table-cell>
        </table:table-row>
      </table:table>
      <text:p text:style-name="P1">17B. STM odpowiada:</text:p>
      <table:table table:name="Tabela73" table:style-name="Tabela73">
        <table:table-column table:style-name="Tabela73.A"/>
        <table:table-column table:style-name="Tabela73.B" table:number-columns-repeated="3"/>
        <table:table-row table:style-name="Tabela73.1">
          <table:table-cell table:style-name="Tabela73.A1" office:value-type="string">
            <text:p text:style-name="P5">0x0E</text:p>
          </table:table-cell>
          <table:table-cell table:style-name="Tabela73.A1" office:value-type="string">
            <text:p text:style-name="P5">Max Torque L</text:p>
          </table:table-cell>
          <table:table-cell table:style-name="Tabela73.A1" office:value-type="string">
            <text:p text:style-name="P5">Max Torque H</text:p>
          </table:table-cell>
          <table:table-cell table:style-name="Tabela73.D1" office:value-type="string">
            <text:p text:style-name="P5">CRC</text:p>
          </table:table-cell>
        </table:table-row>
      </table:table>
      <text:p text:style-name="P1"/>
      <text:p text:style-name="P1">18A. RPI pisze nowy Max Torque serwa</text:p>
      <table:table table:name="Tabela58" table:style-name="Tabela58">
        <table:table-column table:style-name="Tabela58.A" table:number-columns-repeated="2"/>
        <table:table-column table:style-name="Tabela58.C" table:number-columns-repeated="4"/>
        <table:table-column table:style-name="Tabela58.G"/>
        <table:table-row>
          <table:table-cell table:style-name="Tabela58.A1" office:value-type="string">
            <text:p text:style-name="P5">0x06</text:p>
          </table:table-cell>
          <table:table-cell table:style-name="Tabela58.A1" office:value-type="string">
            <text:p text:style-name="P5">ZAPISZ</text:p>
          </table:table-cell>
          <table:table-cell table:style-name="Tabela58.A1" office:value-type="string">
            <text:p text:style-name="P5">0x0E</text:p>
          </table:table-cell>
          <table:table-cell table:style-name="Tabela58.A1" office:value-type="string">
            <text:p text:style-name="P5">ID</text:p>
          </table:table-cell>
          <table:table-cell table:style-name="Tabela58.A1" office:value-type="string">
            <text:p text:style-name="P5">MT L</text:p>
          </table:table-cell>
          <table:table-cell table:style-name="Tabela58.A1" office:value-type="string">
            <text:p text:style-name="P5">MT H</text:p>
          </table:table-cell>
          <table:table-cell table:style-name="Tabela58.G1" office:value-type="string">
            <text:p text:style-name="P5">CR</text:p>
          </table:table-cell>
        </table:table-row>
      </table:table>
      <text:p text:style-name="Standard"/>
      <text:p text:style-name="P1">18B. STM odpowiada:</text:p>
      <table:table table:name="Tabela75" table:style-name="Tabela75">
        <table:table-column table:style-name="Tabela75.A" table:number-columns-repeated="2"/>
        <table:table-column table:style-name="Tabela75.C"/>
        <table:table-row>
          <table:table-cell table:style-name="Tabela75.A1" office:value-type="string">
            <text:p text:style-name="P5">0x0E</text:p>
          </table:table-cell>
          <table:table-cell table:style-name="Tabela75.A1" office:value-type="string">
            <text:p text:style-name="P5">Kod błędu</text:p>
          </table:table-cell>
          <table:table-cell table:style-name="Tabela75.C1" office:value-type="string">
            <text:p text:style-name="P5">CRC</text:p>
          </table:table-cell>
        </table:table-row>
      </table:table>
      <text:p text:style-name="P1"/>
      <text:p text:style-name="P1">19A. RPI pyta o Status Return Level</text:p>
      <table:table table:name="Tabela76" table:style-name="Tabela76">
        <table:table-column table:style-name="Tabela76.A" table:number-columns-repeated="2"/>
        <table:table-column table:style-name="Tabela76.C"/>
        <table:table-column table:style-name="Tabela76.A"/>
        <table:table-column table:style-name="Tabela76.E"/>
        <table:table-row>
          <table:table-cell table:style-name="Tabela76.A1" office:value-type="string">
            <text:p text:style-name="P5">0x04</text:p>
          </table:table-cell>
          <table:table-cell table:style-name="Tabela76.A1" office:value-type="string">
            <text:p text:style-name="P5">CZYTAJ</text:p>
          </table:table-cell>
          <table:table-cell table:style-name="Tabela76.A1" office:value-type="string">
            <text:p text:style-name="P5">0x10</text:p>
          </table:table-cell>
          <table:table-cell table:style-name="Tabela76.A1" office:value-type="string">
            <text:p text:style-name="P5">ID</text:p>
          </table:table-cell>
          <table:table-cell table:style-name="Tabela76.E1" office:value-type="string">
            <text:p text:style-name="P5">CRC</text:p>
          </table:table-cell>
        </table:table-row>
      </table:table>
      <text:p text:style-name="P1">19B. STM odpowiada:</text:p>
      <table:table table:name="Tabela77" table:style-name="Tabela77">
        <table:table-column table:style-name="Tabela77.A"/>
        <table:table-column table:style-name="Tabela77.B"/>
        <table:table-column table:style-name="Tabela77.C"/>
        <table:table-row>
          <table:table-cell table:style-name="Tabela77.A1" office:value-type="string">
            <text:p text:style-name="P5">0x10</text:p>
          </table:table-cell>
          <table:table-cell table:style-name="Tabela77.A1" office:value-type="string">
            <text:p text:style-name="P4">Status Return Level</text:p>
          </table:table-cell>
          <table:table-cell table:style-name="Tabela77.C1" office:value-type="string">
            <text:p text:style-name="P5">CRC</text:p>
          </table:table-cell>
        </table:table-row>
      </table:table>
      <text:p text:style-name="P1"/>
      <text:p text:style-name="P1">20A. RPI pisze nowy Status Return Level</text:p>
      <table:table table:name="Tabela78" table:style-name="Tabela78">
        <table:table-column table:style-name="Tabela78.A" table:number-columns-repeated="2"/>
        <table:table-column table:style-name="Tabela78.C"/>
        <table:table-column table:style-name="Tabela78.A"/>
        <table:table-column table:style-name="Tabela78.C" table:number-columns-repeated="2"/>
        <table:table-row>
          <table:table-cell table:style-name="Tabela78.A1" office:value-type="string">
            <text:p text:style-name="P5">0x05</text:p>
          </table:table-cell>
          <table:table-cell table:style-name="Tabela78.A1" office:value-type="string">
            <text:p text:style-name="P5">ZAPISZ</text:p>
          </table:table-cell>
          <table:table-cell table:style-name="Tabela78.A1" office:value-type="string">
            <text:p text:style-name="P5">0x10</text:p>
          </table:table-cell>
          <table:table-cell table:style-name="Tabela78.A1" office:value-type="string">
            <text:p text:style-name="P5">ID</text:p>
          </table:table-cell>
          <table:table-cell table:style-name="Tabela78.A1" office:value-type="string">
            <text:p text:style-name="P5">Nowy SRL</text:p>
          </table:table-cell>
          <table:table-cell table:style-name="Tabela78.F1" office:value-type="string">
            <text:p text:style-name="P5">CRC</text:p>
          </table:table-cell>
        </table:table-row>
      </table:table>
      <text:p text:style-name="P1">20B. STM odpowiada:</text:p>
      <table:table table:name="Tabela79" table:style-name="Tabela79">
        <table:table-column table:style-name="Tabela79.A" table:number-columns-repeated="2"/>
        <table:table-column table:style-name="Tabela79.C"/>
        <table:table-row>
          <table:table-cell table:style-name="Tabela79.A1" office:value-type="string">
            <text:p text:style-name="P5">0x10</text:p>
          </table:table-cell>
          <table:table-cell table:style-name="Tabela79.A1" office:value-type="string">
            <text:p text:style-name="P5">Kod błędu</text:p>
          </table:table-cell>
          <table:table-cell table:style-name="Tabela79.C1" office:value-type="string">
            <text:p text:style-name="P5">CRC</text:p>
          </table:table-cell>
        </table:table-row>
      </table:table>
      <text:p text:style-name="P1"/>
      <text:p text:style-name="P1">21A. RPI pyta o Alarm LED</text:p>
      <table:table table:name="Tabela80" table:style-name="Tabela80">
        <table:table-column table:style-name="Tabela80.A" table:number-columns-repeated="2"/>
        <table:table-column table:style-name="Tabela80.C"/>
        <table:table-column table:style-name="Tabela80.A"/>
        <table:table-column table:style-name="Tabela80.E"/>
        <table:table-row>
          <table:table-cell table:style-name="Tabela80.A1" office:value-type="string">
            <text:p text:style-name="P5">0x04</text:p>
          </table:table-cell>
          <table:table-cell table:style-name="Tabela80.A1" office:value-type="string">
            <text:p text:style-name="P5">CZYTAJ</text:p>
          </table:table-cell>
          <table:table-cell table:style-name="Tabela80.A1" office:value-type="string">
            <text:p text:style-name="P5">0x11</text:p>
          </table:table-cell>
          <table:table-cell table:style-name="Tabela80.A1" office:value-type="string">
            <text:p text:style-name="P5">ID</text:p>
          </table:table-cell>
          <table:table-cell table:style-name="Tabela80.E1" office:value-type="string">
            <text:p text:style-name="P5">CRC</text:p>
          </table:table-cell>
        </table:table-row>
      </table:table>
      <text:p text:style-name="P1">21B. STM odpowiada:</text:p>
      <table:table table:name="Tabela81" table:style-name="Tabela81">
        <table:table-column table:style-name="Tabela81.A"/>
        <table:table-column table:style-name="Tabela81.B"/>
        <table:table-column table:style-name="Tabela81.C"/>
        <table:table-row>
          <table:table-cell table:style-name="Tabela81.A1" office:value-type="string">
            <text:p text:style-name="P5">0x11</text:p>
          </table:table-cell>
          <table:table-cell table:style-name="Tabela81.A1" office:value-type="string">
            <text:p text:style-name="P4">Alarm LED</text:p>
          </table:table-cell>
          <table:table-cell table:style-name="Tabela81.C1" office:value-type="string">
            <text:p text:style-name="P5">CRC</text:p>
          </table:table-cell>
        </table:table-row>
      </table:table>
      <text:p text:style-name="P1"/>
      <text:p text:style-name="P1">22A. RPI pisze nowy Alarm LED</text:p>
      <table:table table:name="Tabela82" table:style-name="Tabela82">
        <table:table-column table:style-name="Tabela82.A" table:number-columns-repeated="2"/>
        <table:table-column table:style-name="Tabela82.C"/>
        <table:table-column table:style-name="Tabela82.A"/>
        <table:table-column table:style-name="Tabela82.C" table:number-columns-repeated="2"/>
        <table:table-row>
          <table:table-cell table:style-name="Tabela82.A1" office:value-type="string">
            <text:p text:style-name="P5">0x05</text:p>
          </table:table-cell>
          <table:table-cell table:style-name="Tabela82.A1" office:value-type="string">
            <text:p text:style-name="P5">ZAPISZ</text:p>
          </table:table-cell>
          <table:table-cell table:style-name="Tabela82.A1" office:value-type="string">
            <text:p text:style-name="P5">0x11</text:p>
          </table:table-cell>
          <table:table-cell table:style-name="Tabela82.A1" office:value-type="string">
            <text:p text:style-name="P5">ID</text:p>
          </table:table-cell>
          <table:table-cell table:style-name="Tabela82.A1" office:value-type="string">
            <text:p text:style-name="P5">Nowy ALED</text:p>
          </table:table-cell>
          <table:table-cell table:style-name="Tabela82.F1" office:value-type="string">
            <text:p text:style-name="P5">CRC</text:p>
          </table:table-cell>
        </table:table-row>
      </table:table>
      <text:p text:style-name="P1">22B. STM odpowiada:</text:p>
      <table:table table:name="Tabela83" table:style-name="Tabela83">
        <table:table-column table:style-name="Tabela83.A" table:number-columns-repeated="2"/>
        <table:table-column table:style-name="Tabela83.C"/>
        <table:table-row>
          <table:table-cell table:style-name="Tabela83.A1" office:value-type="string">
            <text:p text:style-name="P5">0x11</text:p>
          </table:table-cell>
          <table:table-cell table:style-name="Tabela83.A1" office:value-type="string">
            <text:p text:style-name="P5">Kod błędu</text:p>
          </table:table-cell>
          <table:table-cell table:style-name="Tabela83.C1" office:value-type="string">
            <text:p text:style-name="P5">CRC</text:p>
          </table:table-cell>
        </table:table-row>
      </table:table>
      <text:p text:style-name="P1"/>
      <text:p text:style-name="P1">23A. RPI pyta o Alarm Shutdown</text:p>
      <table:table table:name="Tabela84" table:style-name="Tabela84">
        <table:table-column table:style-name="Tabela84.A" table:number-columns-repeated="2"/>
        <table:table-column table:style-name="Tabela84.C"/>
        <table:table-column table:style-name="Tabela84.A"/>
        <table:table-column table:style-name="Tabela84.E"/>
        <table:table-row>
          <table:table-cell table:style-name="Tabela84.A1" office:value-type="string">
            <text:p text:style-name="P5">0x04</text:p>
          </table:table-cell>
          <table:table-cell table:style-name="Tabela84.A1" office:value-type="string">
            <text:p text:style-name="P5">CZYTAJ</text:p>
          </table:table-cell>
          <table:table-cell table:style-name="Tabela84.A1" office:value-type="string">
            <text:p text:style-name="P5">0x12</text:p>
          </table:table-cell>
          <table:table-cell table:style-name="Tabela84.A1" office:value-type="string">
            <text:p text:style-name="P5">ID</text:p>
          </table:table-cell>
          <table:table-cell table:style-name="Tabela84.E1" office:value-type="string">
            <text:p text:style-name="P5">CRC</text:p>
          </table:table-cell>
        </table:table-row>
      </table:table>
      <text:p text:style-name="P1">23B. STM odpowiada:</text:p>
      <table:table table:name="Tabela85" table:style-name="Tabela85">
        <table:table-column table:style-name="Tabela85.A"/>
        <table:table-column table:style-name="Tabela85.B"/>
        <table:table-column table:style-name="Tabela85.C"/>
        <table:table-row>
          <table:table-cell table:style-name="Tabela85.A1" office:value-type="string">
            <text:p text:style-name="P5">0x12</text:p>
          </table:table-cell>
          <table:table-cell table:style-name="Tabela85.A1" office:value-type="string">
            <text:p text:style-name="P4">Alarm Shutdown</text:p>
          </table:table-cell>
          <table:table-cell table:style-name="Tabela85.C1" office:value-type="string">
            <text:p text:style-name="P5">CRC</text:p>
          </table:table-cell>
        </table:table-row>
      </table:table>
      <text:p text:style-name="P1"/>
      <text:p text:style-name="P1"><text:soft-page-break/>24A. RPI pisze nowy Alarm Shutdown</text:p>
      <table:table table:name="Tabela86" table:style-name="Tabela86">
        <table:table-column table:style-name="Tabela86.A" table:number-columns-repeated="2"/>
        <table:table-column table:style-name="Tabela86.C"/>
        <table:table-column table:style-name="Tabela86.A"/>
        <table:table-column table:style-name="Tabela86.C" table:number-columns-repeated="2"/>
        <table:table-row>
          <table:table-cell table:style-name="Tabela86.A1" office:value-type="string">
            <text:p text:style-name="P5">0x05</text:p>
          </table:table-cell>
          <table:table-cell table:style-name="Tabela86.A1" office:value-type="string">
            <text:p text:style-name="P5">ZAPISZ</text:p>
          </table:table-cell>
          <table:table-cell table:style-name="Tabela86.A1" office:value-type="string">
            <text:p text:style-name="P5">0x12</text:p>
          </table:table-cell>
          <table:table-cell table:style-name="Tabela86.A1" office:value-type="string">
            <text:p text:style-name="P5">ID</text:p>
          </table:table-cell>
          <table:table-cell table:style-name="Tabela86.A1" office:value-type="string">
            <text:p text:style-name="P5">Nowy AS</text:p>
          </table:table-cell>
          <table:table-cell table:style-name="Tabela86.F1" office:value-type="string">
            <text:p text:style-name="P5">CRC</text:p>
          </table:table-cell>
        </table:table-row>
      </table:table>
      <text:p text:style-name="P1">24B. STM odpowiada:</text:p>
      <table:table table:name="Tabela87" table:style-name="Tabela87">
        <table:table-column table:style-name="Tabela87.A" table:number-columns-repeated="2"/>
        <table:table-column table:style-name="Tabela87.C"/>
        <table:table-row>
          <table:table-cell table:style-name="Tabela87.A1" office:value-type="string">
            <text:p text:style-name="P5">0x12</text:p>
          </table:table-cell>
          <table:table-cell table:style-name="Tabela87.A1" office:value-type="string">
            <text:p text:style-name="P5">Kod błędu</text:p>
          </table:table-cell>
          <table:table-cell table:style-name="Tabela87.C1" office:value-type="string">
            <text:p text:style-name="P5">CRC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6A. RPI pyta o Torque Enable serwa</text:p>
      <table:table table:name="Tabela92" table:style-name="Tabela92">
        <table:table-column table:style-name="Tabela92.A" table:number-columns-repeated="2"/>
        <table:table-column table:style-name="Tabela92.C"/>
        <table:table-column table:style-name="Tabela92.A"/>
        <table:table-column table:style-name="Tabela92.E"/>
        <table:table-row>
          <table:table-cell table:style-name="Tabela92.A1" office:value-type="string">
            <text:p text:style-name="P5">0x04</text:p>
          </table:table-cell>
          <table:table-cell table:style-name="Tabela92.A1" office:value-type="string">
            <text:p text:style-name="P5">CZYTAJ</text:p>
          </table:table-cell>
          <table:table-cell table:style-name="Tabela92.A1" office:value-type="string">
            <text:p text:style-name="P5">0x18</text:p>
          </table:table-cell>
          <table:table-cell table:style-name="Tabela92.A1" office:value-type="string">
            <text:p text:style-name="P5">ID</text:p>
          </table:table-cell>
          <table:table-cell table:style-name="Tabela92.E1" office:value-type="string">
            <text:p text:style-name="P5">CRC</text:p>
          </table:table-cell>
        </table:table-row>
      </table:table>
      <text:p text:style-name="P1">26B. STM odpowiada:</text:p>
      <table:table table:name="Tabela93" table:style-name="Tabela93">
        <table:table-column table:style-name="Tabela93.A" table:number-columns-repeated="2"/>
        <table:table-column table:style-name="Tabela93.C"/>
        <table:table-row>
          <table:table-cell table:style-name="Tabela93.A1" office:value-type="string">
            <text:p text:style-name="P5">0x18</text:p>
          </table:table-cell>
          <table:table-cell table:style-name="Tabela93.A1" office:value-type="string">
            <text:p text:style-name="P5">Torque Enable</text:p>
          </table:table-cell>
          <table:table-cell table:style-name="Tabela93.C1" office:value-type="string">
            <text:p text:style-name="P5">CRC</text:p>
          </table:table-cell>
        </table:table-row>
      </table:table>
      <text:p text:style-name="P1"/>
      <text:p text:style-name="P1">27A. RPI pisze nowy Torque Enable serwa</text:p>
      <table:table table:name="Tabela94" table:style-name="Tabela94">
        <table:table-column table:style-name="Tabela94.A" table:number-columns-repeated="2"/>
        <table:table-column table:style-name="Tabela94.C"/>
        <table:table-column table:style-name="Tabela94.A"/>
        <table:table-column table:style-name="Tabela94.C" table:number-columns-repeated="2"/>
        <table:table-row>
          <table:table-cell table:style-name="Tabela94.A1" office:value-type="string">
            <text:p text:style-name="P5">0x05</text:p>
          </table:table-cell>
          <table:table-cell table:style-name="Tabela94.A1" office:value-type="string">
            <text:p text:style-name="P5">ZAPISZ</text:p>
          </table:table-cell>
          <table:table-cell table:style-name="Tabela94.A1" office:value-type="string">
            <text:p text:style-name="P5">0x18</text:p>
          </table:table-cell>
          <table:table-cell table:style-name="Tabela94.A1" office:value-type="string">
            <text:p text:style-name="P5">ID</text:p>
          </table:table-cell>
          <table:table-cell table:style-name="Tabela94.A1" office:value-type="string">
            <text:p text:style-name="P5">Nowy TE</text:p>
          </table:table-cell>
          <table:table-cell table:style-name="Tabela94.F1" office:value-type="string">
            <text:p text:style-name="P5">CRC</text:p>
          </table:table-cell>
        </table:table-row>
      </table:table>
      <text:p text:style-name="P1">27B. STM odpowiada:</text:p>
      <table:table table:name="Tabela95" table:style-name="Tabela95">
        <table:table-column table:style-name="Tabela95.A" table:number-columns-repeated="2"/>
        <table:table-column table:style-name="Tabela95.C"/>
        <table:table-row>
          <table:table-cell table:style-name="Tabela95.A1" office:value-type="string">
            <text:p text:style-name="P5">0x18</text:p>
          </table:table-cell>
          <table:table-cell table:style-name="Tabela95.A1" office:value-type="string">
            <text:p text:style-name="P5">Kod błędu</text:p>
          </table:table-cell>
          <table:table-cell table:style-name="Tabela95.C1" office:value-type="string">
            <text:p text:style-name="P5">CRC</text:p>
          </table:table-cell>
        </table:table-row>
      </table:table>
      <text:p text:style-name="P1"/>
      <text:p text:style-name="P1">28A. RPI pyta o LED serwa</text:p>
      <table:table table:name="Tabela96" table:style-name="Tabela96">
        <table:table-column table:style-name="Tabela96.A" table:number-columns-repeated="2"/>
        <table:table-column table:style-name="Tabela96.C"/>
        <table:table-column table:style-name="Tabela96.A"/>
        <table:table-column table:style-name="Tabela96.E"/>
        <table:table-row>
          <table:table-cell table:style-name="Tabela96.A1" office:value-type="string">
            <text:p text:style-name="P5">0x04</text:p>
          </table:table-cell>
          <table:table-cell table:style-name="Tabela96.A1" office:value-type="string">
            <text:p text:style-name="P5">CZYTAJ</text:p>
          </table:table-cell>
          <table:table-cell table:style-name="Tabela96.A1" office:value-type="string">
            <text:p text:style-name="P5">0x19</text:p>
          </table:table-cell>
          <table:table-cell table:style-name="Tabela96.A1" office:value-type="string">
            <text:p text:style-name="P5">ID</text:p>
          </table:table-cell>
          <table:table-cell table:style-name="Tabela96.E1" office:value-type="string">
            <text:p text:style-name="P5">CRC</text:p>
          </table:table-cell>
        </table:table-row>
      </table:table>
      <text:p text:style-name="P1">28B. STM odpowiada:</text:p>
      <table:table table:name="Tabela97" table:style-name="Tabela97">
        <table:table-column table:style-name="Tabela97.A" table:number-columns-repeated="2"/>
        <table:table-column table:style-name="Tabela97.C"/>
        <table:table-row>
          <table:table-cell table:style-name="Tabela97.A1" office:value-type="string">
            <text:p text:style-name="P5">0x19</text:p>
          </table:table-cell>
          <table:table-cell table:style-name="Tabela97.A1" office:value-type="string">
            <text:p text:style-name="P5">LED</text:p>
          </table:table-cell>
          <table:table-cell table:style-name="Tabela97.C1" office:value-type="string">
            <text:p text:style-name="P5">CRC</text:p>
          </table:table-cell>
        </table:table-row>
      </table:table>
      <text:p text:style-name="P1"/>
      <text:p text:style-name="P1">29A. RPI pisze nowy LED serwa</text:p>
      <table:table table:name="Tabela98" table:style-name="Tabela98">
        <table:table-column table:style-name="Tabela98.A" table:number-columns-repeated="2"/>
        <table:table-column table:style-name="Tabela98.C"/>
        <table:table-column table:style-name="Tabela98.A"/>
        <table:table-column table:style-name="Tabela98.C" table:number-columns-repeated="2"/>
        <table:table-row>
          <table:table-cell table:style-name="Tabela98.A1" office:value-type="string">
            <text:p text:style-name="P5">0x05</text:p>
          </table:table-cell>
          <table:table-cell table:style-name="Tabela98.A1" office:value-type="string">
            <text:p text:style-name="P5">ZAPISZ</text:p>
          </table:table-cell>
          <table:table-cell table:style-name="Tabela98.A1" office:value-type="string">
            <text:p text:style-name="P5">0x19</text:p>
          </table:table-cell>
          <table:table-cell table:style-name="Tabela98.A1" office:value-type="string">
            <text:p text:style-name="P5">ID</text:p>
          </table:table-cell>
          <table:table-cell table:style-name="Tabela98.A1" office:value-type="string">
            <text:p text:style-name="P5">Nowy LED</text:p>
          </table:table-cell>
          <table:table-cell table:style-name="Tabela98.F1" office:value-type="string">
            <text:p text:style-name="P5">CRC</text:p>
          </table:table-cell>
        </table:table-row>
      </table:table>
      <text:p text:style-name="P1">29B. STM odpowiada:</text:p>
      <table:table table:name="Tabela99" table:style-name="Tabela99">
        <table:table-column table:style-name="Tabela99.A" table:number-columns-repeated="2"/>
        <table:table-column table:style-name="Tabela99.C"/>
        <table:table-row>
          <table:table-cell table:style-name="Tabela99.A1" office:value-type="string">
            <text:p text:style-name="P5">0x19</text:p>
          </table:table-cell>
          <table:table-cell table:style-name="Tabela99.A1" office:value-type="string">
            <text:p text:style-name="P5">Kod błędu</text:p>
          </table:table-cell>
          <table:table-cell table:style-name="Tabela99.C1" office:value-type="string">
            <text:p text:style-name="P5">CRC</text:p>
          </table:table-cell>
        </table:table-row>
      </table:table>
      <text:p text:style-name="P1"/>
      <text:p text:style-name="P1">30A. RPI pyta o CW Compliance Margin</text:p>
      <table:table table:name="Tabela100" table:style-name="Tabela100">
        <table:table-column table:style-name="Tabela100.A" table:number-columns-repeated="2"/>
        <table:table-column table:style-name="Tabela100.C"/>
        <table:table-column table:style-name="Tabela100.A"/>
        <table:table-column table:style-name="Tabela100.E"/>
        <table:table-row>
          <table:table-cell table:style-name="Tabela100.A1" office:value-type="string">
            <text:p text:style-name="P5">0x04</text:p>
          </table:table-cell>
          <table:table-cell table:style-name="Tabela100.A1" office:value-type="string">
            <text:p text:style-name="P5">CZYTAJ</text:p>
          </table:table-cell>
          <table:table-cell table:style-name="Tabela100.A1" office:value-type="string">
            <text:p text:style-name="P5">0x1A</text:p>
          </table:table-cell>
          <table:table-cell table:style-name="Tabela100.A1" office:value-type="string">
            <text:p text:style-name="P5">ID</text:p>
          </table:table-cell>
          <table:table-cell table:style-name="Tabela100.E1" office:value-type="string">
            <text:p text:style-name="P5">CRC</text:p>
          </table:table-cell>
        </table:table-row>
      </table:table>
      <text:p text:style-name="P1">30B. STM odpowiada:</text:p>
      <table:table table:name="Tabela101" table:style-name="Tabela101">
        <table:table-column table:style-name="Tabela101.A" table:number-columns-repeated="2"/>
        <table:table-column table:style-name="Tabela101.C"/>
        <table:table-row>
          <table:table-cell table:style-name="Tabela101.A1" office:value-type="string">
            <text:p text:style-name="P5">0x1A</text:p>
          </table:table-cell>
          <table:table-cell table:style-name="Tabela101.A1" office:value-type="string">
            <text:p text:style-name="P4">CW Compliance Margin</text:p>
          </table:table-cell>
          <table:table-cell table:style-name="Tabela101.C1" office:value-type="string">
            <text:p text:style-name="P5">CRC</text:p>
          </table:table-cell>
        </table:table-row>
      </table:table>
      <text:p text:style-name="P1"/>
      <text:p text:style-name="P1">31A. RPI pisze nowy CW Compliance Margin serwa</text:p>
      <table:table table:name="Tabela102" table:style-name="Tabela102">
        <table:table-column table:style-name="Tabela102.A" table:number-columns-repeated="2"/>
        <table:table-column table:style-name="Tabela102.C"/>
        <table:table-column table:style-name="Tabela102.A"/>
        <table:table-column table:style-name="Tabela102.C" table:number-columns-repeated="2"/>
        <table:table-row>
          <table:table-cell table:style-name="Tabela102.A1" office:value-type="string">
            <text:p text:style-name="P5">0x05</text:p>
          </table:table-cell>
          <table:table-cell table:style-name="Tabela102.A1" office:value-type="string">
            <text:p text:style-name="P5">ZAPISZ</text:p>
          </table:table-cell>
          <table:table-cell table:style-name="Tabela102.A1" office:value-type="string">
            <text:p text:style-name="P5">0x1A</text:p>
          </table:table-cell>
          <table:table-cell table:style-name="Tabela102.A1" office:value-type="string">
            <text:p text:style-name="P5">ID</text:p>
          </table:table-cell>
          <table:table-cell table:style-name="Tabela102.A1" office:value-type="string">
            <text:p text:style-name="P5">Nowy CWCM</text:p>
          </table:table-cell>
          <table:table-cell table:style-name="Tabela102.F1" office:value-type="string">
            <text:p text:style-name="P5">CRC</text:p>
          </table:table-cell>
        </table:table-row>
      </table:table>
      <text:p text:style-name="P1">31B. STM odpowiada:</text:p>
      <table:table table:name="Tabela103" table:style-name="Tabela103">
        <table:table-column table:style-name="Tabela103.A" table:number-columns-repeated="2"/>
        <table:table-column table:style-name="Tabela103.C"/>
        <table:table-row>
          <table:table-cell table:style-name="Tabela103.A1" office:value-type="string">
            <text:p text:style-name="P5">0x1A</text:p>
          </table:table-cell>
          <table:table-cell table:style-name="Tabela103.A1" office:value-type="string">
            <text:p text:style-name="P5">Kod błędu</text:p>
          </table:table-cell>
          <table:table-cell table:style-name="Tabela103.C1" office:value-type="string">
            <text:p text:style-name="P5">CRC</text:p>
          </table:table-cell>
        </table:table-row>
      </table:table>
      <text:p text:style-name="P1"/>
      <text:p text:style-name="P1">32A. RPI pyta o CCW Compliance Margin</text:p>
      <table:table table:name="Tabela104" table:style-name="Tabela104">
        <table:table-column table:style-name="Tabela104.A" table:number-columns-repeated="2"/>
        <table:table-column table:style-name="Tabela104.C"/>
        <table:table-column table:style-name="Tabela104.A"/>
        <table:table-column table:style-name="Tabela104.E"/>
        <table:table-row>
          <table:table-cell table:style-name="Tabela104.A1" office:value-type="string">
            <text:p text:style-name="P5">0x04</text:p>
          </table:table-cell>
          <table:table-cell table:style-name="Tabela104.A1" office:value-type="string">
            <text:p text:style-name="P5">CZYTAJ</text:p>
          </table:table-cell>
          <table:table-cell table:style-name="Tabela104.A1" office:value-type="string">
            <text:p text:style-name="P5">0x1B</text:p>
          </table:table-cell>
          <table:table-cell table:style-name="Tabela104.A1" office:value-type="string">
            <text:p text:style-name="P5">ID</text:p>
          </table:table-cell>
          <table:table-cell table:style-name="Tabela104.E1" office:value-type="string">
            <text:p text:style-name="P5">CRC</text:p>
          </table:table-cell>
        </table:table-row>
      </table:table>
      <text:p text:style-name="P1">32B. STM odpowiada:</text:p>
      <table:table table:name="Tabela105" table:style-name="Tabela105">
        <table:table-column table:style-name="Tabela105.A" table:number-columns-repeated="2"/>
        <table:table-column table:style-name="Tabela105.C"/>
        <text:soft-page-break/>
        <table:table-row>
          <table:table-cell table:style-name="Tabela105.A1" office:value-type="string">
            <text:p text:style-name="P5">0x1B</text:p>
          </table:table-cell>
          <table:table-cell table:style-name="Tabela105.A1" office:value-type="string">
            <text:p text:style-name="P4">CCW Compliance Margin</text:p>
          </table:table-cell>
          <table:table-cell table:style-name="Tabela105.C1" office:value-type="string">
            <text:p text:style-name="P5">CRC</text:p>
          </table:table-cell>
        </table:table-row>
      </table:table>
      <text:p text:style-name="P1"/>
      <text:p text:style-name="P1">33A. RPI pisze nowy CCW Compliance Margin serwa</text:p>
      <table:table table:name="Tabela106" table:style-name="Tabela106">
        <table:table-column table:style-name="Tabela106.A" table:number-columns-repeated="2"/>
        <table:table-column table:style-name="Tabela106.C"/>
        <table:table-column table:style-name="Tabela106.A"/>
        <table:table-column table:style-name="Tabela106.C" table:number-columns-repeated="2"/>
        <table:table-row>
          <table:table-cell table:style-name="Tabela106.A1" office:value-type="string">
            <text:p text:style-name="P5">0x05</text:p>
          </table:table-cell>
          <table:table-cell table:style-name="Tabela106.A1" office:value-type="string">
            <text:p text:style-name="P5">ZAPISZ</text:p>
          </table:table-cell>
          <table:table-cell table:style-name="Tabela106.A1" office:value-type="string">
            <text:p text:style-name="P5">0x1B</text:p>
          </table:table-cell>
          <table:table-cell table:style-name="Tabela106.A1" office:value-type="string">
            <text:p text:style-name="P5">ID</text:p>
          </table:table-cell>
          <table:table-cell table:style-name="Tabela106.A1" office:value-type="string">
            <text:p text:style-name="P5">Nowy CWCM</text:p>
          </table:table-cell>
          <table:table-cell table:style-name="Tabela106.F1" office:value-type="string">
            <text:p text:style-name="P5">CRC</text:p>
          </table:table-cell>
        </table:table-row>
      </table:table>
      <text:p text:style-name="P1">33B. STM odpowiada:</text:p>
      <table:table table:name="Tabela107" table:style-name="Tabela107">
        <table:table-column table:style-name="Tabela107.A" table:number-columns-repeated="2"/>
        <table:table-column table:style-name="Tabela107.C"/>
        <table:table-row>
          <table:table-cell table:style-name="Tabela107.A1" office:value-type="string">
            <text:p text:style-name="P5">0x1B</text:p>
          </table:table-cell>
          <table:table-cell table:style-name="Tabela107.A1" office:value-type="string">
            <text:p text:style-name="P5">Kod błędu</text:p>
          </table:table-cell>
          <table:table-cell table:style-name="Tabela107.C1" office:value-type="string">
            <text:p text:style-name="P5">CRC</text:p>
          </table:table-cell>
        </table:table-row>
      </table:table>
      <text:p text:style-name="P1"/>
      <text:p text:style-name="P1">34A. RPI pyta o CW Compliance Slope</text:p>
      <table:table table:name="Tabela108" table:style-name="Tabela108">
        <table:table-column table:style-name="Tabela108.A" table:number-columns-repeated="2"/>
        <table:table-column table:style-name="Tabela108.C"/>
        <table:table-column table:style-name="Tabela108.A"/>
        <table:table-column table:style-name="Tabela108.E"/>
        <table:table-row>
          <table:table-cell table:style-name="Tabela108.A1" office:value-type="string">
            <text:p text:style-name="P5">0x04</text:p>
          </table:table-cell>
          <table:table-cell table:style-name="Tabela108.A1" office:value-type="string">
            <text:p text:style-name="P5">CZYTAJ</text:p>
          </table:table-cell>
          <table:table-cell table:style-name="Tabela108.A1" office:value-type="string">
            <text:p text:style-name="P5">0x1C</text:p>
          </table:table-cell>
          <table:table-cell table:style-name="Tabela108.A1" office:value-type="string">
            <text:p text:style-name="P5">ID</text:p>
          </table:table-cell>
          <table:table-cell table:style-name="Tabela108.E1" office:value-type="string">
            <text:p text:style-name="P5">CRC</text:p>
          </table:table-cell>
        </table:table-row>
      </table:table>
      <text:p text:style-name="P1">34B. STM odpowiada:</text:p>
      <table:table table:name="Tabela109" table:style-name="Tabela109">
        <table:table-column table:style-name="Tabela109.A" table:number-columns-repeated="2"/>
        <table:table-column table:style-name="Tabela109.C"/>
        <table:table-row>
          <table:table-cell table:style-name="Tabela109.A1" office:value-type="string">
            <text:p text:style-name="P5">0x1C</text:p>
          </table:table-cell>
          <table:table-cell table:style-name="Tabela109.A1" office:value-type="string">
            <text:p text:style-name="P4">CW Compliance Slope</text:p>
          </table:table-cell>
          <table:table-cell table:style-name="Tabela109.C1" office:value-type="string">
            <text:p text:style-name="P5">CRC</text:p>
          </table:table-cell>
        </table:table-row>
      </table:table>
      <text:p text:style-name="P1"/>
      <text:p text:style-name="P1">35A. RPI pisze nowy CW Compliance Slope serwa</text:p>
      <table:table table:name="Tabela110" table:style-name="Tabela110">
        <table:table-column table:style-name="Tabela110.A" table:number-columns-repeated="2"/>
        <table:table-column table:style-name="Tabela110.C"/>
        <table:table-column table:style-name="Tabela110.A"/>
        <table:table-column table:style-name="Tabela110.C" table:number-columns-repeated="2"/>
        <table:table-row>
          <table:table-cell table:style-name="Tabela110.A1" office:value-type="string">
            <text:p text:style-name="P5">0x05</text:p>
          </table:table-cell>
          <table:table-cell table:style-name="Tabela110.A1" office:value-type="string">
            <text:p text:style-name="P5">ZAPISZ</text:p>
          </table:table-cell>
          <table:table-cell table:style-name="Tabela110.A1" office:value-type="string">
            <text:p text:style-name="P5">0x1C</text:p>
          </table:table-cell>
          <table:table-cell table:style-name="Tabela110.A1" office:value-type="string">
            <text:p text:style-name="P5">ID</text:p>
          </table:table-cell>
          <table:table-cell table:style-name="Tabela110.A1" office:value-type="string">
            <text:p text:style-name="P5">Nowy CWCS</text:p>
          </table:table-cell>
          <table:table-cell table:style-name="Tabela110.F1" office:value-type="string">
            <text:p text:style-name="P5">CRC</text:p>
          </table:table-cell>
        </table:table-row>
      </table:table>
      <text:p text:style-name="P1">35B. STM odpowiada:</text:p>
      <table:table table:name="Tabela111" table:style-name="Tabela111">
        <table:table-column table:style-name="Tabela111.A" table:number-columns-repeated="2"/>
        <table:table-column table:style-name="Tabela111.C"/>
        <table:table-row>
          <table:table-cell table:style-name="Tabela111.A1" office:value-type="string">
            <text:p text:style-name="P5">0x1C</text:p>
          </table:table-cell>
          <table:table-cell table:style-name="Tabela111.A1" office:value-type="string">
            <text:p text:style-name="P5">Kod błędu</text:p>
          </table:table-cell>
          <table:table-cell table:style-name="Tabela111.C1" office:value-type="string">
            <text:p text:style-name="P5">CRC</text:p>
          </table:table-cell>
        </table:table-row>
      </table:table>
      <text:p text:style-name="P1"/>
      <text:p text:style-name="P1">36A. RPI pyta o CCW Compliance Slope</text:p>
      <table:table table:name="Tabela112" table:style-name="Tabela112">
        <table:table-column table:style-name="Tabela112.A" table:number-columns-repeated="2"/>
        <table:table-column table:style-name="Tabela112.C"/>
        <table:table-column table:style-name="Tabela112.A"/>
        <table:table-column table:style-name="Tabela112.E"/>
        <table:table-row>
          <table:table-cell table:style-name="Tabela112.A1" office:value-type="string">
            <text:p text:style-name="P5">0x04</text:p>
          </table:table-cell>
          <table:table-cell table:style-name="Tabela112.A1" office:value-type="string">
            <text:p text:style-name="P5">CZYTAJ</text:p>
          </table:table-cell>
          <table:table-cell table:style-name="Tabela112.A1" office:value-type="string">
            <text:p text:style-name="P5">0x1D</text:p>
          </table:table-cell>
          <table:table-cell table:style-name="Tabela112.A1" office:value-type="string">
            <text:p text:style-name="P5">ID</text:p>
          </table:table-cell>
          <table:table-cell table:style-name="Tabela112.E1" office:value-type="string">
            <text:p text:style-name="P5">CRC</text:p>
          </table:table-cell>
        </table:table-row>
      </table:table>
      <text:p text:style-name="P1">36B. STM odpowiada:</text:p>
      <table:table table:name="Tabela113" table:style-name="Tabela113">
        <table:table-column table:style-name="Tabela113.A" table:number-columns-repeated="2"/>
        <table:table-column table:style-name="Tabela113.C"/>
        <table:table-row>
          <table:table-cell table:style-name="Tabela113.A1" office:value-type="string">
            <text:p text:style-name="P5">0x1D</text:p>
          </table:table-cell>
          <table:table-cell table:style-name="Tabela113.A1" office:value-type="string">
            <text:p text:style-name="P4">CCW Compliance Slope</text:p>
          </table:table-cell>
          <table:table-cell table:style-name="Tabela113.C1" office:value-type="string">
            <text:p text:style-name="P5">CRC</text:p>
          </table:table-cell>
        </table:table-row>
      </table:table>
      <text:p text:style-name="P1"/>
      <text:p text:style-name="P1">37A. RPI pisze nowy CCW Compliance Slope serwa</text:p>
      <table:table table:name="Tabela114" table:style-name="Tabela114">
        <table:table-column table:style-name="Tabela114.A" table:number-columns-repeated="2"/>
        <table:table-column table:style-name="Tabela114.C"/>
        <table:table-column table:style-name="Tabela114.A"/>
        <table:table-column table:style-name="Tabela114.C" table:number-columns-repeated="2"/>
        <table:table-row>
          <table:table-cell table:style-name="Tabela114.A1" office:value-type="string">
            <text:p text:style-name="P5">0x05</text:p>
          </table:table-cell>
          <table:table-cell table:style-name="Tabela114.A1" office:value-type="string">
            <text:p text:style-name="P5">ZAPISZ</text:p>
          </table:table-cell>
          <table:table-cell table:style-name="Tabela114.A1" office:value-type="string">
            <text:p text:style-name="P5">0x1D</text:p>
          </table:table-cell>
          <table:table-cell table:style-name="Tabela114.A1" office:value-type="string">
            <text:p text:style-name="P5">ID</text:p>
          </table:table-cell>
          <table:table-cell table:style-name="Tabela114.A1" office:value-type="string">
            <text:p text:style-name="P5">Nowy CWCS</text:p>
          </table:table-cell>
          <table:table-cell table:style-name="Tabela114.F1" office:value-type="string">
            <text:p text:style-name="P5">CRC</text:p>
          </table:table-cell>
        </table:table-row>
      </table:table>
      <text:p text:style-name="P1">37B. STM odpowiada:</text:p>
      <table:table table:name="Tabela115" table:style-name="Tabela115">
        <table:table-column table:style-name="Tabela115.A" table:number-columns-repeated="2"/>
        <table:table-column table:style-name="Tabela115.C"/>
        <table:table-row>
          <table:table-cell table:style-name="Tabela115.A1" office:value-type="string">
            <text:p text:style-name="P5">0x1D</text:p>
          </table:table-cell>
          <table:table-cell table:style-name="Tabela115.A1" office:value-type="string">
            <text:p text:style-name="P5">Kod błędu</text:p>
          </table:table-cell>
          <table:table-cell table:style-name="Tabela115.C1" office:value-type="string">
            <text:p text:style-name="P5">CRC</text:p>
          </table:table-cell>
        </table:table-row>
      </table:table>
      <text:p text:style-name="P1"/>
      <text:p text:style-name="P1">38A. RPI pyta o Goal Position serwa</text:p>
      <table:table table:name="Tabela116" table:style-name="Tabela116">
        <table:table-column table:style-name="Tabela116.A" table:number-columns-repeated="2"/>
        <table:table-column table:style-name="Tabela116.C"/>
        <table:table-column table:style-name="Tabela116.A"/>
        <table:table-column table:style-name="Tabela116.E"/>
        <table:table-row>
          <table:table-cell table:style-name="Tabela116.A1" office:value-type="string">
            <text:p text:style-name="P5">0x04</text:p>
          </table:table-cell>
          <table:table-cell table:style-name="Tabela116.A1" office:value-type="string">
            <text:p text:style-name="P5">CZYTAJ</text:p>
          </table:table-cell>
          <table:table-cell table:style-name="Tabela116.A1" office:value-type="string">
            <text:p text:style-name="P5">0x1E</text:p>
          </table:table-cell>
          <table:table-cell table:style-name="Tabela116.A1" office:value-type="string">
            <text:p text:style-name="P5">ID</text:p>
          </table:table-cell>
          <table:table-cell table:style-name="Tabela116.E1" office:value-type="string">
            <text:p text:style-name="P5">CRC</text:p>
          </table:table-cell>
        </table:table-row>
      </table:table>
      <text:p text:style-name="P1">38B. STM odpowiada:</text:p>
      <table:table table:name="Tabela117" table:style-name="Tabela117">
        <table:table-column table:style-name="Tabela117.A"/>
        <table:table-column table:style-name="Tabela117.B" table:number-columns-repeated="3"/>
        <table:table-row table:style-name="Tabela117.1">
          <table:table-cell table:style-name="Tabela117.A1" office:value-type="string">
            <text:p text:style-name="P5">0x1E</text:p>
          </table:table-cell>
          <table:table-cell table:style-name="Tabela117.A1" office:value-type="string">
            <text:p text:style-name="P5">Goal Position L</text:p>
          </table:table-cell>
          <table:table-cell table:style-name="Tabela117.A1" office:value-type="string">
            <text:p text:style-name="P5">Goal Position H</text:p>
          </table:table-cell>
          <table:table-cell table:style-name="Tabela117.D1" office:value-type="string">
            <text:p text:style-name="P5">CRC</text:p>
          </table:table-cell>
        </table:table-row>
      </table:table>
      <text:p text:style-name="P1"/>
      <text:p text:style-name="P1">39A. RPI pisze Goal Position serwa</text:p>
      <table:table table:name="Tabela118" table:style-name="Tabela118">
        <table:table-column table:style-name="Tabela118.A" table:number-columns-repeated="2"/>
        <table:table-column table:style-name="Tabela118.C" table:number-columns-repeated="4"/>
        <table:table-column table:style-name="Tabela118.G"/>
        <table:table-row>
          <table:table-cell table:style-name="Tabela118.A1" office:value-type="string">
            <text:p text:style-name="P5">0x06</text:p>
          </table:table-cell>
          <table:table-cell table:style-name="Tabela118.A1" office:value-type="string">
            <text:p text:style-name="P5">ZAPISZ</text:p>
          </table:table-cell>
          <table:table-cell table:style-name="Tabela118.A1" office:value-type="string">
            <text:p text:style-name="P5">0x1E</text:p>
          </table:table-cell>
          <table:table-cell table:style-name="Tabela118.A1" office:value-type="string">
            <text:p text:style-name="P5">ID</text:p>
          </table:table-cell>
          <table:table-cell table:style-name="Tabela118.A1" office:value-type="string">
            <text:p text:style-name="P5">GP L</text:p>
          </table:table-cell>
          <table:table-cell table:style-name="Tabela118.A1" office:value-type="string">
            <text:p text:style-name="P5">GP H</text:p>
          </table:table-cell>
          <table:table-cell table:style-name="Tabela118.G1" office:value-type="string">
            <text:p text:style-name="P5">CRC</text:p>
          </table:table-cell>
        </table:table-row>
      </table:table>
      <text:p text:style-name="P1">39B. STM odpowiada:</text:p>
      <table:table table:name="Tabela119" table:style-name="Tabela119">
        <table:table-column table:style-name="Tabela119.A" table:number-columns-repeated="2"/>
        <table:table-column table:style-name="Tabela119.C"/>
        <table:table-row>
          <table:table-cell table:style-name="Tabela119.A1" office:value-type="string">
            <text:p text:style-name="P5">0x1E</text:p>
          </table:table-cell>
          <table:table-cell table:style-name="Tabela119.A1" office:value-type="string">
            <text:p text:style-name="P5">Kod błędu</text:p>
          </table:table-cell>
          <table:table-cell table:style-name="Tabela119.C1" office:value-type="string">
            <text:p text:style-name="P5">CRC</text:p>
          </table:table-cell>
        </table:table-row>
      </table:table>
      <text:p text:style-name="P1"/>
      <text:p text:style-name="P1">40A. RPI pyta o Moving Speed serwa</text:p>
      <table:table table:name="Tabela120" table:style-name="Tabela120">
        <table:table-column table:style-name="Tabela120.A" table:number-columns-repeated="2"/>
        <table:table-column table:style-name="Tabela120.C"/>
        <table:table-column table:style-name="Tabela120.A"/>
        <table:table-column table:style-name="Tabela120.E"/>
        <table:table-row>
          <table:table-cell table:style-name="Tabela120.A1" office:value-type="string">
            <text:p text:style-name="P5">0x04</text:p>
          </table:table-cell>
          <table:table-cell table:style-name="Tabela120.A1" office:value-type="string">
            <text:p text:style-name="P5">CZYTAJ</text:p>
          </table:table-cell>
          <table:table-cell table:style-name="Tabela120.A1" office:value-type="string">
            <text:p text:style-name="P5">0x20</text:p>
          </table:table-cell>
          <table:table-cell table:style-name="Tabela120.A1" office:value-type="string">
            <text:p text:style-name="P5">ID</text:p>
          </table:table-cell>
          <table:table-cell table:style-name="Tabela120.E1" office:value-type="string">
            <text:p text:style-name="P5">CRC</text:p>
          </table:table-cell>
        </table:table-row>
      </table:table>
      <text:p text:style-name="P1">40B. STM odpowiada:</text:p>
      <table:table table:name="Tabela121" table:style-name="Tabela121">
        <table:table-column table:style-name="Tabela121.A"/>
        <table:table-column table:style-name="Tabela121.B" table:number-columns-repeated="3"/>
        <table:table-row table:style-name="Tabela121.1">
          <table:table-cell table:style-name="Tabela121.A1" office:value-type="string">
            <text:p text:style-name="P5">0x20</text:p>
          </table:table-cell>
          <table:table-cell table:style-name="Tabela121.A1" office:value-type="string">
            <text:p text:style-name="P5">Moving Speed L</text:p>
          </table:table-cell>
          <table:table-cell table:style-name="Tabela121.A1" office:value-type="string">
            <text:p text:style-name="P5">Moving Speed H</text:p>
          </table:table-cell>
          <table:table-cell table:style-name="Tabela121.D1" office:value-type="string">
            <text:p text:style-name="P5">CRC</text:p>
          </table:table-cell>
        </table:table-row>
      </table:table>
      <text:p text:style-name="P1"/>
      <text:p text:style-name="P1">41A. RPI pisze Moving Speed serwa</text:p>
      <table:table table:name="Tabela122" table:style-name="Tabela122">
        <table:table-column table:style-name="Tabela122.A" table:number-columns-repeated="2"/>
        <table:table-column table:style-name="Tabela122.C" table:number-columns-repeated="4"/>
        <table:table-column table:style-name="Tabela122.G"/>
        <table:table-row>
          <table:table-cell table:style-name="Tabela122.A1" office:value-type="string">
            <text:p text:style-name="P5">0x06</text:p>
          </table:table-cell>
          <table:table-cell table:style-name="Tabela122.A1" office:value-type="string">
            <text:p text:style-name="P5">ZAPISZ</text:p>
          </table:table-cell>
          <table:table-cell table:style-name="Tabela122.A1" office:value-type="string">
            <text:p text:style-name="P5">0x20</text:p>
          </table:table-cell>
          <table:table-cell table:style-name="Tabela122.A1" office:value-type="string">
            <text:p text:style-name="P5">ID</text:p>
          </table:table-cell>
          <table:table-cell table:style-name="Tabela122.A1" office:value-type="string">
            <text:p text:style-name="P5">MS L</text:p>
          </table:table-cell>
          <table:table-cell table:style-name="Tabela122.A1" office:value-type="string">
            <text:p text:style-name="P5">MS H</text:p>
          </table:table-cell>
          <table:table-cell table:style-name="Tabela122.G1" office:value-type="string">
            <text:p text:style-name="P5">CRC</text:p>
          </table:table-cell>
        </table:table-row>
      </table:table>
      <text:p text:style-name="P1">41B. STM odpowiada:</text:p>
      <table:table table:name="Tabela123" table:style-name="Tabela123">
        <table:table-column table:style-name="Tabela123.A" table:number-columns-repeated="2"/>
        <table:table-column table:style-name="Tabela123.C"/>
        <text:soft-page-break/>
        <table:table-row>
          <table:table-cell table:style-name="Tabela123.A1" office:value-type="string">
            <text:p text:style-name="P5">0x20</text:p>
          </table:table-cell>
          <table:table-cell table:style-name="Tabela123.A1" office:value-type="string">
            <text:p text:style-name="P5">Kod błędu</text:p>
          </table:table-cell>
          <table:table-cell table:style-name="Tabela123.C1" office:value-type="string">
            <text:p text:style-name="P5">CRC</text:p>
          </table:table-cell>
        </table:table-row>
      </table:table>
      <text:p text:style-name="P1"/>
      <text:p text:style-name="P1">42A. RPI pyta o Torque Limit serwa</text:p>
      <table:table table:name="Tabela124" table:style-name="Tabela124">
        <table:table-column table:style-name="Tabela124.A" table:number-columns-repeated="2"/>
        <table:table-column table:style-name="Tabela124.C"/>
        <table:table-column table:style-name="Tabela124.A"/>
        <table:table-column table:style-name="Tabela124.E"/>
        <table:table-row>
          <table:table-cell table:style-name="Tabela124.A1" office:value-type="string">
            <text:p text:style-name="P5">0x04</text:p>
          </table:table-cell>
          <table:table-cell table:style-name="Tabela124.A1" office:value-type="string">
            <text:p text:style-name="P5">CZYTAJ</text:p>
          </table:table-cell>
          <table:table-cell table:style-name="Tabela124.A1" office:value-type="string">
            <text:p text:style-name="P5">0x22</text:p>
          </table:table-cell>
          <table:table-cell table:style-name="Tabela124.A1" office:value-type="string">
            <text:p text:style-name="P5">ID</text:p>
          </table:table-cell>
          <table:table-cell table:style-name="Tabela124.E1" office:value-type="string">
            <text:p text:style-name="P5">CRC</text:p>
          </table:table-cell>
        </table:table-row>
      </table:table>
      <text:p text:style-name="P1">42B. STM odpowiada:</text:p>
      <table:table table:name="Tabela125" table:style-name="Tabela125">
        <table:table-column table:style-name="Tabela125.A"/>
        <table:table-column table:style-name="Tabela125.B" table:number-columns-repeated="3"/>
        <table:table-row table:style-name="Tabela125.1">
          <table:table-cell table:style-name="Tabela125.A1" office:value-type="string">
            <text:p text:style-name="P5">0x22</text:p>
          </table:table-cell>
          <table:table-cell table:style-name="Tabela125.A1" office:value-type="string">
            <text:p text:style-name="P5">Torque Limit L</text:p>
          </table:table-cell>
          <table:table-cell table:style-name="Tabela125.A1" office:value-type="string">
            <text:p text:style-name="P5">Torque Limit H</text:p>
          </table:table-cell>
          <table:table-cell table:style-name="Tabela125.D1" office:value-type="string">
            <text:p text:style-name="P5">CRC</text:p>
          </table:table-cell>
        </table:table-row>
      </table:table>
      <text:p text:style-name="P1"/>
      <text:p text:style-name="P1">43A. RPI pisze Torque Limit serwa</text:p>
      <table:table table:name="Tabela126" table:style-name="Tabela126">
        <table:table-column table:style-name="Tabela126.A" table:number-columns-repeated="2"/>
        <table:table-column table:style-name="Tabela126.C" table:number-columns-repeated="4"/>
        <table:table-column table:style-name="Tabela126.G"/>
        <table:table-row>
          <table:table-cell table:style-name="Tabela126.A1" office:value-type="string">
            <text:p text:style-name="P5">0x06</text:p>
          </table:table-cell>
          <table:table-cell table:style-name="Tabela126.A1" office:value-type="string">
            <text:p text:style-name="P5">ZAPISZ</text:p>
          </table:table-cell>
          <table:table-cell table:style-name="Tabela126.A1" office:value-type="string">
            <text:p text:style-name="P5">0x22</text:p>
          </table:table-cell>
          <table:table-cell table:style-name="Tabela126.A1" office:value-type="string">
            <text:p text:style-name="P5">ID</text:p>
          </table:table-cell>
          <table:table-cell table:style-name="Tabela126.A1" office:value-type="string">
            <text:p text:style-name="P5">TL L</text:p>
          </table:table-cell>
          <table:table-cell table:style-name="Tabela126.A1" office:value-type="string">
            <text:p text:style-name="P5">TL H</text:p>
          </table:table-cell>
          <table:table-cell table:style-name="Tabela126.G1" office:value-type="string">
            <text:p text:style-name="P5">CRC</text:p>
          </table:table-cell>
        </table:table-row>
      </table:table>
      <text:p text:style-name="P1">43B. STM odpowiada:</text:p>
      <table:table table:name="Tabela127" table:style-name="Tabela127">
        <table:table-column table:style-name="Tabela127.A" table:number-columns-repeated="2"/>
        <table:table-column table:style-name="Tabela127.C"/>
        <table:table-row>
          <table:table-cell table:style-name="Tabela127.A1" office:value-type="string">
            <text:p text:style-name="P5">0x22</text:p>
          </table:table-cell>
          <table:table-cell table:style-name="Tabela127.A1" office:value-type="string">
            <text:p text:style-name="P5">Kod błędu</text:p>
          </table:table-cell>
          <table:table-cell table:style-name="Tabela127.C1" office:value-type="string">
            <text:p text:style-name="P5">CRC</text:p>
          </table:table-cell>
        </table:table-row>
      </table:table>
      <text:p text:style-name="P1"/>
      <text:p text:style-name="P1">44A. RPI pyta o Present Position serwa</text:p>
      <table:table table:name="Tabela128" table:style-name="Tabela128">
        <table:table-column table:style-name="Tabela128.A" table:number-columns-repeated="2"/>
        <table:table-column table:style-name="Tabela128.C"/>
        <table:table-column table:style-name="Tabela128.A"/>
        <table:table-column table:style-name="Tabela128.E"/>
        <table:table-row>
          <table:table-cell table:style-name="Tabela128.A1" office:value-type="string">
            <text:p text:style-name="P5">0x04</text:p>
          </table:table-cell>
          <table:table-cell table:style-name="Tabela128.A1" office:value-type="string">
            <text:p text:style-name="P5">CZYTAJ</text:p>
          </table:table-cell>
          <table:table-cell table:style-name="Tabela128.A1" office:value-type="string">
            <text:p text:style-name="P5">0x24</text:p>
          </table:table-cell>
          <table:table-cell table:style-name="Tabela128.A1" office:value-type="string">
            <text:p text:style-name="P5">ID</text:p>
          </table:table-cell>
          <table:table-cell table:style-name="Tabela128.E1" office:value-type="string">
            <text:p text:style-name="P5">CRC</text:p>
          </table:table-cell>
        </table:table-row>
      </table:table>
      <text:p text:style-name="P1">44B. STM odpowiada:</text:p>
      <table:table table:name="Tabela129" table:style-name="Tabela129">
        <table:table-column table:style-name="Tabela129.A"/>
        <table:table-column table:style-name="Tabela129.B" table:number-columns-repeated="3"/>
        <table:table-row table:style-name="Tabela129.1">
          <table:table-cell table:style-name="Tabela129.A1" office:value-type="string">
            <text:p text:style-name="P5">0x24</text:p>
          </table:table-cell>
          <table:table-cell table:style-name="Tabela129.A1" office:value-type="string">
            <text:p text:style-name="P5">Present Position L</text:p>
          </table:table-cell>
          <table:table-cell table:style-name="Tabela129.A1" office:value-type="string">
            <text:p text:style-name="P5">Present Position H</text:p>
          </table:table-cell>
          <table:table-cell table:style-name="Tabela129.D1" office:value-type="string">
            <text:p text:style-name="P5">CRC</text:p>
          </table:table-cell>
        </table:table-row>
      </table:table>
      <text:p text:style-name="P1"/>
      <text:p text:style-name="P1">45A. RPI pyta o Present Speed serwa</text:p>
      <table:table table:name="Tabela130" table:style-name="Tabela130">
        <table:table-column table:style-name="Tabela130.A" table:number-columns-repeated="2"/>
        <table:table-column table:style-name="Tabela130.C"/>
        <table:table-column table:style-name="Tabela130.A"/>
        <table:table-column table:style-name="Tabela130.E"/>
        <table:table-row>
          <table:table-cell table:style-name="Tabela130.A1" office:value-type="string">
            <text:p text:style-name="P5">0x04</text:p>
          </table:table-cell>
          <table:table-cell table:style-name="Tabela130.A1" office:value-type="string">
            <text:p text:style-name="P5">CZYTAJ</text:p>
          </table:table-cell>
          <table:table-cell table:style-name="Tabela130.A1" office:value-type="string">
            <text:p text:style-name="P5">0x26</text:p>
          </table:table-cell>
          <table:table-cell table:style-name="Tabela130.A1" office:value-type="string">
            <text:p text:style-name="P5">ID</text:p>
          </table:table-cell>
          <table:table-cell table:style-name="Tabela130.E1" office:value-type="string">
            <text:p text:style-name="P5">CRC</text:p>
          </table:table-cell>
        </table:table-row>
      </table:table>
      <text:p text:style-name="P1">45B. STM odpowiada:</text:p>
      <table:table table:name="Tabela131" table:style-name="Tabela131">
        <table:table-column table:style-name="Tabela131.A"/>
        <table:table-column table:style-name="Tabela131.B" table:number-columns-repeated="3"/>
        <table:table-row table:style-name="Tabela131.1">
          <table:table-cell table:style-name="Tabela131.A1" office:value-type="string">
            <text:p text:style-name="P5">0x26</text:p>
          </table:table-cell>
          <table:table-cell table:style-name="Tabela131.A1" office:value-type="string">
            <text:p text:style-name="P5">Present Speed L</text:p>
          </table:table-cell>
          <table:table-cell table:style-name="Tabela131.A1" office:value-type="string">
            <text:p text:style-name="P5">Present Speed H</text:p>
          </table:table-cell>
          <table:table-cell table:style-name="Tabela131.D1" office:value-type="string">
            <text:p text:style-name="P5">CRC</text:p>
          </table:table-cell>
        </table:table-row>
      </table:table>
      <text:p text:style-name="P1"/>
      <text:p text:style-name="P1">46A. RPI pyta o Present Load serwa</text:p>
      <table:table table:name="Tabela132" table:style-name="Tabela132">
        <table:table-column table:style-name="Tabela132.A" table:number-columns-repeated="2"/>
        <table:table-column table:style-name="Tabela132.C"/>
        <table:table-column table:style-name="Tabela132.A"/>
        <table:table-column table:style-name="Tabela132.E"/>
        <table:table-row>
          <table:table-cell table:style-name="Tabela132.A1" office:value-type="string">
            <text:p text:style-name="P5">0x04</text:p>
          </table:table-cell>
          <table:table-cell table:style-name="Tabela132.A1" office:value-type="string">
            <text:p text:style-name="P5">CZYTAJ</text:p>
          </table:table-cell>
          <table:table-cell table:style-name="Tabela132.A1" office:value-type="string">
            <text:p text:style-name="P5">0x28</text:p>
          </table:table-cell>
          <table:table-cell table:style-name="Tabela132.A1" office:value-type="string">
            <text:p text:style-name="P5">ID</text:p>
          </table:table-cell>
          <table:table-cell table:style-name="Tabela132.E1" office:value-type="string">
            <text:p text:style-name="P5">CRC</text:p>
          </table:table-cell>
        </table:table-row>
      </table:table>
      <text:p text:style-name="P1">46B. STM odpowiada:</text:p>
      <table:table table:name="Tabela133" table:style-name="Tabela133">
        <table:table-column table:style-name="Tabela133.A"/>
        <table:table-column table:style-name="Tabela133.B" table:number-columns-repeated="3"/>
        <table:table-row table:style-name="Tabela133.1">
          <table:table-cell table:style-name="Tabela133.A1" office:value-type="string">
            <text:p text:style-name="P5">0x28</text:p>
          </table:table-cell>
          <table:table-cell table:style-name="Tabela133.A1" office:value-type="string">
            <text:p text:style-name="P5">Present Load L</text:p>
          </table:table-cell>
          <table:table-cell table:style-name="Tabela133.A1" office:value-type="string">
            <text:p text:style-name="P5">Present Load H</text:p>
          </table:table-cell>
          <table:table-cell table:style-name="Tabela133.D1" office:value-type="string">
            <text:p text:style-name="P5">CRC</text:p>
          </table:table-cell>
        </table:table-row>
      </table:table>
      <text:p text:style-name="P1"/>
      <text:p text:style-name="P1">47A. RPI pyta o Present Voltage serwa</text:p>
      <table:table table:name="Tabela134" table:style-name="Tabela134">
        <table:table-column table:style-name="Tabela134.A" table:number-columns-repeated="2"/>
        <table:table-column table:style-name="Tabela134.C"/>
        <table:table-column table:style-name="Tabela134.A"/>
        <table:table-column table:style-name="Tabela134.E"/>
        <table:table-row>
          <table:table-cell table:style-name="Tabela134.A1" office:value-type="string">
            <text:p text:style-name="P5">0x04</text:p>
          </table:table-cell>
          <table:table-cell table:style-name="Tabela134.A1" office:value-type="string">
            <text:p text:style-name="P5">CZYTAJ</text:p>
          </table:table-cell>
          <table:table-cell table:style-name="Tabela134.A1" office:value-type="string">
            <text:p text:style-name="P5">0x2A</text:p>
          </table:table-cell>
          <table:table-cell table:style-name="Tabela134.A1" office:value-type="string">
            <text:p text:style-name="P5">ID</text:p>
          </table:table-cell>
          <table:table-cell table:style-name="Tabela134.E1" office:value-type="string">
            <text:p text:style-name="P5">CRC</text:p>
          </table:table-cell>
        </table:table-row>
      </table:table>
      <text:p text:style-name="P1">47B. STM odpowiada:</text:p>
      <table:table table:name="Tabela135" table:style-name="Tabela135">
        <table:table-column table:style-name="Tabela135.A" table:number-columns-repeated="2"/>
        <table:table-column table:style-name="Tabela135.C"/>
        <table:table-row>
          <table:table-cell table:style-name="Tabela135.A1" office:value-type="string">
            <text:p text:style-name="P5">0x22</text:p>
          </table:table-cell>
          <table:table-cell table:style-name="Tabela135.A1" office:value-type="string">
            <text:p text:style-name="P5">Present <text:s/>Voltage</text:p>
          </table:table-cell>
          <table:table-cell table:style-name="Tabela135.C1" office:value-type="string">
            <text:p text:style-name="P5">CRC</text:p>
          </table:table-cell>
        </table:table-row>
      </table:table>
      <text:p text:style-name="P1"/>
      <text:p text:style-name="P1">48A. RPI pyta o Present Temperature serwa</text:p>
      <table:table table:name="Tabela136" table:style-name="Tabela136">
        <table:table-column table:style-name="Tabela136.A" table:number-columns-repeated="2"/>
        <table:table-column table:style-name="Tabela136.C"/>
        <table:table-column table:style-name="Tabela136.A"/>
        <table:table-column table:style-name="Tabela136.E"/>
        <table:table-row>
          <table:table-cell table:style-name="Tabela136.A1" office:value-type="string">
            <text:p text:style-name="P5">0x04</text:p>
          </table:table-cell>
          <table:table-cell table:style-name="Tabela136.A1" office:value-type="string">
            <text:p text:style-name="P5">CZYTAJ</text:p>
          </table:table-cell>
          <table:table-cell table:style-name="Tabela136.A1" office:value-type="string">
            <text:p text:style-name="P5">0x2B</text:p>
          </table:table-cell>
          <table:table-cell table:style-name="Tabela136.A1" office:value-type="string">
            <text:p text:style-name="P5">ID</text:p>
          </table:table-cell>
          <table:table-cell table:style-name="Tabela136.E1" office:value-type="string">
            <text:p text:style-name="P5">CRC</text:p>
          </table:table-cell>
        </table:table-row>
      </table:table>
      <text:p text:style-name="P1">48B. STM odpowiada:</text:p>
      <table:table table:name="Tabela137" table:style-name="Tabela137">
        <table:table-column table:style-name="Tabela137.A" table:number-columns-repeated="2"/>
        <table:table-column table:style-name="Tabela137.C"/>
        <table:table-row>
          <table:table-cell table:style-name="Tabela137.A1" office:value-type="string">
            <text:p text:style-name="P5">0x22</text:p>
          </table:table-cell>
          <table:table-cell table:style-name="Tabela137.A1" office:value-type="string">
            <text:p text:style-name="P5">Present Temperature</text:p>
          </table:table-cell>
          <table:table-cell table:style-name="Tabela137.C1" office:value-type="string">
            <text:p text:style-name="P5">CRC</text:p>
          </table:table-cell>
        </table:table-row>
      </table:table>
      <text:p text:style-name="P1"/>
      <text:p text:style-name="P1">49A. RPI pyta o Registered Instruction serwa</text:p>
      <table:table table:name="Tabela138" table:style-name="Tabela138">
        <table:table-column table:style-name="Tabela138.A" table:number-columns-repeated="2"/>
        <table:table-column table:style-name="Tabela138.C"/>
        <table:table-column table:style-name="Tabela138.A"/>
        <table:table-column table:style-name="Tabela138.E"/>
        <table:table-row>
          <table:table-cell table:style-name="Tabela138.A1" office:value-type="string">
            <text:p text:style-name="P5">0x04</text:p>
          </table:table-cell>
          <table:table-cell table:style-name="Tabela138.A1" office:value-type="string">
            <text:p text:style-name="P5">CZYTAJ</text:p>
          </table:table-cell>
          <table:table-cell table:style-name="Tabela138.A1" office:value-type="string">
            <text:p text:style-name="P5">0x2C</text:p>
          </table:table-cell>
          <table:table-cell table:style-name="Tabela138.A1" office:value-type="string">
            <text:p text:style-name="P5">ID</text:p>
          </table:table-cell>
          <table:table-cell table:style-name="Tabela138.E1" office:value-type="string">
            <text:p text:style-name="P5">CRC</text:p>
          </table:table-cell>
        </table:table-row>
      </table:table>
      <text:p text:style-name="P1">49B. STM odpowiada:</text:p>
      <table:table table:name="Tabela139" table:style-name="Tabela139">
        <table:table-column table:style-name="Tabela139.A" table:number-columns-repeated="2"/>
        <table:table-column table:style-name="Tabela139.C"/>
        <table:table-row>
          <table:table-cell table:style-name="Tabela139.A1" office:value-type="string">
            <text:p text:style-name="P5">0x22</text:p>
          </table:table-cell>
          <table:table-cell table:style-name="Tabela139.A1" office:value-type="string">
            <text:p text:style-name="P4">Registered Instruction</text:p>
          </table:table-cell>
          <table:table-cell table:style-name="Tabela139.C1" office:value-type="string">
            <text:p text:style-name="P5">CRC</text:p>
          </table:table-cell>
        </table:table-row>
      </table:table>
      <text:p text:style-name="P1"/>
      <text:p text:style-name="P1">50A. RPI pisze nowy Registered Instruction serwa</text:p>
      <table:table table:name="Tabela140" table:style-name="Tabela140">
        <table:table-column table:style-name="Tabela140.A" table:number-columns-repeated="2"/>
        <table:table-column table:style-name="Tabela140.C"/>
        <table:table-column table:style-name="Tabela140.A"/>
        <table:table-column table:style-name="Tabela140.C" table:number-columns-repeated="2"/>
        <table:table-row>
          <table:table-cell table:style-name="Tabela140.A1" office:value-type="string">
            <text:p text:style-name="P5">0x05</text:p>
          </table:table-cell>
          <table:table-cell table:style-name="Tabela140.A1" office:value-type="string">
            <text:p text:style-name="P5">ZAPISZ</text:p>
          </table:table-cell>
          <table:table-cell table:style-name="Tabela140.A1" office:value-type="string">
            <text:p text:style-name="P5">0x2C</text:p>
          </table:table-cell>
          <table:table-cell table:style-name="Tabela140.A1" office:value-type="string">
            <text:p text:style-name="P5">ID</text:p>
          </table:table-cell>
          <table:table-cell table:style-name="Tabela140.A1" office:value-type="string">
            <text:p text:style-name="P5">Nowy RI</text:p>
          </table:table-cell>
          <table:table-cell table:style-name="Tabela140.F1" office:value-type="string">
            <text:p text:style-name="P5">CRC</text:p>
          </table:table-cell>
        </table:table-row>
      </table:table>
      <text:p text:style-name="P1">50B. STM odpowiada:</text:p>
      <table:table table:name="Tabela141" table:style-name="Tabela141">
        <table:table-column table:style-name="Tabela141.A" table:number-columns-repeated="2"/>
        <table:table-column table:style-name="Tabela141.C"/>
        <text:soft-page-break/>
        <table:table-row>
          <table:table-cell table:style-name="Tabela141.A1" office:value-type="string">
            <text:p text:style-name="P5">0x2C</text:p>
          </table:table-cell>
          <table:table-cell table:style-name="Tabela141.A1" office:value-type="string">
            <text:p text:style-name="P5">Kod błędu</text:p>
          </table:table-cell>
          <table:table-cell table:style-name="Tabela141.C1" office:value-type="string">
            <text:p text:style-name="P5">CRC</text:p>
          </table:table-cell>
        </table:table-row>
      </table:table>
      <text:p text:style-name="P1"/>
      <text:p text:style-name="P1">51A. RPI pyta o Moving serwa</text:p>
      <table:table table:name="Tabela142" table:style-name="Tabela142">
        <table:table-column table:style-name="Tabela142.A" table:number-columns-repeated="2"/>
        <table:table-column table:style-name="Tabela142.C"/>
        <table:table-column table:style-name="Tabela142.A"/>
        <table:table-column table:style-name="Tabela142.E"/>
        <table:table-row>
          <table:table-cell table:style-name="Tabela142.A1" office:value-type="string">
            <text:p text:style-name="P5">0x04</text:p>
          </table:table-cell>
          <table:table-cell table:style-name="Tabela142.A1" office:value-type="string">
            <text:p text:style-name="P5">CZYTAJ</text:p>
          </table:table-cell>
          <table:table-cell table:style-name="Tabela142.A1" office:value-type="string">
            <text:p text:style-name="P5">0x2E</text:p>
          </table:table-cell>
          <table:table-cell table:style-name="Tabela142.A1" office:value-type="string">
            <text:p text:style-name="P5">ID</text:p>
          </table:table-cell>
          <table:table-cell table:style-name="Tabela142.E1" office:value-type="string">
            <text:p text:style-name="P5">CRC</text:p>
          </table:table-cell>
        </table:table-row>
      </table:table>
      <text:p text:style-name="P1">51B. STM odpowiada:</text:p>
      <table:table table:name="Tabela143" table:style-name="Tabela143">
        <table:table-column table:style-name="Tabela143.A" table:number-columns-repeated="2"/>
        <table:table-column table:style-name="Tabela143.C"/>
        <table:table-row>
          <table:table-cell table:style-name="Tabela143.A1" office:value-type="string">
            <text:p text:style-name="P5">0x2E</text:p>
          </table:table-cell>
          <table:table-cell table:style-name="Tabela143.A1" office:value-type="string">
            <text:p text:style-name="P4">Moving</text:p>
          </table:table-cell>
          <table:table-cell table:style-name="Tabela143.C1" office:value-type="string">
            <text:p text:style-name="P5">CRC</text:p>
          </table:table-cell>
        </table:table-row>
      </table:table>
      <text:p text:style-name="P1"/>
      <text:p text:style-name="P1">49A. RPI pyta o Lock serwa</text:p>
      <table:table table:name="Tabela144" table:style-name="Tabela144">
        <table:table-column table:style-name="Tabela144.A" table:number-columns-repeated="2"/>
        <table:table-column table:style-name="Tabela144.C"/>
        <table:table-column table:style-name="Tabela144.A"/>
        <table:table-column table:style-name="Tabela144.E"/>
        <table:table-row>
          <table:table-cell table:style-name="Tabela144.A1" office:value-type="string">
            <text:p text:style-name="P5">0x04</text:p>
          </table:table-cell>
          <table:table-cell table:style-name="Tabela144.A1" office:value-type="string">
            <text:p text:style-name="P5">CZYTAJ</text:p>
          </table:table-cell>
          <table:table-cell table:style-name="Tabela144.A1" office:value-type="string">
            <text:p text:style-name="P5">0x2F</text:p>
          </table:table-cell>
          <table:table-cell table:style-name="Tabela144.A1" office:value-type="string">
            <text:p text:style-name="P5">ID</text:p>
          </table:table-cell>
          <table:table-cell table:style-name="Tabela144.E1" office:value-type="string">
            <text:p text:style-name="P5">CRC</text:p>
          </table:table-cell>
        </table:table-row>
      </table:table>
      <text:p text:style-name="P1">49B. STM odpowiada:</text:p>
      <table:table table:name="Tabela145" table:style-name="Tabela145">
        <table:table-column table:style-name="Tabela145.A" table:number-columns-repeated="2"/>
        <table:table-column table:style-name="Tabela145.C"/>
        <table:table-row>
          <table:table-cell table:style-name="Tabela145.A1" office:value-type="string">
            <text:p text:style-name="P5">0x2F</text:p>
          </table:table-cell>
          <table:table-cell table:style-name="Tabela145.A1" office:value-type="string">
            <text:p text:style-name="P4">Lock</text:p>
          </table:table-cell>
          <table:table-cell table:style-name="Tabela145.C1" office:value-type="string">
            <text:p text:style-name="P5">CRC</text:p>
          </table:table-cell>
        </table:table-row>
      </table:table>
      <text:p text:style-name="P1"/>
      <text:p text:style-name="P1">50A. RPI pisze nowy Lock serwa</text:p>
      <table:table table:name="Tabela146" table:style-name="Tabela146">
        <table:table-column table:style-name="Tabela146.A" table:number-columns-repeated="2"/>
        <table:table-column table:style-name="Tabela146.C"/>
        <table:table-column table:style-name="Tabela146.A"/>
        <table:table-column table:style-name="Tabela146.C" table:number-columns-repeated="2"/>
        <table:table-row>
          <table:table-cell table:style-name="Tabela146.A1" office:value-type="string">
            <text:p text:style-name="P5">0x05</text:p>
          </table:table-cell>
          <table:table-cell table:style-name="Tabela146.A1" office:value-type="string">
            <text:p text:style-name="P5">ZAPISZ</text:p>
          </table:table-cell>
          <table:table-cell table:style-name="Tabela146.A1" office:value-type="string">
            <text:p text:style-name="P5">0x2F</text:p>
          </table:table-cell>
          <table:table-cell table:style-name="Tabela146.A1" office:value-type="string">
            <text:p text:style-name="P5">ID</text:p>
          </table:table-cell>
          <table:table-cell table:style-name="Tabela146.A1" office:value-type="string">
            <text:p text:style-name="P5">Nowy Lock</text:p>
          </table:table-cell>
          <table:table-cell table:style-name="Tabela146.F1" office:value-type="string">
            <text:p text:style-name="P5">CRC</text:p>
          </table:table-cell>
        </table:table-row>
      </table:table>
      <text:p text:style-name="P1">50B. STM odpowiada:</text:p>
      <table:table table:name="Tabela147" table:style-name="Tabela147">
        <table:table-column table:style-name="Tabela147.A" table:number-columns-repeated="2"/>
        <table:table-column table:style-name="Tabela147.C"/>
        <table:table-row>
          <table:table-cell table:style-name="Tabela147.A1" office:value-type="string">
            <text:p text:style-name="P5">0x2F</text:p>
          </table:table-cell>
          <table:table-cell table:style-name="Tabela147.A1" office:value-type="string">
            <text:p text:style-name="P5">Kod błędu</text:p>
          </table:table-cell>
          <table:table-cell table:style-name="Tabela147.C1" office:value-type="string">
            <text:p text:style-name="P5">CRC</text:p>
          </table:table-cell>
        </table:table-row>
      </table:table>
      <text:p text:style-name="P1"/>
      <text:p text:style-name="P1">51A. RPI pyta o Punch serwa</text:p>
      <table:table table:name="Tabela148" table:style-name="Tabela148">
        <table:table-column table:style-name="Tabela148.A" table:number-columns-repeated="2"/>
        <table:table-column table:style-name="Tabela148.C"/>
        <table:table-column table:style-name="Tabela148.A"/>
        <table:table-column table:style-name="Tabela148.E"/>
        <table:table-row>
          <table:table-cell table:style-name="Tabela148.A1" office:value-type="string">
            <text:p text:style-name="P5">0x04</text:p>
          </table:table-cell>
          <table:table-cell table:style-name="Tabela148.A1" office:value-type="string">
            <text:p text:style-name="P5">CZYTAJ</text:p>
          </table:table-cell>
          <table:table-cell table:style-name="Tabela148.A1" office:value-type="string">
            <text:p text:style-name="P5">0x30</text:p>
          </table:table-cell>
          <table:table-cell table:style-name="Tabela148.A1" office:value-type="string">
            <text:p text:style-name="P5">ID</text:p>
          </table:table-cell>
          <table:table-cell table:style-name="Tabela148.E1" office:value-type="string">
            <text:p text:style-name="P5">CRC</text:p>
          </table:table-cell>
        </table:table-row>
      </table:table>
      <text:p text:style-name="P1">51B. STM odpowiada:</text:p>
      <table:table table:name="Tabela149" table:style-name="Tabela149">
        <table:table-column table:style-name="Tabela149.A"/>
        <table:table-column table:style-name="Tabela149.B" table:number-columns-repeated="3"/>
        <table:table-row table:style-name="Tabela149.1">
          <table:table-cell table:style-name="Tabela149.A1" office:value-type="string">
            <text:p text:style-name="P5">0x30</text:p>
          </table:table-cell>
          <table:table-cell table:style-name="Tabela149.A1" office:value-type="string">
            <text:p text:style-name="P5">Punch L</text:p>
          </table:table-cell>
          <table:table-cell table:style-name="Tabela149.A1" office:value-type="string">
            <text:p text:style-name="P5">Punch H</text:p>
          </table:table-cell>
          <table:table-cell table:style-name="Tabela149.D1" office:value-type="string">
            <text:p text:style-name="P5">CRC</text:p>
          </table:table-cell>
        </table:table-row>
      </table:table>
      <text:p text:style-name="P1"/>
      <text:p text:style-name="P1">52A. RPI pisze Punch serwa</text:p>
      <table:table table:name="Tabela150" table:style-name="Tabela150">
        <table:table-column table:style-name="Tabela150.A" table:number-columns-repeated="2"/>
        <table:table-column table:style-name="Tabela150.C" table:number-columns-repeated="4"/>
        <table:table-column table:style-name="Tabela150.G"/>
        <table:table-row>
          <table:table-cell table:style-name="Tabela150.A1" office:value-type="string">
            <text:p text:style-name="P5">0x06</text:p>
          </table:table-cell>
          <table:table-cell table:style-name="Tabela150.A1" office:value-type="string">
            <text:p text:style-name="P5">ZAPISZ</text:p>
          </table:table-cell>
          <table:table-cell table:style-name="Tabela150.A1" office:value-type="string">
            <text:p text:style-name="P5">0x30</text:p>
          </table:table-cell>
          <table:table-cell table:style-name="Tabela150.A1" office:value-type="string">
            <text:p text:style-name="P5">ID</text:p>
          </table:table-cell>
          <table:table-cell table:style-name="Tabela150.A1" office:value-type="string">
            <text:p text:style-name="P5">Punch L</text:p>
          </table:table-cell>
          <table:table-cell table:style-name="Tabela150.A1" office:value-type="string">
            <text:p text:style-name="P5">Punch H</text:p>
          </table:table-cell>
          <table:table-cell table:style-name="Tabela150.G1" office:value-type="string">
            <text:p text:style-name="P5">CRC</text:p>
          </table:table-cell>
        </table:table-row>
      </table:table>
      <text:p text:style-name="P1">52B. STM odpowiada:</text:p>
      <table:table table:name="Tabela151" table:style-name="Tabela151">
        <table:table-column table:style-name="Tabela151.A" table:number-columns-repeated="2"/>
        <table:table-column table:style-name="Tabela151.C"/>
        <table:table-row>
          <table:table-cell table:style-name="Tabela151.A1" office:value-type="string">
            <text:p text:style-name="P5">0x30</text:p>
          </table:table-cell>
          <table:table-cell table:style-name="Tabela151.A1" office:value-type="string">
            <text:p text:style-name="P5">Kod błędu</text:p>
          </table:table-cell>
          <table:table-cell table:style-name="Tabela151.C1" office:value-type="string">
            <text:p text:style-name="P5">CRC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9A. RPI pyta o pozycję wszystkich serw </text:p>
      <table:table table:name="Tabela154" table:style-name="Tabela154">
        <table:table-column table:style-name="Tabela154.A"/>
        <table:table-column table:style-name="Tabela154.B" table:number-columns-repeated="2"/>
        <table:table-column table:style-name="Tabela154.D"/>
        <table:table-row table:style-name="Tabela154.1">
          <table:table-cell table:style-name="Tabela154.A1" office:value-type="string">
            <text:p text:style-name="P5">0x03</text:p>
          </table:table-cell>
          <table:table-cell table:style-name="Tabela154.A1" office:value-type="string">
            <text:p text:style-name="P5">READ_ALL</text:p>
          </table:table-cell>
          <table:table-cell table:style-name="Tabela154.A1" office:value-type="string">
            <text:p text:style-name="P5">0x00</text:p>
          </table:table-cell>
          <table:table-cell table:style-name="Tabela154.D1" office:value-type="string">
            <text:p text:style-name="P5">CRC</text:p>
          </table:table-cell>
        </table:table-row>
      </table:table>
      <text:p text:style-name="P1">49B. STM odpowiada:</text:p>
      <table:table table:name="Tabela155" table:style-name="Tabela155">
        <table:table-column table:style-name="Tabela155.A" table:number-columns-repeated="6"/>
        <table:table-column table:style-name="Tabela155.G"/>
        <table:table-row>
          <table:table-cell table:style-name="Tabela155.A1" office:value-type="string">
            <text:p text:style-name="P5">0x00</text:p>
          </table:table-cell>
          <table:table-cell table:style-name="Tabela155.A1" office:value-type="string">
            <text:p text:style-name="P5">POS1 L</text:p>
          </table:table-cell>
          <table:table-cell table:style-name="Tabela155.A1" office:value-type="string">
            <text:p text:style-name="P5">POS1 H</text:p>
          </table:table-cell>
          <table:table-cell table:style-name="Tabela155.A1" office:value-type="string">
            <text:p text:style-name="P5">…</text:p>
          </table:table-cell>
          <table:table-cell table:style-name="Tabela155.A1" office:value-type="string">
            <text:p text:style-name="P5">POS18 L</text:p>
          </table:table-cell>
          <table:table-cell table:style-name="Tabela155.A1" office:value-type="string">
            <text:p text:style-name="P5">POS18 H</text:p>
          </table:table-cell>
          <table:table-cell table:style-name="Tabela155.G1" office:value-type="string">
            <text:p text:style-name="P5">CRC</text:p>
          </table:table-cell>
        </table:table-row>
      </table:table>
      <text:p text:style-name="P1"/>
      <text:p text:style-name="P1"/>
      <text:p text:style-name="P1"/>
      <text:p text:style-name="P1">49A. RPI pyta o pozycję, prędkość i obciążenie wszystkich serw </text:p>
      <table:table table:name="Tabela156" table:style-name="Tabela156">
        <table:table-column table:style-name="Tabela156.A"/>
        <table:table-column table:style-name="Tabela156.B" table:number-columns-repeated="2"/>
        <table:table-column table:style-name="Tabela156.D"/>
        <table:table-row table:style-name="Tabela156.1">
          <table:table-cell table:style-name="Tabela156.A1" office:value-type="string">
            <text:p text:style-name="P5">0x03</text:p>
          </table:table-cell>
          <table:table-cell table:style-name="Tabela156.A1" office:value-type="string">
            <text:p text:style-name="P5">READ_ALL</text:p>
          </table:table-cell>
          <table:table-cell table:style-name="Tabela156.A1" office:value-type="string">
            <text:p text:style-name="P5">0x01</text:p>
          </table:table-cell>
          <table:table-cell table:style-name="Tabela156.D1" office:value-type="string">
            <text:p text:style-name="P5">CRC</text:p>
          </table:table-cell>
        </table:table-row>
      </table:table>
      <text:p text:style-name="P1">49B. STM odpowiada:</text:p>
      <table:table table:name="Tabela157" table:style-name="Tabela157">
        <table:table-column table:style-name="Tabela157.A" table:number-columns-repeated="15"/>
        <table:table-row>
          <table:table-cell table:style-name="Tabela157.A1" office:value-type="string">
            <text:p text:style-name="P6">0x01</text:p>
          </table:table-cell>
          <table:table-cell table:style-name="Tabela157.A1" office:value-type="string">
            <text:p text:style-name="P6">POS1 L</text:p>
          </table:table-cell>
          <table:table-cell table:style-name="Tabela157.A1" office:value-type="string">
            <text:p text:style-name="P6">POS1 H</text:p>
          </table:table-cell>
          <table:table-cell table:style-name="Tabela157.A1" office:value-type="string">
            <text:p text:style-name="P6">SPEED1 L</text:p>
          </table:table-cell>
          <table:table-cell table:style-name="Tabela157.A1" office:value-type="string">
            <text:p text:style-name="P6">SPEED1 H</text:p>
          </table:table-cell>
          <table:table-cell table:style-name="Tabela157.A1" office:value-type="string">
            <text:p text:style-name="P6">LOAD1 L</text:p>
          </table:table-cell>
          <table:table-cell table:style-name="Tabela157.A1" office:value-type="string">
            <text:p text:style-name="P6">LOAD1 H</text:p>
          </table:table-cell>
          <table:table-cell table:style-name="Tabela157.A1" office:value-type="string">
            <text:p text:style-name="P7">…</text:p>
          </table:table-cell>
          <table:table-cell table:style-name="Tabela157.A1" office:value-type="string">
            <text:p text:style-name="P6">POS18 L</text:p>
          </table:table-cell>
          <table:table-cell table:style-name="Tabela157.A1" office:value-type="string">
            <text:p text:style-name="P6">POS18 H</text:p>
          </table:table-cell>
          <table:table-cell table:style-name="Tabela157.A1" office:value-type="string">
            <text:p text:style-name="P6">SPEED18 L</text:p>
          </table:table-cell>
          <table:table-cell table:style-name="Tabela157.A1" office:value-type="string">
            <text:p text:style-name="P6">SPEED18 H</text:p>
          </table:table-cell>
          <table:table-cell table:style-name="Tabela157.A1" office:value-type="string">
            <text:p text:style-name="P6">LOAD18 L</text:p>
          </table:table-cell>
          <table:table-cell table:style-name="Tabela157.A1" office:value-type="string">
            <text:p text:style-name="P6">LOAD18 H</text:p>
          </table:table-cell>
          <table:table-cell table:style-name="Tabela157.O1" office:value-type="string">
            <text:p text:style-name="P6">CRC</text:p>
          </table:table-cell>
        </table:table-row>
      </table:table>
      <text:p text:style-name="P1"><text:soft-page-break/></text:p>
      <text:p text:style-name="P1"/>
      <text:p text:style-name="P1"/>
      <text:p text:style-name="P1">49A. RPI pyta o pozycję <text:span text:style-name="T1">I flag</text:span><text:span text:style-name="T2">ę zajętości</text:span> wszystkich serw </text:p>
      <table:table table:name="Tabela158" table:style-name="Tabela158">
        <table:table-column table:style-name="Tabela158.A"/>
        <table:table-column table:style-name="Tabela158.B" table:number-columns-repeated="2"/>
        <table:table-column table:style-name="Tabela158.D"/>
        <table:table-row table:style-name="Tabela158.1">
          <table:table-cell table:style-name="Tabela158.A1" office:value-type="string">
            <text:p text:style-name="P5">0x03</text:p>
          </table:table-cell>
          <table:table-cell table:style-name="Tabela158.A1" office:value-type="string">
            <text:p text:style-name="P5">READ_ALL</text:p>
          </table:table-cell>
          <table:table-cell table:style-name="Tabela158.A1" office:value-type="string">
            <text:p text:style-name="P5">0x0<text:span text:style-name="T1">2</text:span></text:p>
          </table:table-cell>
          <table:table-cell table:style-name="Tabela158.D1" office:value-type="string">
            <text:p text:style-name="P5">CRC</text:p>
          </table:table-cell>
        </table:table-row>
      </table:table>
      <text:p text:style-name="P1">49B. STM odpowiada:</text:p>
      <table:table table:name="Tabela159" table:style-name="Tabela159">
        <table:table-column table:style-name="Tabela159.A" table:number-columns-repeated="8"/>
        <table:table-column table:style-name="Tabela159.I"/>
        <table:table-row>
          <table:table-cell table:style-name="Tabela159.A1" office:value-type="string">
            <text:p text:style-name="P5">0x02</text:p>
          </table:table-cell>
          <table:table-cell table:style-name="Tabela159.A1" office:value-type="string">
            <text:p text:style-name="P5">POS1 L</text:p>
          </table:table-cell>
          <table:table-cell table:style-name="Tabela159.A1" office:value-type="string">
            <text:p text:style-name="P5">POS1 H</text:p>
          </table:table-cell>
          <table:table-cell table:style-name="Tabela159.A1" office:value-type="string">
            <text:p text:style-name="P5">MOV</text:p>
          </table:table-cell>
          <table:table-cell table:style-name="Tabela159.A1" office:value-type="string">
            <text:p text:style-name="P5">…</text:p>
          </table:table-cell>
          <table:table-cell table:style-name="Tabela159.A1" office:value-type="string">
            <text:p text:style-name="P5">POS18 L</text:p>
          </table:table-cell>
          <table:table-cell table:style-name="Tabela159.A1" office:value-type="string">
            <text:p text:style-name="P5">POS18 H</text:p>
          </table:table-cell>
          <table:table-cell table:style-name="Tabela159.A1" office:value-type="string">
            <text:p text:style-name="P5">MOV18</text:p>
          </table:table-cell>
          <table:table-cell table:style-name="Tabela159.I1" office:value-type="string">
            <text:p text:style-name="P5">CRC</text:p>
          </table:table-cell>
        </table:table-row>
      </table:table>
      <text:p text:style-name="P1"/>
      <text:p text:style-name="P1"/>
      <text:p text:style-name="P1"/>
      <text:p text:style-name="P1">49A. RPI pyta o pozycję, prędkość, obciążenie i<text:span text:style-name="T1"> flag</text:span><text:span text:style-name="T2">ę zajętości</text:span> wszystkich serw </text:p>
      <table:table table:name="Tabela160" table:style-name="Tabela160">
        <table:table-column table:style-name="Tabela160.A"/>
        <table:table-column table:style-name="Tabela160.B" table:number-columns-repeated="2"/>
        <table:table-column table:style-name="Tabela160.D"/>
        <table:table-row table:style-name="Tabela160.1">
          <table:table-cell table:style-name="Tabela160.A1" office:value-type="string">
            <text:p text:style-name="P5">0x03</text:p>
          </table:table-cell>
          <table:table-cell table:style-name="Tabela160.A1" office:value-type="string">
            <text:p text:style-name="P5">READ_ALL</text:p>
          </table:table-cell>
          <table:table-cell table:style-name="Tabela160.A1" office:value-type="string">
            <text:p text:style-name="P5">0x0<text:span text:style-name="T2">3</text:span></text:p>
          </table:table-cell>
          <table:table-cell table:style-name="Tabela160.D1" office:value-type="string">
            <text:p text:style-name="P5">CRC</text:p>
          </table:table-cell>
        </table:table-row>
      </table:table>
      <text:p text:style-name="P1">49B. STM odpowiada:</text:p>
      <table:table table:name="Tabela161" table:style-name="Tabela161">
        <table:table-column table:style-name="Tabela161.A" table:number-columns-repeated="8"/>
        <table:table-column table:style-name="Tabela161.I"/>
        <table:table-row>
          <table:table-cell table:style-name="Tabela161.A1" office:value-type="string">
            <text:p text:style-name="P5">0x03</text:p>
          </table:table-cell>
          <table:table-cell table:style-name="Tabela161.A1" office:value-type="string">
            <text:p text:style-name="P8">POS1 L</text:p>
          </table:table-cell>
          <table:table-cell table:style-name="Tabela161.A1" office:value-type="string">
            <text:p text:style-name="P8">POS1 H</text:p>
          </table:table-cell>
          <table:table-cell table:style-name="Tabela161.A1" office:value-type="string">
            <text:p text:style-name="P8">SPEED1 L</text:p>
          </table:table-cell>
          <table:table-cell table:style-name="Tabela161.A1" office:value-type="string">
            <text:p text:style-name="P8">SPEED1 H</text:p>
          </table:table-cell>
          <table:table-cell table:style-name="Tabela161.A1" office:value-type="string">
            <text:p text:style-name="P8">LOAD1 L</text:p>
          </table:table-cell>
          <table:table-cell table:style-name="Tabela161.A1" office:value-type="string">
            <text:p text:style-name="P8">LOAD1 H</text:p>
          </table:table-cell>
          <table:table-cell table:style-name="Tabela161.A1" office:value-type="string">
            <text:p text:style-name="P8">MOV1</text:p>
          </table:table-cell>
          <table:table-cell table:style-name="Tabela161.I1" office:value-type="string">
            <text:p text:style-name="P8">…</text:p>
          </table:table-cell>
        </table:table-row>
      </table:table>
      <table:table table:name="Tabela162" table:style-name="Tabela162">
        <table:table-column table:style-name="Tabela162.A" table:number-columns-repeated="7"/>
        <table:table-column table:style-name="Tabela162.H"/>
        <table:table-row>
          <table:table-cell table:style-name="Tabela162.A1" office:value-type="string">
            <text:p text:style-name="P9">POS18L</text:p>
          </table:table-cell>
          <table:table-cell table:style-name="Tabela162.A1" office:value-type="string">
            <text:p text:style-name="P9">POS18 H</text:p>
          </table:table-cell>
          <table:table-cell table:style-name="Tabela162.A1" office:value-type="string">
            <text:p text:style-name="P9">SPEED18 L</text:p>
          </table:table-cell>
          <table:table-cell table:style-name="Tabela162.A1" office:value-type="string">
            <text:p text:style-name="P9">SPEED18 H</text:p>
          </table:table-cell>
          <table:table-cell table:style-name="Tabela162.A1" office:value-type="string">
            <text:p text:style-name="P9">LOAD18 L</text:p>
          </table:table-cell>
          <table:table-cell table:style-name="Tabela162.A1" office:value-type="string">
            <text:p text:style-name="P9">LOAD18 H</text:p>
          </table:table-cell>
          <table:table-cell table:style-name="Tabela162.A1" office:value-type="string">
            <text:p text:style-name="P9">MOV18</text:p>
          </table:table-cell>
          <table:table-cell table:style-name="Tabela162.H1" office:value-type="string">
            <text:p text:style-name="P9">CRC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>49A. RPI pisze pozycję wszystkich serw</text:p>
      <table:table table:name="Tabela163" table:style-name="Tabela163">
        <table:table-column table:style-name="Tabela163.A" table:number-columns-repeated="8"/>
        <table:table-column table:style-name="Tabela163.I"/>
        <table:table-row>
          <table:table-cell table:style-name="Tabela163.A1" office:value-type="string">
            <text:p text:style-name="P10">0x27</text:p>
          </table:table-cell>
          <table:table-cell table:style-name="Tabela163.A1" office:value-type="string">
            <text:p text:style-name="P10">WRITE_ALL</text:p>
          </table:table-cell>
          <table:table-cell table:style-name="Tabela163.A1" office:value-type="string">
            <text:p text:style-name="P10">0x00</text:p>
          </table:table-cell>
          <table:table-cell table:style-name="Tabela163.A1" office:value-type="string">
            <text:p text:style-name="P10">POS1 L</text:p>
          </table:table-cell>
          <table:table-cell table:style-name="Tabela163.A1" office:value-type="string">
            <text:p text:style-name="P10">POS1 H</text:p>
          </table:table-cell>
          <table:table-cell table:style-name="Tabela163.A1" office:value-type="string">
            <text:p text:style-name="P10">…</text:p>
          </table:table-cell>
          <table:table-cell table:style-name="Tabela163.A1" office:value-type="string">
            <text:p text:style-name="P10">POS18 L</text:p>
          </table:table-cell>
          <table:table-cell table:style-name="Tabela163.A1" office:value-type="string">
            <text:p text:style-name="P10">POS18 H</text:p>
          </table:table-cell>
          <table:table-cell table:style-name="Tabela163.I1" office:value-type="string">
            <text:p text:style-name="P10">CRC</text:p>
          </table:table-cell>
        </table:table-row>
      </table:table>
      <text:p text:style-name="P1">49B. STM odpowiada:</text:p>
      <table:table table:name="Tabela164" table:style-name="Tabela164">
        <table:table-column table:style-name="Tabela164.A" table:number-columns-repeated="2"/>
        <table:table-column table:style-name="Tabela164.C"/>
        <table:table-row>
          <table:table-cell table:style-name="Tabela164.A1" office:value-type="string">
            <text:p text:style-name="P5">0x00</text:p>
          </table:table-cell>
          <table:table-cell table:style-name="Tabela164.A1" office:value-type="string">
            <text:p text:style-name="P5">Kod błędu</text:p>
          </table:table-cell>
          <table:table-cell table:style-name="Tabela164.C1" office:value-type="string">
            <text:p text:style-name="P5">CRC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9A. RPI czyta pozycję microswitchy:</text:p>
      <table:table table:name="Tabela14" table:style-name="Tabela14">
        <table:table-column table:style-name="Tabela14.A"/>
        <table:table-column table:style-name="Tabela14.B" table:number-columns-repeated="3"/>
        <table:table-row>
          <table:table-cell table:style-name="Tabela14.A1" office:value-type="string">
            <text:p text:style-name="P5">0x03</text:p>
          </table:table-cell>
          <table:table-cell table:style-name="Tabela14.A1" office:value-type="string">
            <text:p text:style-name="P5">CZYTAJ</text:p>
          </table:table-cell>
          <table:table-cell table:style-name="Tabela14.A1" office:value-type="string">
            <text:p text:style-name="P5">0x90</text:p>
          </table:table-cell>
          <table:table-cell table:style-name="Tabela14.D1" office:value-type="string">
            <text:p text:style-name="P5">CRC</text:p>
          </table:table-cell>
        </table:table-row>
      </table:table>
      <text:p text:style-name="Standard">9B. STM odpowiada:</text:p>
      <table:table table:name="Tabela15" table:style-name="Tabela15">
        <table:table-column table:style-name="Tabela15.A" table:number-columns-repeated="2"/>
        <table:table-column table:style-name="Tabela15.C"/>
        <table:table-row>
          <table:table-cell table:style-name="Tabela15.A1" office:value-type="string">
            <text:p text:style-name="P5">0x90</text:p>
          </table:table-cell>
          <table:table-cell table:style-name="Tabela15.A1" office:value-type="string">
            <text:p text:style-name="P5">POZYCJA</text:p>
          </table:table-cell>
          <table:table-cell table:style-name="Tabela15.C1" office:value-type="string">
            <text:p text:style-name="P5">CRC</text:p>
          </table:table-cell>
        </table:table-row>
      </table:table>
      <text:p text:style-name="P1">Bajt POZYCJA jest tworzony w ten sposób, że każdy bit odpowiada stanowi pozycję odpowiedniego microswitcha.</text:p>
      <text:p text:style-name="Standard">1A. RPI pyta o Sonary binarnie:</text:p>
      <table:table table:name="Tabela20" table:style-name="Tabela20">
        <table:table-column table:style-name="Tabela20.A"/>
        <table:table-column table:style-name="Tabela20.B" table:number-columns-repeated="3"/>
        <table:table-row>
          <table:table-cell table:style-name="Tabela20.A1" office:value-type="string">
            <text:p text:style-name="P5">0x03</text:p>
          </table:table-cell>
          <table:table-cell table:style-name="Tabela20.A1" office:value-type="string">
            <text:p text:style-name="P5">CZYTAJ</text:p>
          </table:table-cell>
          <table:table-cell table:style-name="Tabela20.A1" office:value-type="string">
            <text:p text:style-name="P5">0x10</text:p>
          </table:table-cell>
          <table:table-cell table:style-name="Tabela20.D1" office:value-type="string">
            <text:p text:style-name="P5">CRC</text:p>
          </table:table-cell>
        </table:table-row>
      </table:table>
      <text:p text:style-name="Standard">1B. STM odpowiada:</text:p>
      <table:table table:name="Tabela21" table:style-name="Tabela21">
        <table:table-column table:style-name="Tabela21.A" table:number-columns-repeated="5"/>
        <table:table-column table:style-name="Tabela21.F"/>
        <table:table-row>
          <table:table-cell table:style-name="Tabela21.A1" office:value-type="string">
            <text:p text:style-name="P5">0x10</text:p>
          </table:table-cell>
          <table:table-cell table:style-name="Tabela21.A1" office:value-type="string">
            <text:p text:style-name="P5">MSB Przód</text:p>
          </table:table-cell>
          <table:table-cell table:style-name="Tabela21.A1" office:value-type="string">
            <text:p text:style-name="P5">LSB Przód</text:p>
          </table:table-cell>
          <table:table-cell table:style-name="Tabela21.A1" office:value-type="string">
            <text:p text:style-name="P5">MSB Tył</text:p>
          </table:table-cell>
          <table:table-cell table:style-name="Tabela21.A1" office:value-type="string">
            <text:p text:style-name="P5">LSB Tył</text:p>
          </table:table-cell>
          <table:table-cell table:style-name="Tabela21.F1" office:value-type="string">
            <text:p text:style-name="P5">CRC</text:p>
          </table:table-cell>
        </table:table-row>
      </table:table>
      <text:p text:style-name="Standard">2A. RPI pyta o Sonary w centymetrach:</text:p>
      <table:table table:name="Tabela22" table:style-name="Tabela22">
        <table:table-column table:style-name="Tabela22.A"/>
        <table:table-column table:style-name="Tabela22.B" table:number-columns-repeated="3"/>
        <table:table-row>
          <table:table-cell table:style-name="Tabela22.A1" office:value-type="string">
            <text:p text:style-name="P5">0x03</text:p>
          </table:table-cell>
          <table:table-cell table:style-name="Tabela22.A1" office:value-type="string">
            <text:p text:style-name="P5">CZYTAJ</text:p>
          </table:table-cell>
          <table:table-cell table:style-name="Tabela22.A1" office:value-type="string">
            <text:p text:style-name="P5">0x11</text:p>
          </table:table-cell>
          <table:table-cell table:style-name="Tabela22.D1" office:value-type="string">
            <text:p text:style-name="P5">CRC</text:p>
          </table:table-cell>
        </table:table-row>
      </table:table>
      <text:p text:style-name="Standard">2B. STM odpowiada:</text:p>
      <table:table table:name="Tabela23" table:style-name="Tabela23">
        <table:table-column table:style-name="Tabela23.A" table:number-columns-repeated="3"/>
        <table:table-column table:style-name="Tabela23.D"/>
        <text:soft-page-break/>
        <table:table-row>
          <table:table-cell table:style-name="Tabela23.A1" office:value-type="string">
            <text:p text:style-name="P5">0x11</text:p>
          </table:table-cell>
          <table:table-cell table:style-name="Tabela23.A1" office:value-type="string">
            <text:p text:style-name="P5">Przód</text:p>
          </table:table-cell>
          <table:table-cell table:style-name="Tabela23.A1" office:value-type="string">
            <text:p text:style-name="P5">Tył</text:p>
          </table:table-cell>
          <table:table-cell table:style-name="Tabela23.D1" office:value-type="string">
            <text:p text:style-name="P5">CRC</text:p>
          </table:table-cell>
        </table:table-row>
      </table:table>
      <text:p text:style-name="Standard">3A. RPI pyta o wszystkie Sharpy binarnie:</text:p>
      <table:table table:name="Tabela24" table:style-name="Tabela24">
        <table:table-column table:style-name="Tabela24.A"/>
        <table:table-column table:style-name="Tabela24.B" table:number-columns-repeated="3"/>
        <table:table-row table:style-name="Tabela24.1">
          <table:table-cell table:style-name="Tabela24.A1" office:value-type="string">
            <text:p text:style-name="P5">0x03</text:p>
          </table:table-cell>
          <table:table-cell table:style-name="Tabela24.A1" office:value-type="string">
            <text:p text:style-name="P5">CZYTAJ</text:p>
          </table:table-cell>
          <table:table-cell table:style-name="Tabela24.A1" office:value-type="string">
            <text:p text:style-name="P5">0x20</text:p>
          </table:table-cell>
          <table:table-cell table:style-name="Tabela24.D1" office:value-type="string">
            <text:p text:style-name="P5">CRC</text:p>
          </table:table-cell>
        </table:table-row>
      </table:table>
      <text:p text:style-name="Standard">3B. STM odpowiada:</text:p>
      <table:table table:name="Tabela25" table:style-name="Tabela25">
        <table:table-column table:style-name="Tabela25.A" table:number-columns-repeated="4"/>
        <table:table-column table:style-name="Tabela25.E"/>
        <table:table-row>
          <table:table-cell table:style-name="Tabela25.A1" office:value-type="string">
            <text:p text:style-name="P5">0x20</text:p>
          </table:table-cell>
          <table:table-cell table:style-name="Tabela25.A1" office:value-type="string">
            <text:p text:style-name="P5">MSB Pierwszy</text:p>
          </table:table-cell>
          <table:table-cell table:style-name="Tabela25.A1" office:value-type="string">
            <text:p text:style-name="P5">. . .</text:p>
          </table:table-cell>
          <table:table-cell table:style-name="Tabela25.A1" office:value-type="string">
            <text:p text:style-name="P5">LSB Szósty</text:p>
          </table:table-cell>
          <table:table-cell table:style-name="Tabela25.E1" office:value-type="string">
            <text:p text:style-name="P5">CRC</text:p>
          </table:table-cell>
        </table:table-row>
      </table:table>
      <text:p text:style-name="Standard">4A. RPI pyta o wszystkie Sharpy w centymetrach:</text:p>
      <table:table table:name="Tabela27" table:style-name="Tabela27">
        <table:table-column table:style-name="Tabela27.A"/>
        <table:table-column table:style-name="Tabela27.B" table:number-columns-repeated="3"/>
        <table:table-row table:style-name="Tabela27.1">
          <table:table-cell table:style-name="Tabela27.A1" office:value-type="string">
            <text:p text:style-name="P5">0x03</text:p>
          </table:table-cell>
          <table:table-cell table:style-name="Tabela27.A1" office:value-type="string">
            <text:p text:style-name="P5">CZYTAJ</text:p>
          </table:table-cell>
          <table:table-cell table:style-name="Tabela27.A1" office:value-type="string">
            <text:p text:style-name="P5">0x30</text:p>
          </table:table-cell>
          <table:table-cell table:style-name="Tabela27.D1" office:value-type="string">
            <text:p text:style-name="P5">CRC</text:p>
          </table:table-cell>
        </table:table-row>
      </table:table>
      <text:p text:style-name="Standard">4B. STM odpowiada:</text:p>
      <table:table table:name="Tabela26" table:style-name="Tabela26">
        <table:table-column table:style-name="Tabela26.A"/>
        <table:table-column table:style-name="Tabela26.B" table:number-columns-repeated="3"/>
        <table:table-column table:style-name="Tabela26.E"/>
        <table:table-row>
          <table:table-cell table:style-name="Tabela26.A1" office:value-type="string">
            <text:p text:style-name="P5">0x30</text:p>
          </table:table-cell>
          <table:table-cell table:style-name="Tabela26.A1" office:value-type="string">
            <text:p text:style-name="P5">Pierwszy</text:p>
          </table:table-cell>
          <table:table-cell table:style-name="Tabela26.A1" office:value-type="string">
            <text:p text:style-name="P5">. . .</text:p>
          </table:table-cell>
          <table:table-cell table:style-name="Tabela26.A1" office:value-type="string">
            <text:p text:style-name="P5">Szósty</text:p>
          </table:table-cell>
          <table:table-cell table:style-name="Tabela26.E1" office:value-type="string">
            <text:p text:style-name="P5">CRC</text:p>
          </table:table-cell>
        </table:table-row>
      </table:table>
      <text:p text:style-name="Standard">5A. RPI pyta o konkretnego (Z) Sharpa binarnie:</text:p>
      <table:table table:name="Tabela28" table:style-name="Tabela28">
        <table:table-column table:style-name="Tabela28.A"/>
        <table:table-column table:style-name="Tabela28.B" table:number-columns-repeated="3"/>
        <table:table-row table:style-name="Tabela28.1">
          <table:table-cell table:style-name="Tabela28.A1" office:value-type="string">
            <text:p text:style-name="P5">0x03</text:p>
          </table:table-cell>
          <table:table-cell table:style-name="Tabela28.A1" office:value-type="string">
            <text:p text:style-name="P5">CZYTAJ</text:p>
          </table:table-cell>
          <table:table-cell table:style-name="Tabela28.A1" office:value-type="string">
            <text:p text:style-name="P5">0x2Z</text:p>
          </table:table-cell>
          <table:table-cell table:style-name="Tabela28.D1" office:value-type="string">
            <text:p text:style-name="P5">CRC</text:p>
          </table:table-cell>
        </table:table-row>
      </table:table>
      <text:p text:style-name="Standard">5B. STM odpowiada:</text:p>
      <table:table table:name="Tabela29" table:style-name="Tabela29">
        <table:table-column table:style-name="Tabela29.A" table:number-columns-repeated="3"/>
        <table:table-column table:style-name="Tabela29.D"/>
        <table:table-row>
          <table:table-cell table:style-name="Tabela29.A1" office:value-type="string">
            <text:p text:style-name="P5">0x2Z</text:p>
          </table:table-cell>
          <table:table-cell table:style-name="Tabela29.A1" office:value-type="string">
            <text:p text:style-name="P5">MSB</text:p>
          </table:table-cell>
          <table:table-cell table:style-name="Tabela29.A1" office:value-type="string">
            <text:p text:style-name="P5">LSB</text:p>
          </table:table-cell>
          <table:table-cell table:style-name="Tabela29.D1" office:value-type="string">
            <text:p text:style-name="P5">CRC</text:p>
          </table:table-cell>
        </table:table-row>
      </table:table>
      <text:p text:style-name="Standard">6A. RPI pyta o konkretnego (Z) Sharpa w centymetrach:</text:p>
      <table:table table:name="Tabela30" table:style-name="Tabela30">
        <table:table-column table:style-name="Tabela30.A"/>
        <table:table-column table:style-name="Tabela30.B" table:number-columns-repeated="3"/>
        <table:table-row table:style-name="Tabela30.1">
          <table:table-cell table:style-name="Tabela30.A1" office:value-type="string">
            <text:p text:style-name="P5">0x03</text:p>
          </table:table-cell>
          <table:table-cell table:style-name="Tabela30.A1" office:value-type="string">
            <text:p text:style-name="P5">CZYTAJ</text:p>
          </table:table-cell>
          <table:table-cell table:style-name="Tabela30.A1" office:value-type="string">
            <text:p text:style-name="P5">0x3Z</text:p>
          </table:table-cell>
          <table:table-cell table:style-name="Tabela30.D1" office:value-type="string">
            <text:p text:style-name="P5">CRC</text:p>
          </table:table-cell>
        </table:table-row>
      </table:table>
      <text:p text:style-name="Standard">6B. STM odpowiada:</text:p>
      <table:table table:name="Tabela31" table:style-name="Tabela31">
        <table:table-column table:style-name="Tabela31.A" table:number-columns-repeated="2"/>
        <table:table-column table:style-name="Tabela31.C"/>
        <table:table-row table:style-name="Tabela31.1">
          <table:table-cell table:style-name="Tabela31.A1" office:value-type="string">
            <text:p text:style-name="P5">0x3Z</text:p>
          </table:table-cell>
          <table:table-cell table:style-name="Tabela31.A1" office:value-type="string">
            <text:p text:style-name="P5">Odległość</text:p>
          </table:table-cell>
          <table:table-cell table:style-name="Tabela31.C1" office:value-type="string">
            <text:p text:style-name="P5">CRC</text:p>
          </table:table-cell>
        </table:table-row>
      </table:table>
      <text:p text:style-name="Standard">7A. RPI pyta o wszystkie czujniki podłogi binarnie:</text:p>
      <table:table table:name="Tabela32" table:style-name="Tabela32">
        <table:table-column table:style-name="Tabela32.A"/>
        <table:table-column table:style-name="Tabela32.B" table:number-columns-repeated="3"/>
        <table:table-row table:style-name="Tabela32.1">
          <table:table-cell table:style-name="Tabela32.A1" office:value-type="string">
            <text:p text:style-name="P5">0x03</text:p>
          </table:table-cell>
          <table:table-cell table:style-name="Tabela32.A1" office:value-type="string">
            <text:p text:style-name="P5">CZYTAJ</text:p>
          </table:table-cell>
          <table:table-cell table:style-name="Tabela32.A1" office:value-type="string">
            <text:p text:style-name="P5">0x40</text:p>
          </table:table-cell>
          <table:table-cell table:style-name="Tabela32.D1" office:value-type="string">
            <text:p text:style-name="P5">CRC</text:p>
          </table:table-cell>
        </table:table-row>
      </table:table>
      <text:p text:style-name="Standard">7B. STM odpowiada:</text:p>
      <table:table table:name="Tabela33" table:style-name="Tabela33">
        <table:table-column table:style-name="Tabela33.A" table:number-columns-repeated="4"/>
        <table:table-column table:style-name="Tabela33.E"/>
        <table:table-row>
          <table:table-cell table:style-name="Tabela33.A1" office:value-type="string">
            <text:p text:style-name="P5">0x40</text:p>
          </table:table-cell>
          <table:table-cell table:style-name="Tabela33.A1" office:value-type="string">
            <text:p text:style-name="P5">MSB Pierwszy</text:p>
          </table:table-cell>
          <table:table-cell table:style-name="Tabela33.A1" office:value-type="string">
            <text:p text:style-name="P5">. . .</text:p>
          </table:table-cell>
          <table:table-cell table:style-name="Tabela33.A1" office:value-type="string">
            <text:p text:style-name="P5">LSB Czwarty</text:p>
          </table:table-cell>
          <table:table-cell table:style-name="Tabela33.E1" office:value-type="string">
            <text:p text:style-name="P5">CRC</text:p>
          </table:table-cell>
        </table:table-row>
      </table:table>
      <text:p text:style-name="Standard">8A. RPI pyta o wszystkie czujniki podłogi w centymetrach:</text:p>
      <table:table table:name="Tabela34" table:style-name="Tabela34">
        <table:table-column table:style-name="Tabela34.A"/>
        <table:table-column table:style-name="Tabela34.B" table:number-columns-repeated="3"/>
        <table:table-row table:style-name="Tabela34.1">
          <table:table-cell table:style-name="Tabela34.A1" office:value-type="string">
            <text:p text:style-name="P5">0x03</text:p>
          </table:table-cell>
          <table:table-cell table:style-name="Tabela34.A1" office:value-type="string">
            <text:p text:style-name="P5">CZYTAJ</text:p>
          </table:table-cell>
          <table:table-cell table:style-name="Tabela34.A1" office:value-type="string">
            <text:p text:style-name="P5">0x50</text:p>
          </table:table-cell>
          <table:table-cell table:style-name="Tabela34.D1" office:value-type="string">
            <text:p text:style-name="P5">CRC</text:p>
          </table:table-cell>
        </table:table-row>
      </table:table>
      <text:p text:style-name="Standard">8B. STM odpowiada:</text:p>
      <table:table table:name="Tabela36" table:style-name="Tabela36">
        <table:table-column table:style-name="Tabela36.A" table:number-columns-repeated="4"/>
        <table:table-column table:style-name="Tabela36.E"/>
        <table:table-row>
          <table:table-cell table:style-name="Tabela36.A1" office:value-type="string">
            <text:p text:style-name="P5">0x50</text:p>
          </table:table-cell>
          <table:table-cell table:style-name="Tabela36.A1" office:value-type="string">
            <text:p text:style-name="P5">Pierwszy</text:p>
          </table:table-cell>
          <table:table-cell table:style-name="Tabela36.A1" office:value-type="string">
            <text:p text:style-name="P5">. . .</text:p>
          </table:table-cell>
          <table:table-cell table:style-name="Tabela36.A1" office:value-type="string">
            <text:p text:style-name="P5">Czwarty</text:p>
          </table:table-cell>
          <table:table-cell table:style-name="Tabela36.E1" office:value-type="string">
            <text:p text:style-name="P5">CRC</text:p>
          </table:table-cell>
        </table:table-row>
      </table:table>
      <text:p text:style-name="Standard">9A. RPI pyta o konkretny (Z) czujnik podłogi binarnie</text:p>
      <table:table table:name="Tabela35" table:style-name="Tabela35">
        <table:table-column table:style-name="Tabela35.A"/>
        <table:table-column table:style-name="Tabela35.B" table:number-columns-repeated="3"/>
        <table:table-row table:style-name="Tabela35.1">
          <table:table-cell table:style-name="Tabela35.A1" office:value-type="string">
            <text:p text:style-name="P5">0x03</text:p>
          </table:table-cell>
          <table:table-cell table:style-name="Tabela35.A1" office:value-type="string">
            <text:p text:style-name="P5">CZYTAJ</text:p>
          </table:table-cell>
          <table:table-cell table:style-name="Tabela35.A1" office:value-type="string">
            <text:p text:style-name="P5">0x4Z</text:p>
          </table:table-cell>
          <table:table-cell table:style-name="Tabela35.D1" office:value-type="string">
            <text:p text:style-name="P5">CRC</text:p>
          </table:table-cell>
        </table:table-row>
      </table:table>
      <text:p text:style-name="Standard">9B. STM odpowiada:</text:p>
      <table:table table:name="Tabela37" table:style-name="Tabela37">
        <table:table-column table:style-name="Tabela37.A" table:number-columns-repeated="3"/>
        <table:table-column table:style-name="Tabela37.D"/>
        <table:table-row>
          <table:table-cell table:style-name="Tabela37.A1" office:value-type="string">
            <text:p text:style-name="P5">0x4Z</text:p>
          </table:table-cell>
          <table:table-cell table:style-name="Tabela37.A1" office:value-type="string">
            <text:p text:style-name="P5">MSB</text:p>
          </table:table-cell>
          <table:table-cell table:style-name="Tabela37.A1" office:value-type="string">
            <text:p text:style-name="P5">LSB</text:p>
          </table:table-cell>
          <table:table-cell table:style-name="Tabela37.D1" office:value-type="string">
            <text:p text:style-name="P5">CRC</text:p>
          </table:table-cell>
        </table:table-row>
      </table:table>
      <text:p text:style-name="Standard">10A. RPI pyta o konkretny (Z) czujnik podłogi w centymetrach:</text:p>
      <table:table table:name="Tabela38" table:style-name="Tabela38">
        <table:table-column table:style-name="Tabela38.A"/>
        <table:table-column table:style-name="Tabela38.B" table:number-columns-repeated="3"/>
        <table:table-row table:style-name="Tabela38.1">
          <table:table-cell table:style-name="Tabela38.A1" office:value-type="string">
            <text:p text:style-name="P5">0x03</text:p>
          </table:table-cell>
          <table:table-cell table:style-name="Tabela38.A1" office:value-type="string">
            <text:p text:style-name="P5">CZYTAJ</text:p>
          </table:table-cell>
          <table:table-cell table:style-name="Tabela38.A1" office:value-type="string">
            <text:p text:style-name="P5">0x5Z</text:p>
          </table:table-cell>
          <table:table-cell table:style-name="Tabela38.D1" office:value-type="string">
            <text:p text:style-name="P5">CRC</text:p>
          </table:table-cell>
        </table:table-row>
      </table:table>
      <text:p text:style-name="Standard">10B. STM odpowiada:</text:p>
      <table:table table:name="Tabela39" table:style-name="Tabela39">
        <table:table-column table:style-name="Tabela39.A" table:number-columns-repeated="2"/>
        <table:table-column table:style-name="Tabela39.C"/>
        <table:table-row table:style-name="Tabela39.1">
          <table:table-cell table:style-name="Tabela39.A1" office:value-type="string">
            <text:p text:style-name="P5">0x5Z</text:p>
          </table:table-cell>
          <table:table-cell table:style-name="Tabela39.A1" office:value-type="string">
            <text:p text:style-name="P5">Odległość</text:p>
          </table:table-cell>
          <table:table-cell table:style-name="Tabela39.C1" office:value-type="string">
            <text:p text:style-name="P5">CR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9T18:35:45.59</meta:creation-date>
    <meta:editing-duration>PT16H26M45S</meta:editing-duration>
    <meta:editing-cycles>111</meta:editing-cycles>
    <meta:generator>OpenOffice.org/3.4.1$Win32 OpenOffice.org_project/341m1$Build-9593</meta:generator>
    <dc:date>2016-04-29T21:28:19.02</dc:date>
    <meta:document-statistic meta:table-count="148" meta:image-count="0" meta:object-count="0" meta:page-count="10" meta:paragraph-count="834" meta:word-count="1857" meta:character-count="9374"/>
  </office:meta>
</office:document-meta>
</file>